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eap" table:style-name="ta1">
        <table:shapes>
          <draw:frame draw:z-index="0" draw:style-name="gr1" draw:text-style-name="P1" svg:width="159.99mm" svg:height="89.99mm" svg:x="22.33mm" svg:y="76.09mm">
            <loext:p draw:notify-on-update-of-ranges="Heap.A1:Heap.A1 Heap.A2:Heap.A16 Heap.B1:Heap.B1 Heap.B2:Heap.B16 Heap.A1:Heap.A1 Heap.A2:Heap.A16 Heap.C1:Heap.C1 Heap.C2:Heap.C16 Heap.A1:Heap.A1 Heap.A2:Heap.A16 Heap.D1:Heap.D1 Heap.D2:Heap.D16 Heap.A1:Heap.A1 Heap.A2:Heap.A16 Heap.E1:Heap.E1 Heap.E2:Heap.E16 Heap.A1:Heap.A1 Heap.A2:Heap.A16 Heap.F1:Heap.F1 Heap.F2:Heap.F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ozmiar danych</text:p>
          </table:table-cell>
          <table:table-cell office:value-type="string" calcext:value-type="string">
            <text:p>Dane rosnące</text:p>
          </table:table-cell>
          <table:table-cell office:value-type="string" calcext:value-type="string">
            <text:p>Dane stałe</text:p>
          </table:table-cell>
          <table:table-cell office:value-type="string" calcext:value-type="string">
            <text:p>Dane malejące</text:p>
          </table:table-cell>
          <table:table-cell office:value-type="string" calcext:value-type="string">
            <text:p>Dane losowe</text:p>
          </table:table-cell>
          <table:table-cell office:value-type="string" calcext:value-type="string">
            <text:p>Dane v-kształtn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883277257283529" calcext:value-type="float">
            <text:p>0,000883277257284</text:p>
          </table:table-cell>
          <table:table-cell office:value-type="float" office:value="0.000947078069051107" calcext:value-type="float">
            <text:p>0,000947078069051</text:p>
          </table:table-cell>
          <table:table-cell office:value-type="float" office:value="0.000772460301717122" calcext:value-type="float">
            <text:p>0,000772460301717</text:p>
          </table:table-cell>
          <table:table-cell office:value-type="float" office:value="0.00102705955505371" calcext:value-type="float">
            <text:p>0,001027059555054</text:p>
          </table:table-cell>
          <table:table-cell office:value-type="float" office:value="0.000796937942504883" calcext:value-type="float">
            <text:p>0,00079693794250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201428731282552" calcext:value-type="float">
            <text:p>0,002014287312826</text:p>
          </table:table-cell>
          <table:table-cell office:value-type="float" office:value="0.00189476013183594" calcext:value-type="float">
            <text:p>0,001894760131836</text:p>
          </table:table-cell>
          <table:table-cell office:value-type="float" office:value="0.00196650822957357" calcext:value-type="float">
            <text:p>0,001966508229574</text:p>
          </table:table-cell>
          <table:table-cell office:value-type="float" office:value="0.00196754137674967" calcext:value-type="float">
            <text:p>0,00196754137675</text:p>
          </table:table-cell>
          <table:table-cell office:value-type="float" office:value="0.00192991892496745" calcext:value-type="float">
            <text:p>0,00192991892496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329834620157878" calcext:value-type="float">
            <text:p>0,003298346201579</text:p>
          </table:table-cell>
          <table:table-cell office:value-type="float" office:value="0.00301342010498047" calcext:value-type="float">
            <text:p>0,00301342010498</text:p>
          </table:table-cell>
          <table:table-cell office:value-type="float" office:value="0.00313851038614909" calcext:value-type="float">
            <text:p>0,003138510386149</text:p>
          </table:table-cell>
          <table:table-cell office:value-type="float" office:value="0.00315601030985514" calcext:value-type="float">
            <text:p>0,003156010309855</text:p>
          </table:table-cell>
          <table:table-cell office:value-type="float" office:value="0.00314329465230306" calcext:value-type="float">
            <text:p>0,00314329465230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460308392842611" calcext:value-type="float">
            <text:p>0,004603083928426</text:p>
          </table:table-cell>
          <table:table-cell office:value-type="float" office:value="0.00418133735656738" calcext:value-type="float">
            <text:p>0,004181337356567</text:p>
          </table:table-cell>
          <table:table-cell office:value-type="float" office:value="0.00425901412963867" calcext:value-type="float">
            <text:p>0,004259014129639</text:p>
          </table:table-cell>
          <table:table-cell office:value-type="float" office:value="0.00454967816670736" calcext:value-type="float">
            <text:p>0,004549678166707</text:p>
          </table:table-cell>
          <table:table-cell office:value-type="float" office:value="0.00456072489420573" calcext:value-type="float">
            <text:p>0,00456072489420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0605333646138509" calcext:value-type="float">
            <text:p>0,006053336461385</text:p>
          </table:table-cell>
          <table:table-cell office:value-type="float" office:value="0.00586169560750326" calcext:value-type="float">
            <text:p>0,005861695607503</text:p>
          </table:table-cell>
          <table:table-cell office:value-type="float" office:value="0.00566277503967285" calcext:value-type="float">
            <text:p>0,005662775039673</text:p>
          </table:table-cell>
          <table:table-cell office:value-type="float" office:value="0.00624519983927409" calcext:value-type="float">
            <text:p>0,006245199839274</text:p>
          </table:table-cell>
          <table:table-cell office:value-type="float" office:value="0.00553903579711914" calcext:value-type="float">
            <text:p>0,00553903579711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769756635030111" calcext:value-type="float">
            <text:p>0,007697566350301</text:p>
          </table:table-cell>
          <table:table-cell office:value-type="float" office:value="0.00710101127624512" calcext:value-type="float">
            <text:p>0,007101011276245</text:p>
          </table:table-cell>
          <table:table-cell office:value-type="float" office:value="0.00689331690470378" calcext:value-type="float">
            <text:p>0,006893316904704</text:p>
          </table:table-cell>
          <table:table-cell office:value-type="float" office:value="0.00753270785013835" calcext:value-type="float">
            <text:p>0,007532707850138</text:p>
          </table:table-cell>
          <table:table-cell office:value-type="float" office:value="0.00702126820882161" calcext:value-type="float">
            <text:p>0,007021268208822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0926370620727539" calcext:value-type="float">
            <text:p>0,009263706207275</text:p>
          </table:table-cell>
          <table:table-cell office:value-type="float" office:value="0.00848580996195475" calcext:value-type="float">
            <text:p>0,008485809961955</text:p>
          </table:table-cell>
          <table:table-cell office:value-type="float" office:value="0.00821434656778972" calcext:value-type="float">
            <text:p>0,00821434656779</text:p>
          </table:table-cell>
          <table:table-cell office:value-type="float" office:value="0.00917641321818034" calcext:value-type="float">
            <text:p>0,00917641321818</text:p>
          </table:table-cell>
          <table:table-cell office:value-type="float" office:value="0.00876903533935547" calcext:value-type="float">
            <text:p>0,0087690353393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11390431722005" calcext:value-type="float">
            <text:p>0,011139043172201</text:p>
          </table:table-cell>
          <table:table-cell office:value-type="float" office:value="0.00964703559875488" calcext:value-type="float">
            <text:p>0,009647035598755</text:p>
          </table:table-cell>
          <table:table-cell office:value-type="float" office:value="0.00958518981933594" calcext:value-type="float">
            <text:p>0,009585189819336</text:p>
          </table:table-cell>
          <table:table-cell office:value-type="float" office:value="0.0106255372365316" calcext:value-type="float">
            <text:p>0,010625537236532</text:p>
          </table:table-cell>
          <table:table-cell office:value-type="float" office:value="0.010122013092041" calcext:value-type="float">
            <text:p>0,01012201309204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.0123661041259766" calcext:value-type="float">
            <text:p>0,012366104125977</text:p>
          </table:table-cell>
          <table:table-cell office:value-type="float" office:value="0.0109480381011963" calcext:value-type="float">
            <text:p>0,010948038101196</text:p>
          </table:table-cell>
          <table:table-cell office:value-type="float" office:value="0.0113407293955485" calcext:value-type="float">
            <text:p>0,011340729395549</text:p>
          </table:table-cell>
          <table:table-cell office:value-type="float" office:value="0.0126519997914632" calcext:value-type="float">
            <text:p>0,012651999791463</text:p>
          </table:table-cell>
          <table:table-cell office:value-type="float" office:value="0.0114559650421143" calcext:value-type="float">
            <text:p>0,011455965042114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0149142583211263" calcext:value-type="float">
            <text:p>0,014914258321126</text:p>
          </table:table-cell>
          <table:table-cell office:value-type="float" office:value="0.0126857439676921" calcext:value-type="float">
            <text:p>0,012685743967692</text:p>
          </table:table-cell>
          <table:table-cell office:value-type="float" office:value="0.0125802993774414" calcext:value-type="float">
            <text:p>0,012580299377441</text:p>
          </table:table-cell>
          <table:table-cell office:value-type="float" office:value="0.0133312384287516" calcext:value-type="float">
            <text:p>0,013331238428752</text:p>
          </table:table-cell>
          <table:table-cell office:value-type="float" office:value="0.0126192251841227" calcext:value-type="float">
            <text:p>0,012619225184123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0.0160087903340658" calcext:value-type="float">
            <text:p>0,016008790334066</text:p>
          </table:table-cell>
          <table:table-cell office:value-type="float" office:value="0.0142610390981038" calcext:value-type="float">
            <text:p>0,014261039098104</text:p>
          </table:table-cell>
          <table:table-cell office:value-type="float" office:value="0.0148600419362386" calcext:value-type="float">
            <text:p>0,014860041936239</text:p>
          </table:table-cell>
          <table:table-cell office:value-type="float" office:value="0.015269406636556" calcext:value-type="float">
            <text:p>0,015269406636556</text:p>
          </table:table-cell>
          <table:table-cell office:value-type="float" office:value="0.0140804290771484" calcext:value-type="float">
            <text:p>0,01408042907714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180334568023682" calcext:value-type="float">
            <text:p>0,018033456802368</text:p>
          </table:table-cell>
          <table:table-cell office:value-type="float" office:value="0.0154861291249593" calcext:value-type="float">
            <text:p>0,015486129124959</text:p>
          </table:table-cell>
          <table:table-cell office:value-type="float" office:value="0.0157592137654622" calcext:value-type="float">
            <text:p>0,015759213765462</text:p>
          </table:table-cell>
          <table:table-cell office:value-type="float" office:value="0.017095422744751" calcext:value-type="float">
            <text:p>0,017095422744751</text:p>
          </table:table-cell>
          <table:table-cell office:value-type="float" office:value="0.0162712256113688" calcext:value-type="float">
            <text:p>0,016271225611369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0.0189478874206543" calcext:value-type="float">
            <text:p>0,018947887420654</text:p>
          </table:table-cell>
          <table:table-cell office:value-type="float" office:value="0.0173465410868327" calcext:value-type="float">
            <text:p>0,017346541086833</text:p>
          </table:table-cell>
          <table:table-cell office:value-type="float" office:value="0.0174943923950195" calcext:value-type="float">
            <text:p>0,01749439239502</text:p>
          </table:table-cell>
          <table:table-cell office:value-type="float" office:value="0.0186988194783529" calcext:value-type="float">
            <text:p>0,018698819478353</text:p>
          </table:table-cell>
          <table:table-cell office:value-type="float" office:value="0.0175188382466634" calcext:value-type="float">
            <text:p>0,017518838246664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.0214339256286621" calcext:value-type="float">
            <text:p>0,021433925628662</text:p>
          </table:table-cell>
          <table:table-cell office:value-type="float" office:value="0.0187425454457601" calcext:value-type="float">
            <text:p>0,01874254544576</text:p>
          </table:table-cell>
          <table:table-cell office:value-type="float" office:value="0.0185123602549235" calcext:value-type="float">
            <text:p>0,018512360254924</text:p>
          </table:table-cell>
          <table:table-cell office:value-type="float" office:value="0.0204047838846842" calcext:value-type="float">
            <text:p>0,020404783884684</text:p>
          </table:table-cell>
          <table:table-cell office:value-type="float" office:value="0.0198443412780762" calcext:value-type="float">
            <text:p>0,019844341278076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0.0232508500417074" calcext:value-type="float">
            <text:p>0,023250850041707</text:p>
          </table:table-cell>
          <table:table-cell office:value-type="float" office:value="0.0203755855560303" calcext:value-type="float">
            <text:p>0,02037558555603</text:p>
          </table:table-cell>
          <table:table-cell office:value-type="float" office:value="0.0204389413197835" calcext:value-type="float">
            <text:p>0,020438941319784</text:p>
          </table:table-cell>
          <table:table-cell office:value-type="float" office:value="0.0221883138020833" calcext:value-type="float">
            <text:p>0,022188313802083</text:p>
          </table:table-cell>
          <table:table-cell office:value-type="float" office:value="0.0210458596547445" calcext:value-type="float">
            <text:p>0,021045859654745</text:p>
          </table:table-cell>
        </table:table-row>
      </table:table>
      <table:table table:name="insertion" table:style-name="ta1">
        <table:shapes>
          <draw:frame draw:z-index="0" draw:style-name="gr1" draw:text-style-name="P1" svg:width="159.99mm" svg:height="89.99mm" svg:x="22.95mm" svg:y="77.21mm">
            <loext:p draw:notify-on-update-of-ranges="insertion.A1:insertion.A1 insertion.A2:insertion.A16 insertion.B1:insertion.B1 insertion.B2:insertion.B16 insertion.A1:insertion.A1 insertion.A2:insertion.A16 insertion.C1:insertion.C1 insertion.C2:insertion.C16 insertion.A1:insertion.A1 insertion.A2:insertion.A16 insertion.D1:insertion.D1 insertion.D2:insertion.D16 insertion.A1:insertion.A1 insertion.A2:insertion.A16 insertion.E1:insertion.E1 insertion.E2:insertion.E16 insertion.A1:insertion.A1 insertion.A2:insertion.A16 insertion.F1:insertion.F1 insertion.F2:insertion.F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ozmiar danych</text:p>
          </table:table-cell>
          <table:table-cell office:value-type="string" calcext:value-type="string">
            <text:p>Dane rosnące</text:p>
          </table:table-cell>
          <table:table-cell office:value-type="string" calcext:value-type="string">
            <text:p>Dane stałe</text:p>
          </table:table-cell>
          <table:table-cell office:value-type="string" calcext:value-type="string">
            <text:p>Dane malejące</text:p>
          </table:table-cell>
          <table:table-cell office:value-type="string" calcext:value-type="string">
            <text:p>Dane losowe</text:p>
          </table:table-cell>
          <table:table-cell office:value-type="string" calcext:value-type="string">
            <text:p>Dane v-kształtn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" office:value-type="float" office:value="0.0000842730204264323" calcext:value-type="float">
            <text:p>8,43E-05</text:p>
          </table:table-cell>
          <table:table-cell office:value-type="float" office:value="0.00121672948201497" calcext:value-type="float">
            <text:p>0,001216729482015</text:p>
          </table:table-cell>
          <table:table-cell office:value-type="float" office:value="0.0026800791422526" calcext:value-type="float">
            <text:p>0,002680079142253</text:p>
          </table:table-cell>
          <table:table-cell office:value-type="float" office:value="0.00125099817911784" calcext:value-type="float">
            <text:p>0,001250998179118</text:p>
          </table:table-cell>
          <table:table-cell office:value-type="float" office:value="0.00129373868306478" calcext:value-type="float">
            <text:p>0,00129373868306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109227498372396" calcext:value-type="float">
            <text:p>0,000109227498372</text:p>
          </table:table-cell>
          <table:table-cell office:value-type="float" office:value="0.00450971921284994" calcext:value-type="float">
            <text:p>0,00450971921285</text:p>
          </table:table-cell>
          <table:table-cell office:value-type="float" office:value="0.0116678714752197" calcext:value-type="float">
            <text:p>0,01166787147522</text:p>
          </table:table-cell>
          <table:table-cell office:value-type="float" office:value="0.00521035194396973" calcext:value-type="float">
            <text:p>0,00521035194397</text:p>
          </table:table-cell>
          <table:table-cell office:value-type="float" office:value="0.00515748659769694" calcext:value-type="float">
            <text:p>0,00515748659769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0181261698404948" calcext:value-type="float">
            <text:p>0,000181261698405</text:p>
          </table:table-cell>
          <table:table-cell office:value-type="float" office:value="0.0110066890716553" calcext:value-type="float">
            <text:p>0,011006689071655</text:p>
          </table:table-cell>
          <table:table-cell office:value-type="float" office:value="0.0272707144419352" calcext:value-type="float">
            <text:p>0,027270714441935</text:p>
          </table:table-cell>
          <table:table-cell office:value-type="float" office:value="0.0118751525878906" calcext:value-type="float">
            <text:p>0,011875152587891</text:p>
          </table:table-cell>
          <table:table-cell office:value-type="float" office:value="0.0116976579030355" calcext:value-type="float">
            <text:p>0,0116976579030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227467219034831" calcext:value-type="float">
            <text:p>0,000227467219035</text:p>
          </table:table-cell>
          <table:table-cell office:value-type="float" office:value="0.0198723316192627" calcext:value-type="float">
            <text:p>0,019872331619263</text:p>
          </table:table-cell>
          <table:table-cell office:value-type="float" office:value="0.0516741116841634" calcext:value-type="float">
            <text:p>0,051674111684164</text:p>
          </table:table-cell>
          <table:table-cell office:value-type="float" office:value="0.0220699628194173" calcext:value-type="float">
            <text:p>0,022069962819417</text:p>
          </table:table-cell>
          <table:table-cell office:value-type="float" office:value="0.0222758452097575" calcext:value-type="float">
            <text:p>0,02227584520975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00389544169108073" calcext:value-type="float">
            <text:p>0,000389544169108</text:p>
          </table:table-cell>
          <table:table-cell office:value-type="float" office:value="0.0324278990427653" calcext:value-type="float">
            <text:p>0,032427899042765</text:p>
          </table:table-cell>
          <table:table-cell office:value-type="float" office:value="0.0706362883249919" calcext:value-type="float">
            <text:p>0,070636288324992</text:p>
          </table:table-cell>
          <table:table-cell office:value-type="float" office:value="0.0361899534861247" calcext:value-type="float">
            <text:p>0,036189953486125</text:p>
          </table:table-cell>
          <table:table-cell office:value-type="float" office:value="0.0339879194895426" calcext:value-type="float">
            <text:p>0,03398791948954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358025232950846" calcext:value-type="float">
            <text:p>0,000358025232951</text:p>
          </table:table-cell>
          <table:table-cell office:value-type="float" office:value="0.0481822490692139" calcext:value-type="float">
            <text:p>0,048182249069214</text:p>
          </table:table-cell>
          <table:table-cell office:value-type="float" office:value="0.102775939305623" calcext:value-type="float">
            <text:p>0,102775939305623</text:p>
          </table:table-cell>
          <table:table-cell office:value-type="float" office:value="0.0532981713612874" calcext:value-type="float">
            <text:p>0,053298171361288</text:p>
          </table:table-cell>
          <table:table-cell office:value-type="float" office:value="0.0495157559712728" calcext:value-type="float">
            <text:p>0,049515755971273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00440073013305664" calcext:value-type="float">
            <text:p>0,000440073013306</text:p>
          </table:table-cell>
          <table:table-cell office:value-type="float" office:value="0.0685272693634033" calcext:value-type="float">
            <text:p>0,068527269363403</text:p>
          </table:table-cell>
          <table:table-cell office:value-type="float" office:value="0.142798884709676" calcext:value-type="float">
            <text:p>0,142798884709676</text:p>
          </table:table-cell>
          <table:table-cell office:value-type="float" office:value="0.0745257218678792" calcext:value-type="float">
            <text:p>0,074525721867879</text:p>
          </table:table-cell>
          <table:table-cell office:value-type="float" office:value="0.0693027496337891" calcext:value-type="float">
            <text:p>0,06930274963378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684849421183268" calcext:value-type="float">
            <text:p>0,000684849421183</text:p>
          </table:table-cell>
          <table:table-cell office:value-type="float" office:value="0.0876322587331136" calcext:value-type="float">
            <text:p>0,087632258733114</text:p>
          </table:table-cell>
          <table:table-cell office:value-type="float" office:value="0.34002374013265" calcext:value-type="float">
            <text:p>0,34002374013265</text:p>
          </table:table-cell>
          <table:table-cell office:value-type="float" office:value="0.0936741987864177" calcext:value-type="float">
            <text:p>0,093674198786418</text:p>
          </table:table-cell>
          <table:table-cell office:value-type="float" office:value="0.0937912940979004" calcext:value-type="float">
            <text:p>0,093791294097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.000816615422566732" calcext:value-type="float">
            <text:p>0,000816615422567</text:p>
          </table:table-cell>
          <table:table-cell office:value-type="float" office:value="0.115310509999593" calcext:value-type="float">
            <text:p>0,115310509999593</text:p>
          </table:table-cell>
          <table:table-cell office:value-type="float" office:value="0.307892147699992" calcext:value-type="float">
            <text:p>0,307892147699992</text:p>
          </table:table-cell>
          <table:table-cell office:value-type="float" office:value="0.122728872299194" calcext:value-type="float">
            <text:p>0,122728872299194</text:p>
          </table:table-cell>
          <table:table-cell office:value-type="float" office:value="0.119911289215088" calcext:value-type="float">
            <text:p>0,119911289215088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000943152109781901" calcext:value-type="float">
            <text:p>0,000943152109782</text:p>
          </table:table-cell>
          <table:table-cell office:value-type="float" office:value="0.138615242640177" calcext:value-type="float">
            <text:p>0,138615242640177</text:p>
          </table:table-cell>
          <table:table-cell office:value-type="float" office:value="0.300425450007121" calcext:value-type="float">
            <text:p>0,300425450007121</text:p>
          </table:table-cell>
          <table:table-cell office:value-type="float" office:value="0.153486712773641" calcext:value-type="float">
            <text:p>0,153486712773641</text:p>
          </table:table-cell>
          <table:table-cell office:value-type="float" office:value="0.146642939249674" calcext:value-type="float">
            <text:p>0,146642939249674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0.000663455327351888" calcext:value-type="float">
            <text:p>0,000663455327352</text:p>
          </table:table-cell>
          <table:table-cell office:value-type="float" office:value="0.169499667485555" calcext:value-type="float">
            <text:p>0,169499667485555</text:p>
          </table:table-cell>
          <table:table-cell office:value-type="float" office:value="0.368430201212565" calcext:value-type="float">
            <text:p>0,368430201212565</text:p>
          </table:table-cell>
          <table:table-cell office:value-type="float" office:value="0.185104401906331" calcext:value-type="float">
            <text:p>0,185104401906331</text:p>
          </table:table-cell>
          <table:table-cell office:value-type="float" office:value="0.178490479787191" calcext:value-type="float">
            <text:p>0,17849047978719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00838772455851237" calcext:value-type="float">
            <text:p>0,000838772455851</text:p>
          </table:table-cell>
          <table:table-cell office:value-type="float" office:value="0.207630634307861" calcext:value-type="float">
            <text:p>0,207630634307861</text:p>
          </table:table-cell>
          <table:table-cell office:value-type="float" office:value="0.437788740793864" calcext:value-type="float">
            <text:p>0,437788740793864</text:p>
          </table:table-cell>
          <table:table-cell office:value-type="float" office:value="0.222940762837728" calcext:value-type="float">
            <text:p>0,222940762837728</text:p>
          </table:table-cell>
          <table:table-cell office:value-type="float" office:value="0.214462518692017" calcext:value-type="float">
            <text:p>0,214462518692017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0.000818920135498047" calcext:value-type="float">
            <text:p>0,000818920135498</text:p>
          </table:table-cell>
          <table:table-cell office:value-type="float" office:value="0.233863846460978" calcext:value-type="float">
            <text:p>0,233863846460978</text:p>
          </table:table-cell>
          <table:table-cell office:value-type="float" office:value="0.50937614440918" calcext:value-type="float">
            <text:p>0,50937614440918</text:p>
          </table:table-cell>
          <table:table-cell office:value-type="float" office:value="0.264086167017619" calcext:value-type="float">
            <text:p>0,264086167017619</text:p>
          </table:table-cell>
          <table:table-cell office:value-type="float" office:value="0.252073113123576" calcext:value-type="float">
            <text:p>0,252073113123576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.000926589965820312" calcext:value-type="float">
            <text:p>0,00092658996582</text:p>
          </table:table-cell>
          <table:table-cell office:value-type="float" office:value="0.268307781219482" calcext:value-type="float">
            <text:p>0,268307781219482</text:p>
          </table:table-cell>
          <table:table-cell office:value-type="float" office:value="0.612271690368652" calcext:value-type="float">
            <text:p>0,612271690368652</text:p>
          </table:table-cell>
          <table:table-cell office:value-type="float" office:value="0.307438596089681" calcext:value-type="float">
            <text:p>0,307438596089681</text:p>
          </table:table-cell>
          <table:table-cell office:value-type="float" office:value="0.295413668950399" calcext:value-type="float">
            <text:p>0,295413668950399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0.00105387369791667" calcext:value-type="float">
            <text:p>0,001053873697917</text:p>
          </table:table-cell>
          <table:table-cell office:value-type="float" office:value="0.317558495203654" calcext:value-type="float">
            <text:p>0,317558495203654</text:p>
          </table:table-cell>
          <table:table-cell office:value-type="float" office:value="0.686925919850667" calcext:value-type="float">
            <text:p>0,686925919850667</text:p>
          </table:table-cell>
          <table:table-cell office:value-type="float" office:value="0.352970854441325" calcext:value-type="float">
            <text:p>0,352970854441325</text:p>
          </table:table-cell>
          <table:table-cell office:value-type="float" office:value="0.491588020324707" calcext:value-type="float">
            <text:p>0,491588020324707</text:p>
          </table:table-cell>
        </table:table-row>
      </table:table>
      <table:table table:name="Merge" table:style-name="ta1">
        <table:shapes>
          <draw:frame draw:z-index="0" draw:style-name="gr1" draw:text-style-name="P1" svg:width="159.99mm" svg:height="89.99mm" svg:x="38.22mm" svg:y="77.77mm">
            <loext:p draw:notify-on-update-of-ranges="Merge.A1:Merge.A1 Merge.A2:Merge.A16 Merge.B1:Merge.B1 Merge.B2:Merge.B16 Merge.A1:Merge.A1 Merge.A2:Merge.A16 Merge.C1:Merge.C1 Merge.C2:Merge.C16 Merge.A1:Merge.A1 Merge.A2:Merge.A16 Merge.D1:Merge.D1 Merge.D2:Merge.D16 Merge.A1:Merge.A1 Merge.A2:Merge.A16 Merge.E1:Merge.E1 Merge.E2:Merge.E16 Merge.A1:Merge.A1 Merge.A2:Merge.A16 Merge.F1:Merge.F1 Merge.F2:Merge.F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ozmiar danych</text:p>
          </table:table-cell>
          <table:table-cell office:value-type="string" calcext:value-type="string">
            <text:p>Dane rosnące</text:p>
          </table:table-cell>
          <table:table-cell office:value-type="string" calcext:value-type="string">
            <text:p>Dane stałe</text:p>
          </table:table-cell>
          <table:table-cell office:value-type="string" calcext:value-type="string">
            <text:p>Dane malejące</text:p>
          </table:table-cell>
          <table:table-cell office:value-type="string" calcext:value-type="string">
            <text:p>Dane losowe</text:p>
          </table:table-cell>
          <table:table-cell office:value-type="string" calcext:value-type="string">
            <text:p>Dane v-kształtn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424893697102865" calcext:value-type="float">
            <text:p>0,000424893697103</text:p>
          </table:table-cell>
          <table:table-cell office:value-type="float" office:value="0.000461864471435547" calcext:value-type="float">
            <text:p>0,000461864471436</text:p>
          </table:table-cell>
          <table:table-cell office:value-type="float" office:value="0.000426324208577474" calcext:value-type="float">
            <text:p>0,000426324208577</text:p>
          </table:table-cell>
          <table:table-cell office:value-type="float" office:value="0.000453964869181315" calcext:value-type="float">
            <text:p>0,000453964869181</text:p>
          </table:table-cell>
          <table:table-cell office:value-type="float" office:value="0.000443601608276367" calcext:value-type="float">
            <text:p>0,00044360160827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933376948038737" calcext:value-type="float">
            <text:p>0,000933376948039</text:p>
          </table:table-cell>
          <table:table-cell office:value-type="float" office:value="0.00100258191426595" calcext:value-type="float">
            <text:p>0,001002581914266</text:p>
          </table:table-cell>
          <table:table-cell office:value-type="float" office:value="0.000922298431396484" calcext:value-type="float">
            <text:p>0,000922298431396</text:p>
          </table:table-cell>
          <table:table-cell office:value-type="float" office:value="0.0010136604309082" calcext:value-type="float">
            <text:p>0,001013660430908</text:p>
          </table:table-cell>
          <table:table-cell office:value-type="float" office:value="0.000971523920694987" calcext:value-type="float">
            <text:p>0,00097152392069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140929222106934" calcext:value-type="float">
            <text:p>0,001409292221069</text:p>
          </table:table-cell>
          <table:table-cell office:value-type="float" office:value="0.00162704785664876" calcext:value-type="float">
            <text:p>0,001627047856649</text:p>
          </table:table-cell>
          <table:table-cell office:value-type="float" office:value="0.00155762036641439" calcext:value-type="float">
            <text:p>0,001557620366414</text:p>
          </table:table-cell>
          <table:table-cell office:value-type="float" office:value="0.00155949592590332" calcext:value-type="float">
            <text:p>0,001559495925903</text:p>
          </table:table-cell>
          <table:table-cell office:value-type="float" office:value="0.00148960749308268" calcext:value-type="float">
            <text:p>0,00148960749308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197860399881999" calcext:value-type="float">
            <text:p>0,00197860399882</text:p>
          </table:table-cell>
          <table:table-cell office:value-type="float" office:value="0.00210890769958496" calcext:value-type="float">
            <text:p>0,002108907699585</text:p>
          </table:table-cell>
          <table:table-cell office:value-type="float" office:value="0.00192705790201823" calcext:value-type="float">
            <text:p>0,001927057902018</text:p>
          </table:table-cell>
          <table:table-cell office:value-type="float" office:value="0.0021332581837972" calcext:value-type="float">
            <text:p>0,002133258183797</text:p>
          </table:table-cell>
          <table:table-cell office:value-type="float" office:value="0.00199777285257975" calcext:value-type="float">
            <text:p>0,0019977728525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0251531600952148" calcext:value-type="float">
            <text:p>0,002515316009521</text:p>
          </table:table-cell>
          <table:table-cell office:value-type="float" office:value="0.00275769233703613" calcext:value-type="float">
            <text:p>0,002757692337036</text:p>
          </table:table-cell>
          <table:table-cell office:value-type="float" office:value="0.0026642640431722" calcext:value-type="float">
            <text:p>0,002664264043172</text:p>
          </table:table-cell>
          <table:table-cell office:value-type="float" office:value="0.00285998980204264" calcext:value-type="float">
            <text:p>0,002859989802043</text:p>
          </table:table-cell>
          <table:table-cell office:value-type="float" office:value="0.00266749064127604" calcext:value-type="float">
            <text:p>0,00266749064127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29944896697998" calcext:value-type="float">
            <text:p>0,0029944896698</text:p>
          </table:table-cell>
          <table:table-cell office:value-type="float" office:value="0.00328420003255208" calcext:value-type="float">
            <text:p>0,003284200032552</text:p>
          </table:table-cell>
          <table:table-cell office:value-type="float" office:value="0.00312636693318685" calcext:value-type="float">
            <text:p>0,003126366933187</text:p>
          </table:table-cell>
          <table:table-cell office:value-type="float" office:value="0.00354088147481282" calcext:value-type="float">
            <text:p>0,003540881474813</text:p>
          </table:table-cell>
          <table:table-cell office:value-type="float" office:value="0.0032158374786377" calcext:value-type="float">
            <text:p>0,003215837478638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0354323387145996" calcext:value-type="float">
            <text:p>0,00354323387146</text:p>
          </table:table-cell>
          <table:table-cell office:value-type="float" office:value="0.00394721031188965" calcext:value-type="float">
            <text:p>0,00394721031189</text:p>
          </table:table-cell>
          <table:table-cell office:value-type="float" office:value="0.00360097885131836" calcext:value-type="float">
            <text:p>0,003600978851318</text:p>
          </table:table-cell>
          <table:table-cell office:value-type="float" office:value="0.0040652592976888" calcext:value-type="float">
            <text:p>0,004065259297689</text:p>
          </table:table-cell>
          <table:table-cell office:value-type="float" office:value="0.00382493336995443" calcext:value-type="float">
            <text:p>0,00382493336995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42843500773112" calcext:value-type="float">
            <text:p>0,004284350077311</text:p>
          </table:table-cell>
          <table:table-cell office:value-type="float" office:value="0.00445863405863444" calcext:value-type="float">
            <text:p>0,004458634058634</text:p>
          </table:table-cell>
          <table:table-cell office:value-type="float" office:value="0.00418909390767415" calcext:value-type="float">
            <text:p>0,004189093907674</text:p>
          </table:table-cell>
          <table:table-cell office:value-type="float" office:value="0.0045354684193929" calcext:value-type="float">
            <text:p>0,004535468419393</text:p>
          </table:table-cell>
          <table:table-cell office:value-type="float" office:value="0.0044986883799235" calcext:value-type="float">
            <text:p>0,00449868837992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.00467166900634766" calcext:value-type="float">
            <text:p>0,004671669006348</text:p>
          </table:table-cell>
          <table:table-cell office:value-type="float" office:value="0.00502804120381673" calcext:value-type="float">
            <text:p>0,005028041203817</text:p>
          </table:table-cell>
          <table:table-cell office:value-type="float" office:value="0.00465764999389648" calcext:value-type="float">
            <text:p>0,004657649993896</text:p>
          </table:table-cell>
          <table:table-cell office:value-type="float" office:value="0.00544039408365886" calcext:value-type="float">
            <text:p>0,005440394083659</text:p>
          </table:table-cell>
          <table:table-cell office:value-type="float" office:value="0.00501999855041504" calcext:value-type="float">
            <text:p>0,005019998550415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00531307856241862" calcext:value-type="float">
            <text:p>0,005313078562419</text:p>
          </table:table-cell>
          <table:table-cell office:value-type="float" office:value="0.00570222536722819" calcext:value-type="float">
            <text:p>0,005702225367228</text:p>
          </table:table-cell>
          <table:table-cell office:value-type="float" office:value="0.00522335370381673" calcext:value-type="float">
            <text:p>0,005223353703817</text:p>
          </table:table-cell>
          <table:table-cell office:value-type="float" office:value="0.00632410049438477" calcext:value-type="float">
            <text:p>0,006324100494385</text:p>
          </table:table-cell>
          <table:table-cell office:value-type="float" office:value="0.00536403656005859" calcext:value-type="float">
            <text:p>0,005364036560059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0.00591630935668945" calcext:value-type="float">
            <text:p>0,005916309356689</text:p>
          </table:table-cell>
          <table:table-cell office:value-type="float" office:value="0.0064306894938151" calcext:value-type="float">
            <text:p>0,006430689493815</text:p>
          </table:table-cell>
          <table:table-cell office:value-type="float" office:value="0.0059962272644043" calcext:value-type="float">
            <text:p>0,005996227264404</text:p>
          </table:table-cell>
          <table:table-cell office:value-type="float" office:value="0.00703838666280111" calcext:value-type="float">
            <text:p>0,007038386662801</text:p>
          </table:table-cell>
          <table:table-cell office:value-type="float" office:value="0.0061833381652832" calcext:value-type="float">
            <text:p>0,00618333816528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0628410975138347" calcext:value-type="float">
            <text:p>0,006284109751383</text:p>
          </table:table-cell>
          <table:table-cell office:value-type="float" office:value="0.00686688423156738" calcext:value-type="float">
            <text:p>0,006866884231567</text:p>
          </table:table-cell>
          <table:table-cell office:value-type="float" office:value="0.00646971066792806" calcext:value-type="float">
            <text:p>0,006469710667928</text:p>
          </table:table-cell>
          <table:table-cell office:value-type="float" office:value="0.00743004480997721" calcext:value-type="float">
            <text:p>0,007430044809977</text:p>
          </table:table-cell>
          <table:table-cell office:value-type="float" office:value="0.0068083922068278" calcext:value-type="float">
            <text:p>0,006808392206828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0.00685623486836751" calcext:value-type="float">
            <text:p>0,006856234868368</text:p>
          </table:table-cell>
          <table:table-cell office:value-type="float" office:value="0.00775254567464193" calcext:value-type="float">
            <text:p>0,007752545674642</text:p>
          </table:table-cell>
          <table:table-cell office:value-type="float" office:value="0.00705288251241048" calcext:value-type="float">
            <text:p>0,00705288251241</text:p>
          </table:table-cell>
          <table:table-cell office:value-type="float" office:value="0.00807196299235026" calcext:value-type="float">
            <text:p>0,00807196299235</text:p>
          </table:table-cell>
          <table:table-cell office:value-type="float" office:value="0.00748833020528158" calcext:value-type="float">
            <text:p>0,007488330205282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.00746062596638997" calcext:value-type="float">
            <text:p>0,00746062596639</text:p>
          </table:table-cell>
          <table:table-cell office:value-type="float" office:value="0.00889800389607747" calcext:value-type="float">
            <text:p>0,008898003896077</text:p>
          </table:table-cell>
          <table:table-cell office:value-type="float" office:value="0.00761966705322266" calcext:value-type="float">
            <text:p>0,007619667053223</text:p>
          </table:table-cell>
          <table:table-cell office:value-type="float" office:value="0.00877828598022461" calcext:value-type="float">
            <text:p>0,008778285980225</text:p>
          </table:table-cell>
          <table:table-cell office:value-type="float" office:value="0.00772500038146973" calcext:value-type="float">
            <text:p>0,00772500038147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0.00801111857096354" calcext:value-type="float">
            <text:p>0,008011118570964</text:p>
          </table:table-cell>
          <table:table-cell office:value-type="float" office:value="0.00918111801147461" calcext:value-type="float">
            <text:p>0,009181118011475</text:p>
          </table:table-cell>
          <table:table-cell office:value-type="float" office:value="0.00855209032694499" calcext:value-type="float">
            <text:p>0,008552090326945</text:p>
          </table:table-cell>
          <table:table-cell office:value-type="float" office:value="0.00929673512776693" calcext:value-type="float">
            <text:p>0,009296735127767</text:p>
          </table:table-cell>
          <table:table-cell office:value-type="float" office:value="0.00836939811706543" calcext:value-type="float">
            <text:p>0,008369398117065</text:p>
          </table:table-cell>
        </table:table-row>
      </table:table>
      <table:table table:name="Selection" table:style-name="ta1">
        <table:shapes>
          <draw:frame draw:z-index="0" draw:style-name="gr1" draw:text-style-name="P1" svg:width="159.99mm" svg:height="89.99mm" svg:x="43.32mm" svg:y="78.67mm">
            <loext:p draw:notify-on-update-of-ranges="Selection.A1:Selection.A1 Selection.A2:Selection.A16 Selection.B1:Selection.B1 Selection.B2:Selection.B16 Selection.A1:Selection.A1 Selection.A2:Selection.A16 Selection.C1:Selection.C1 Selection.C2:Selection.C16 Selection.A1:Selection.A1 Selection.A2:Selection.A16 Selection.D1:Selection.D1 Selection.D2:Selection.D16 Selection.A1:Selection.A1 Selection.A2:Selection.A16 Selection.E1:Selection.E1 Selection.E2:Selection.E16 Selection.A1:Selection.A1 Selection.A2:Selection.A16 Selection.F1:Selection.F1 Selection.F2:Selection.F1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ozmiar danych</text:p>
          </table:table-cell>
          <table:table-cell office:value-type="string" calcext:value-type="string">
            <text:p>Dane rosnące</text:p>
          </table:table-cell>
          <table:table-cell office:value-type="string" calcext:value-type="string">
            <text:p>Dane stałe</text:p>
          </table:table-cell>
          <table:table-cell office:value-type="string" calcext:value-type="string">
            <text:p>Dane malejące</text:p>
          </table:table-cell>
          <table:table-cell office:value-type="string" calcext:value-type="string">
            <text:p>Dane losowe</text:p>
          </table:table-cell>
          <table:table-cell office:value-type="string" calcext:value-type="string">
            <text:p>Dane v-kształtn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982936223347982" calcext:value-type="float">
            <text:p>0,000982936223348</text:p>
          </table:table-cell>
          <table:table-cell office:value-type="float" office:value="0.0008026917775472" calcext:value-type="float">
            <text:p>0,000802691777547</text:p>
          </table:table-cell>
          <table:table-cell office:value-type="float" office:value="0.000812005996704102" calcext:value-type="float">
            <text:p>0,000812005996704</text:p>
          </table:table-cell>
          <table:table-cell office:value-type="float" office:value="0.00080262819925944" calcext:value-type="float">
            <text:p>0,000802628199259</text:p>
          </table:table-cell>
          <table:table-cell office:value-type="float" office:value="0.000828329722086589" calcext:value-type="float">
            <text:p>0,00082832972208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336141586303711" calcext:value-type="float">
            <text:p>0,003361415863037</text:p>
          </table:table-cell>
          <table:table-cell office:value-type="float" office:value="0.00282848676045736" calcext:value-type="float">
            <text:p>0,002828486760457</text:p>
          </table:table-cell>
          <table:table-cell office:value-type="float" office:value="0.00324640274047852" calcext:value-type="float">
            <text:p>0,003246402740479</text:p>
          </table:table-cell>
          <table:table-cell office:value-type="float" office:value="0.00306202570597331" calcext:value-type="float">
            <text:p>0,003062025705973</text:p>
          </table:table-cell>
          <table:table-cell office:value-type="float" office:value="0.00283943812052409" calcext:value-type="float">
            <text:p>0,00283943812052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777390797932943" calcext:value-type="float">
            <text:p>0,007773907979329</text:p>
          </table:table-cell>
          <table:table-cell office:value-type="float" office:value="0.00664652188618978" calcext:value-type="float">
            <text:p>0,00664652188619</text:p>
          </table:table-cell>
          <table:table-cell office:value-type="float" office:value="0.00715158780415853" calcext:value-type="float">
            <text:p>0,007151587804159</text:p>
          </table:table-cell>
          <table:table-cell office:value-type="float" office:value="0.00675740242004395" calcext:value-type="float">
            <text:p>0,006757402420044</text:p>
          </table:table-cell>
          <table:table-cell office:value-type="float" office:value="0.0065364678700765" calcext:value-type="float">
            <text:p>0,00653646787007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136287848154704" calcext:value-type="float">
            <text:p>0,01362878481547</text:p>
          </table:table-cell>
          <table:table-cell office:value-type="float" office:value="0.0119836171468099" calcext:value-type="float">
            <text:p>0,01198361714681</text:p>
          </table:table-cell>
          <table:table-cell office:value-type="float" office:value="0.0125550905863444" calcext:value-type="float">
            <text:p>0,012555090586344</text:p>
          </table:table-cell>
          <table:table-cell office:value-type="float" office:value="0.0119959513346354" calcext:value-type="float">
            <text:p>0,011995951334636</text:p>
          </table:table-cell>
          <table:table-cell office:value-type="float" office:value="0.0117774168650309" calcext:value-type="float">
            <text:p>0,01177741686503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236580689748128" calcext:value-type="float">
            <text:p>0,023658068974813</text:p>
          </table:table-cell>
          <table:table-cell office:value-type="float" office:value="0.0193136692047119" calcext:value-type="float">
            <text:p>0,019313669204712</text:p>
          </table:table-cell>
          <table:table-cell office:value-type="float" office:value="0.0203004519144694" calcext:value-type="float">
            <text:p>0,020300451914469</text:p>
          </table:table-cell>
          <table:table-cell office:value-type="float" office:value="0.018958314259847" calcext:value-type="float">
            <text:p>0,018958314259847</text:p>
          </table:table-cell>
          <table:table-cell office:value-type="float" office:value="0.0190424760182699" calcext:value-type="float">
            <text:p>0,0190424760182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33118200302124" calcext:value-type="float">
            <text:p>0,033118200302124</text:p>
          </table:table-cell>
          <table:table-cell office:value-type="float" office:value="0.0270967960357666" calcext:value-type="float">
            <text:p>0,027096796035767</text:p>
          </table:table-cell>
          <table:table-cell office:value-type="float" office:value="0.0290729840596517" calcext:value-type="float">
            <text:p>0,029072984059652</text:p>
          </table:table-cell>
          <table:table-cell office:value-type="float" office:value="0.0264902273813883" calcext:value-type="float">
            <text:p>0,026490227381388</text:p>
          </table:table-cell>
          <table:table-cell office:value-type="float" office:value="0.0272517522176107" calcext:value-type="float">
            <text:p>0,02725175221761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471317609151205" calcext:value-type="float">
            <text:p>0,047131760915121</text:p>
          </table:table-cell>
          <table:table-cell office:value-type="float" office:value="0.0388176759084066" calcext:value-type="float">
            <text:p>0,038817675908407</text:p>
          </table:table-cell>
          <table:table-cell office:value-type="float" office:value="0.039912748336792" calcext:value-type="float">
            <text:p>0,039912748336792</text:p>
          </table:table-cell>
          <table:table-cell office:value-type="float" office:value="0.0363889853159587" calcext:value-type="float">
            <text:p>0,036388985315959</text:p>
          </table:table-cell>
          <table:table-cell office:value-type="float" office:value="0.0367395242055257" calcext:value-type="float">
            <text:p>0,0367395242055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676571051279704" calcext:value-type="float">
            <text:p>0,06765710512797</text:p>
          </table:table-cell>
          <table:table-cell office:value-type="float" office:value="0.0519336064656576" calcext:value-type="float">
            <text:p>0,051933606465658</text:p>
          </table:table-cell>
          <table:table-cell office:value-type="float" office:value="0.0523436864217122" calcext:value-type="float">
            <text:p>0,052343686421712</text:p>
          </table:table-cell>
          <table:table-cell office:value-type="float" office:value="0.0473005135854085" calcext:value-type="float">
            <text:p>0,047300513585409</text:p>
          </table:table-cell>
          <table:table-cell office:value-type="float" office:value="0.0503832817077637" calcext:value-type="float">
            <text:p>0,05038328170776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.0687649726867676" calcext:value-type="float">
            <text:p>0,068764972686768</text:p>
          </table:table-cell>
          <table:table-cell office:value-type="float" office:value="0.0686111609141032" calcext:value-type="float">
            <text:p>0,068611160914103</text:p>
          </table:table-cell>
          <table:table-cell office:value-type="float" office:value="0.0650222460428874" calcext:value-type="float">
            <text:p>0,065022246042887</text:p>
          </table:table-cell>
          <table:table-cell office:value-type="float" office:value="0.0624478816986084" calcext:value-type="float">
            <text:p>0,062447881698608</text:p>
          </table:table-cell>
          <table:table-cell office:value-type="float" office:value="0.0620419184366862" calcext:value-type="float">
            <text:p>0,062041918436686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0867754141489665" calcext:value-type="float">
            <text:p>0,086775414148967</text:p>
          </table:table-cell>
          <table:table-cell office:value-type="float" office:value="0.0938150882720947" calcext:value-type="float">
            <text:p>0,093815088272095</text:p>
          </table:table-cell>
          <table:table-cell office:value-type="float" office:value="0.0809736092885335" calcext:value-type="float">
            <text:p>0,080973609288534</text:p>
          </table:table-cell>
          <table:table-cell office:value-type="float" office:value="0.0792373021443685" calcext:value-type="float">
            <text:p>0,079237302144369</text:p>
          </table:table-cell>
          <table:table-cell office:value-type="float" office:value="0.0751962184906006" calcext:value-type="float">
            <text:p>0,075196218490601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0.109579865137736" calcext:value-type="float">
            <text:p>0,109579865137736</text:p>
          </table:table-cell>
          <table:table-cell office:value-type="float" office:value="0.107077582677205" calcext:value-type="float">
            <text:p>0,107077582677205</text:p>
          </table:table-cell>
          <table:table-cell office:value-type="float" office:value="0.099025821685791" calcext:value-type="float">
            <text:p>0,099025821685791</text:p>
          </table:table-cell>
          <table:table-cell office:value-type="float" office:value="0.0944426536560059" calcext:value-type="float">
            <text:p>0,094442653656006</text:p>
          </table:table-cell>
          <table:table-cell office:value-type="float" office:value="0.0904064814249674" calcext:value-type="float">
            <text:p>0,09040648142496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125343020757039" calcext:value-type="float">
            <text:p>0,125343020757039</text:p>
          </table:table-cell>
          <table:table-cell office:value-type="float" office:value="0.115031019846598" calcext:value-type="float">
            <text:p>0,115031019846598</text:p>
          </table:table-cell>
          <table:table-cell office:value-type="float" office:value="0.121443859736125" calcext:value-type="float">
            <text:p>0,121443859736125</text:p>
          </table:table-cell>
          <table:table-cell office:value-type="float" office:value="0.112534062067668" calcext:value-type="float">
            <text:p>0,112534062067668</text:p>
          </table:table-cell>
          <table:table-cell office:value-type="float" office:value="0.108165009816488" calcext:value-type="float">
            <text:p>0,108165009816488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0.148631890614827" calcext:value-type="float">
            <text:p>0,148631890614827</text:p>
          </table:table-cell>
          <table:table-cell office:value-type="float" office:value="0.133302005132039" calcext:value-type="float">
            <text:p>0,133302005132039</text:p>
          </table:table-cell>
          <table:table-cell office:value-type="float" office:value="0.136355781555176" calcext:value-type="float">
            <text:p>0,136355781555176</text:p>
          </table:table-cell>
          <table:table-cell office:value-type="float" office:value="0.129944022496541" calcext:value-type="float">
            <text:p>0,129944022496541</text:p>
          </table:table-cell>
          <table:table-cell office:value-type="float" office:value="0.127179336547852" calcext:value-type="float">
            <text:p>0,127179336547852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.172413333257039" calcext:value-type="float">
            <text:p>0,172413333257039</text:p>
          </table:table-cell>
          <table:table-cell office:value-type="float" office:value="0.158841053644816" calcext:value-type="float">
            <text:p>0,158841053644816</text:p>
          </table:table-cell>
          <table:table-cell office:value-type="float" office:value="0.157276423772176" calcext:value-type="float">
            <text:p>0,157276423772176</text:p>
          </table:table-cell>
          <table:table-cell office:value-type="float" office:value="0.151663589477539" calcext:value-type="float">
            <text:p>0,151663589477539</text:p>
          </table:table-cell>
          <table:table-cell office:value-type="float" office:value="0.146683994928996" calcext:value-type="float">
            <text:p>0,146683994928996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0.200079091389974" calcext:value-type="float">
            <text:p>0,200079091389974</text:p>
          </table:table-cell>
          <table:table-cell office:value-type="float" office:value="0.177995268503825" calcext:value-type="float">
            <text:p>0,177995268503825</text:p>
          </table:table-cell>
          <table:table-cell office:value-type="float" office:value="0.185225788752238" calcext:value-type="float">
            <text:p>0,185225788752238</text:p>
          </table:table-cell>
          <table:table-cell office:value-type="float" office:value="0.173898919423421" calcext:value-type="float">
            <text:p>0,173898919423421</text:p>
          </table:table-cell>
          <table:table-cell office:value-type="float" office:value="0.174875418345133" calcext:value-type="float">
            <text:p>0,174875418345133</text:p>
          </table:table-cell>
        </table:table-row>
      </table:table>
      <table:table table:name="Rosnące" table:style-name="ta1">
        <table:shapes>
          <draw:frame draw:z-index="0" draw:style-name="gr1" draw:text-style-name="P1" svg:width="159.99mm" svg:height="89.99mm" svg:x="100.87mm" svg:y="1mm">
            <loext:p draw:notify-on-update-of-ranges="Rosnące.A1:Rosnące.A1 Rosnące.A2:Rosnące.A16 Rosnące.B1:Rosnące.B1 Rosnące.B2:Rosnące.B16 Rosnące.A1:Rosnące.A1 Rosnące.A2:Rosnące.A16 Rosnące.C1:Rosnące.C1 Rosnące.C2:Rosnące.C16 Rosnące.A1:Rosnące.A1 Rosnące.A2:Rosnące.A16 Rosnące.D1:Rosnące.D1 Rosnące.D2:Rosnące.D16 Rosnące.A1:Rosnące.A1 Rosnące.A2:Rosnące.A16 Rosnące.E1:Rosnące.E1 Rosnące.E2:Rosnące.E1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ozmiar danych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Heap sort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982936223347982" calcext:value-type="float">
            <text:p>0,000982936223348</text:p>
          </table:table-cell>
          <table:table-cell office:value-type="float" office:value="0.000424893697102865" calcext:value-type="float">
            <text:p>0,000424893697103</text:p>
          </table:table-cell>
          <table:table-cell table:style-name="ce1" office:value-type="float" office:value="0.0000842730204264323" calcext:value-type="float">
            <text:p>8,43E-05</text:p>
          </table:table-cell>
          <table:table-cell office:value-type="float" office:value="0.000883277257283529" calcext:value-type="float">
            <text:p>0,00088327725728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336141586303711" calcext:value-type="float">
            <text:p>0,003361415863037</text:p>
          </table:table-cell>
          <table:table-cell office:value-type="float" office:value="0.000933376948038737" calcext:value-type="float">
            <text:p>0,000933376948039</text:p>
          </table:table-cell>
          <table:table-cell office:value-type="float" office:value="0.000109227498372396" calcext:value-type="float">
            <text:p>0,000109227498372</text:p>
          </table:table-cell>
          <table:table-cell office:value-type="float" office:value="0.00201428731282552" calcext:value-type="float">
            <text:p>0,00201428731282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777390797932943" calcext:value-type="float">
            <text:p>0,007773907979329</text:p>
          </table:table-cell>
          <table:table-cell office:value-type="float" office:value="0.00140929222106934" calcext:value-type="float">
            <text:p>0,001409292221069</text:p>
          </table:table-cell>
          <table:table-cell office:value-type="float" office:value="0.000181261698404948" calcext:value-type="float">
            <text:p>0,000181261698405</text:p>
          </table:table-cell>
          <table:table-cell office:value-type="float" office:value="0.00329834620157878" calcext:value-type="float">
            <text:p>0,00329834620157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136287848154704" calcext:value-type="float">
            <text:p>0,01362878481547</text:p>
          </table:table-cell>
          <table:table-cell office:value-type="float" office:value="0.00197860399881999" calcext:value-type="float">
            <text:p>0,00197860399882</text:p>
          </table:table-cell>
          <table:table-cell office:value-type="float" office:value="0.000227467219034831" calcext:value-type="float">
            <text:p>0,000227467219035</text:p>
          </table:table-cell>
          <table:table-cell office:value-type="float" office:value="0.00460308392842611" calcext:value-type="float">
            <text:p>0,00460308392842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236580689748128" calcext:value-type="float">
            <text:p>0,023658068974813</text:p>
          </table:table-cell>
          <table:table-cell office:value-type="float" office:value="0.00251531600952148" calcext:value-type="float">
            <text:p>0,002515316009521</text:p>
          </table:table-cell>
          <table:table-cell office:value-type="float" office:value="0.000389544169108073" calcext:value-type="float">
            <text:p>0,000389544169108</text:p>
          </table:table-cell>
          <table:table-cell office:value-type="float" office:value="0.00605333646138509" calcext:value-type="float">
            <text:p>0,00605333646138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33118200302124" calcext:value-type="float">
            <text:p>0,033118200302124</text:p>
          </table:table-cell>
          <table:table-cell office:value-type="float" office:value="0.0029944896697998" calcext:value-type="float">
            <text:p>0,0029944896698</text:p>
          </table:table-cell>
          <table:table-cell office:value-type="float" office:value="0.000358025232950846" calcext:value-type="float">
            <text:p>0,000358025232951</text:p>
          </table:table-cell>
          <table:table-cell office:value-type="float" office:value="0.00769756635030111" calcext:value-type="float">
            <text:p>0,00769756635030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471317609151205" calcext:value-type="float">
            <text:p>0,047131760915121</text:p>
          </table:table-cell>
          <table:table-cell office:value-type="float" office:value="0.00354323387145996" calcext:value-type="float">
            <text:p>0,00354323387146</text:p>
          </table:table-cell>
          <table:table-cell office:value-type="float" office:value="0.000440073013305664" calcext:value-type="float">
            <text:p>0,000440073013306</text:p>
          </table:table-cell>
          <table:table-cell office:value-type="float" office:value="0.00926370620727539" calcext:value-type="float">
            <text:p>0,0092637062072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676571051279704" calcext:value-type="float">
            <text:p>0,06765710512797</text:p>
          </table:table-cell>
          <table:table-cell office:value-type="float" office:value="0.0042843500773112" calcext:value-type="float">
            <text:p>0,004284350077311</text:p>
          </table:table-cell>
          <table:table-cell office:value-type="float" office:value="0.000684849421183268" calcext:value-type="float">
            <text:p>0,000684849421183</text:p>
          </table:table-cell>
          <table:table-cell office:value-type="float" office:value="0.0111390431722005" calcext:value-type="float">
            <text:p>0,01113904317220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.0687649726867676" calcext:value-type="float">
            <text:p>0,068764972686768</text:p>
          </table:table-cell>
          <table:table-cell office:value-type="float" office:value="0.00467166900634766" calcext:value-type="float">
            <text:p>0,004671669006348</text:p>
          </table:table-cell>
          <table:table-cell office:value-type="float" office:value="0.000816615422566732" calcext:value-type="float">
            <text:p>0,000816615422567</text:p>
          </table:table-cell>
          <table:table-cell office:value-type="float" office:value="0.0123661041259766" calcext:value-type="float">
            <text:p>0,012366104125977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0867754141489665" calcext:value-type="float">
            <text:p>0,086775414148967</text:p>
          </table:table-cell>
          <table:table-cell office:value-type="float" office:value="0.00531307856241862" calcext:value-type="float">
            <text:p>0,005313078562419</text:p>
          </table:table-cell>
          <table:table-cell office:value-type="float" office:value="0.000943152109781901" calcext:value-type="float">
            <text:p>0,000943152109782</text:p>
          </table:table-cell>
          <table:table-cell office:value-type="float" office:value="0.0149142583211263" calcext:value-type="float">
            <text:p>0,014914258321126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0.109579865137736" calcext:value-type="float">
            <text:p>0,109579865137736</text:p>
          </table:table-cell>
          <table:table-cell office:value-type="float" office:value="0.00591630935668945" calcext:value-type="float">
            <text:p>0,005916309356689</text:p>
          </table:table-cell>
          <table:table-cell office:value-type="float" office:value="0.000663455327351888" calcext:value-type="float">
            <text:p>0,000663455327352</text:p>
          </table:table-cell>
          <table:table-cell office:value-type="float" office:value="0.0160087903340658" calcext:value-type="float">
            <text:p>0,01600879033406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125343020757039" calcext:value-type="float">
            <text:p>0,125343020757039</text:p>
          </table:table-cell>
          <table:table-cell office:value-type="float" office:value="0.00628410975138347" calcext:value-type="float">
            <text:p>0,006284109751383</text:p>
          </table:table-cell>
          <table:table-cell office:value-type="float" office:value="0.000838772455851237" calcext:value-type="float">
            <text:p>0,000838772455851</text:p>
          </table:table-cell>
          <table:table-cell office:value-type="float" office:value="0.0180334568023682" calcext:value-type="float">
            <text:p>0,018033456802368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0.148631890614827" calcext:value-type="float">
            <text:p>0,148631890614827</text:p>
          </table:table-cell>
          <table:table-cell office:value-type="float" office:value="0.00685623486836751" calcext:value-type="float">
            <text:p>0,006856234868368</text:p>
          </table:table-cell>
          <table:table-cell office:value-type="float" office:value="0.000818920135498047" calcext:value-type="float">
            <text:p>0,000818920135498</text:p>
          </table:table-cell>
          <table:table-cell office:value-type="float" office:value="0.0189478874206543" calcext:value-type="float">
            <text:p>0,018947887420654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.172413333257039" calcext:value-type="float">
            <text:p>0,172413333257039</text:p>
          </table:table-cell>
          <table:table-cell office:value-type="float" office:value="0.00746062596638997" calcext:value-type="float">
            <text:p>0,00746062596639</text:p>
          </table:table-cell>
          <table:table-cell office:value-type="float" office:value="0.000926589965820312" calcext:value-type="float">
            <text:p>0,00092658996582</text:p>
          </table:table-cell>
          <table:table-cell office:value-type="float" office:value="0.0214339256286621" calcext:value-type="float">
            <text:p>0,021433925628662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0.200079091389974" calcext:value-type="float">
            <text:p>0,200079091389974</text:p>
          </table:table-cell>
          <table:table-cell office:value-type="float" office:value="0.00801111857096354" calcext:value-type="float">
            <text:p>0,008011118570964</text:p>
          </table:table-cell>
          <table:table-cell office:value-type="float" office:value="0.00105387369791667" calcext:value-type="float">
            <text:p>0,001053873697917</text:p>
          </table:table-cell>
          <table:table-cell office:value-type="float" office:value="0.0232508500417074" calcext:value-type="float">
            <text:p>0,023250850041707</text:p>
          </table:table-cell>
        </table:table-row>
      </table:table>
      <table:table table:name="Stałe" table:style-name="ta1">
        <table:shapes>
          <draw:frame draw:z-index="0" draw:style-name="gr1" draw:text-style-name="P1" svg:width="159.99mm" svg:height="89.99mm" svg:x="100.87mm" svg:y="1mm">
            <loext:p draw:notify-on-update-of-ranges="Stałe.A1:Stałe.A1 Stałe.A2:Stałe.A16 Stałe.B1:Stałe.B1 Stałe.B2:Stałe.B16 Stałe.A1:Stałe.A1 Stałe.A2:Stałe.A16 Stałe.C1:Stałe.C1 Stałe.C2:Stałe.C16 Stałe.A1:Stałe.A1 Stałe.A2:Stałe.A16 Stałe.D1:Stałe.D1 Stałe.D2:Stałe.D16 Stałe.A1:Stałe.A1 Stałe.A2:Stałe.A16 Stałe.E1:Stałe.E1 Stałe.E2:Stałe.E1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ozmiar danych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Heap sort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8026917775472" calcext:value-type="float">
            <text:p>0,000802691777547</text:p>
          </table:table-cell>
          <table:table-cell office:value-type="float" office:value="0.000461864471435547" calcext:value-type="float">
            <text:p>0,000461864471436</text:p>
          </table:table-cell>
          <table:table-cell office:value-type="float" office:value="0.00121672948201497" calcext:value-type="float">
            <text:p>0,001216729482015</text:p>
          </table:table-cell>
          <table:table-cell office:value-type="float" office:value="0.000947078069051107" calcext:value-type="float">
            <text:p>0,00094707806905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282848676045736" calcext:value-type="float">
            <text:p>0,002828486760457</text:p>
          </table:table-cell>
          <table:table-cell office:value-type="float" office:value="0.00100258191426595" calcext:value-type="float">
            <text:p>0,001002581914266</text:p>
          </table:table-cell>
          <table:table-cell office:value-type="float" office:value="0.00450971921284994" calcext:value-type="float">
            <text:p>0,00450971921285</text:p>
          </table:table-cell>
          <table:table-cell office:value-type="float" office:value="0.00189476013183594" calcext:value-type="float">
            <text:p>0,00189476013183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664652188618978" calcext:value-type="float">
            <text:p>0,00664652188619</text:p>
          </table:table-cell>
          <table:table-cell office:value-type="float" office:value="0.00162704785664876" calcext:value-type="float">
            <text:p>0,001627047856649</text:p>
          </table:table-cell>
          <table:table-cell office:value-type="float" office:value="0.0110066890716553" calcext:value-type="float">
            <text:p>0,011006689071655</text:p>
          </table:table-cell>
          <table:table-cell office:value-type="float" office:value="0.00301342010498047" calcext:value-type="float">
            <text:p>0,003013420104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119836171468099" calcext:value-type="float">
            <text:p>0,01198361714681</text:p>
          </table:table-cell>
          <table:table-cell office:value-type="float" office:value="0.00210890769958496" calcext:value-type="float">
            <text:p>0,002108907699585</text:p>
          </table:table-cell>
          <table:table-cell office:value-type="float" office:value="0.0198723316192627" calcext:value-type="float">
            <text:p>0,019872331619263</text:p>
          </table:table-cell>
          <table:table-cell office:value-type="float" office:value="0.00418133735656738" calcext:value-type="float">
            <text:p>0,00418133735656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193136692047119" calcext:value-type="float">
            <text:p>0,019313669204712</text:p>
          </table:table-cell>
          <table:table-cell office:value-type="float" office:value="0.00275769233703613" calcext:value-type="float">
            <text:p>0,002757692337036</text:p>
          </table:table-cell>
          <table:table-cell office:value-type="float" office:value="0.0324278990427653" calcext:value-type="float">
            <text:p>0,032427899042765</text:p>
          </table:table-cell>
          <table:table-cell office:value-type="float" office:value="0.00586169560750326" calcext:value-type="float">
            <text:p>0,00586169560750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270967960357666" calcext:value-type="float">
            <text:p>0,027096796035767</text:p>
          </table:table-cell>
          <table:table-cell office:value-type="float" office:value="0.00328420003255208" calcext:value-type="float">
            <text:p>0,003284200032552</text:p>
          </table:table-cell>
          <table:table-cell office:value-type="float" office:value="0.0481822490692139" calcext:value-type="float">
            <text:p>0,048182249069214</text:p>
          </table:table-cell>
          <table:table-cell office:value-type="float" office:value="0.00710101127624512" calcext:value-type="float">
            <text:p>0,00710101127624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388176759084066" calcext:value-type="float">
            <text:p>0,038817675908407</text:p>
          </table:table-cell>
          <table:table-cell office:value-type="float" office:value="0.00394721031188965" calcext:value-type="float">
            <text:p>0,00394721031189</text:p>
          </table:table-cell>
          <table:table-cell office:value-type="float" office:value="0.0685272693634033" calcext:value-type="float">
            <text:p>0,068527269363403</text:p>
          </table:table-cell>
          <table:table-cell office:value-type="float" office:value="0.00848580996195475" calcext:value-type="float">
            <text:p>0,0084858099619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519336064656576" calcext:value-type="float">
            <text:p>0,051933606465658</text:p>
          </table:table-cell>
          <table:table-cell office:value-type="float" office:value="0.00445863405863444" calcext:value-type="float">
            <text:p>0,004458634058634</text:p>
          </table:table-cell>
          <table:table-cell office:value-type="float" office:value="0.0876322587331136" calcext:value-type="float">
            <text:p>0,087632258733114</text:p>
          </table:table-cell>
          <table:table-cell office:value-type="float" office:value="0.00964703559875488" calcext:value-type="float">
            <text:p>0,00964703559875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.0686111609141032" calcext:value-type="float">
            <text:p>0,068611160914103</text:p>
          </table:table-cell>
          <table:table-cell office:value-type="float" office:value="0.00502804120381673" calcext:value-type="float">
            <text:p>0,005028041203817</text:p>
          </table:table-cell>
          <table:table-cell office:value-type="float" office:value="0.115310509999593" calcext:value-type="float">
            <text:p>0,115310509999593</text:p>
          </table:table-cell>
          <table:table-cell office:value-type="float" office:value="0.0109480381011963" calcext:value-type="float">
            <text:p>0,010948038101196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0938150882720947" calcext:value-type="float">
            <text:p>0,093815088272095</text:p>
          </table:table-cell>
          <table:table-cell office:value-type="float" office:value="0.00570222536722819" calcext:value-type="float">
            <text:p>0,005702225367228</text:p>
          </table:table-cell>
          <table:table-cell office:value-type="float" office:value="0.138615242640177" calcext:value-type="float">
            <text:p>0,138615242640177</text:p>
          </table:table-cell>
          <table:table-cell office:value-type="float" office:value="0.0126857439676921" calcext:value-type="float">
            <text:p>0,012685743967692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0.107077582677205" calcext:value-type="float">
            <text:p>0,107077582677205</text:p>
          </table:table-cell>
          <table:table-cell office:value-type="float" office:value="0.0064306894938151" calcext:value-type="float">
            <text:p>0,006430689493815</text:p>
          </table:table-cell>
          <table:table-cell office:value-type="float" office:value="0.169499667485555" calcext:value-type="float">
            <text:p>0,169499667485555</text:p>
          </table:table-cell>
          <table:table-cell office:value-type="float" office:value="0.0142610390981038" calcext:value-type="float">
            <text:p>0,01426103909810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115031019846598" calcext:value-type="float">
            <text:p>0,115031019846598</text:p>
          </table:table-cell>
          <table:table-cell office:value-type="float" office:value="0.00686688423156738" calcext:value-type="float">
            <text:p>0,006866884231567</text:p>
          </table:table-cell>
          <table:table-cell office:value-type="float" office:value="0.207630634307861" calcext:value-type="float">
            <text:p>0,207630634307861</text:p>
          </table:table-cell>
          <table:table-cell office:value-type="float" office:value="0.0154861291249593" calcext:value-type="float">
            <text:p>0,015486129124959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0.133302005132039" calcext:value-type="float">
            <text:p>0,133302005132039</text:p>
          </table:table-cell>
          <table:table-cell office:value-type="float" office:value="0.00775254567464193" calcext:value-type="float">
            <text:p>0,007752545674642</text:p>
          </table:table-cell>
          <table:table-cell office:value-type="float" office:value="0.233863846460978" calcext:value-type="float">
            <text:p>0,233863846460978</text:p>
          </table:table-cell>
          <table:table-cell office:value-type="float" office:value="0.0173465410868327" calcext:value-type="float">
            <text:p>0,017346541086833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.158841053644816" calcext:value-type="float">
            <text:p>0,158841053644816</text:p>
          </table:table-cell>
          <table:table-cell office:value-type="float" office:value="0.00889800389607747" calcext:value-type="float">
            <text:p>0,008898003896077</text:p>
          </table:table-cell>
          <table:table-cell office:value-type="float" office:value="0.268307781219482" calcext:value-type="float">
            <text:p>0,268307781219482</text:p>
          </table:table-cell>
          <table:table-cell office:value-type="float" office:value="0.0187425454457601" calcext:value-type="float">
            <text:p>0,01874254544576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0.177995268503825" calcext:value-type="float">
            <text:p>0,177995268503825</text:p>
          </table:table-cell>
          <table:table-cell office:value-type="float" office:value="0.00918111801147461" calcext:value-type="float">
            <text:p>0,009181118011475</text:p>
          </table:table-cell>
          <table:table-cell office:value-type="float" office:value="0.317558495203654" calcext:value-type="float">
            <text:p>0,317558495203654</text:p>
          </table:table-cell>
          <table:table-cell office:value-type="float" office:value="0.0203755855560303" calcext:value-type="float">
            <text:p>0,02037558555603</text:p>
          </table:table-cell>
        </table:table-row>
      </table:table>
      <table:table table:name="Malejące" table:style-name="ta1">
        <table:shapes>
          <draw:frame draw:z-index="0" draw:style-name="gr1" draw:text-style-name="P1" svg:width="159.99mm" svg:height="89.99mm" svg:x="100.87mm" svg:y="1mm">
            <loext:p draw:notify-on-update-of-ranges="Malejące.A1:Malejące.A1 Malejące.A2:Malejące.A16 Malejące.B1:Malejące.B1 Malejące.B2:Malejące.B16 Malejące.A1:Malejące.A1 Malejące.A2:Malejące.A16 Malejące.C1:Malejące.C1 Malejące.C2:Malejące.C16 Malejące.A1:Malejące.A1 Malejące.A2:Malejące.A16 Malejące.D1:Malejące.D1 Malejące.D2:Malejące.D16 Malejące.A1:Malejące.A1 Malejące.A2:Malejące.A16 Malejące.E1:Malejące.E1 Malejące.E2:Malejące.E1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ozmiar danych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Heap sort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982936223347982" calcext:value-type="float">
            <text:p>0,000982936223348</text:p>
          </table:table-cell>
          <table:table-cell office:value-type="float" office:value="0.000426324208577474" calcext:value-type="float">
            <text:p>0,000426324208577</text:p>
          </table:table-cell>
          <table:table-cell office:value-type="float" office:value="0.0026800791422526" calcext:value-type="float">
            <text:p>0,002680079142253</text:p>
          </table:table-cell>
          <table:table-cell office:value-type="float" office:value="0.000772460301717122" calcext:value-type="float">
            <text:p>0,00077246030171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336141586303711" calcext:value-type="float">
            <text:p>0,003361415863037</text:p>
          </table:table-cell>
          <table:table-cell office:value-type="float" office:value="0.000922298431396484" calcext:value-type="float">
            <text:p>0,000922298431396</text:p>
          </table:table-cell>
          <table:table-cell office:value-type="float" office:value="0.0116678714752197" calcext:value-type="float">
            <text:p>0,01166787147522</text:p>
          </table:table-cell>
          <table:table-cell office:value-type="float" office:value="0.00196650822957357" calcext:value-type="float">
            <text:p>0,00196650822957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777390797932943" calcext:value-type="float">
            <text:p>0,007773907979329</text:p>
          </table:table-cell>
          <table:table-cell office:value-type="float" office:value="0.00155762036641439" calcext:value-type="float">
            <text:p>0,001557620366414</text:p>
          </table:table-cell>
          <table:table-cell office:value-type="float" office:value="0.0272707144419352" calcext:value-type="float">
            <text:p>0,027270714441935</text:p>
          </table:table-cell>
          <table:table-cell office:value-type="float" office:value="0.00313851038614909" calcext:value-type="float">
            <text:p>0,0031385103861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136287848154704" calcext:value-type="float">
            <text:p>0,01362878481547</text:p>
          </table:table-cell>
          <table:table-cell office:value-type="float" office:value="0.00192705790201823" calcext:value-type="float">
            <text:p>0,001927057902018</text:p>
          </table:table-cell>
          <table:table-cell office:value-type="float" office:value="0.0516741116841634" calcext:value-type="float">
            <text:p>0,051674111684164</text:p>
          </table:table-cell>
          <table:table-cell office:value-type="float" office:value="0.00425901412963867" calcext:value-type="float">
            <text:p>0,00425901412963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236580689748128" calcext:value-type="float">
            <text:p>0,023658068974813</text:p>
          </table:table-cell>
          <table:table-cell office:value-type="float" office:value="0.0026642640431722" calcext:value-type="float">
            <text:p>0,002664264043172</text:p>
          </table:table-cell>
          <table:table-cell office:value-type="float" office:value="0.0706362883249919" calcext:value-type="float">
            <text:p>0,070636288324992</text:p>
          </table:table-cell>
          <table:table-cell office:value-type="float" office:value="0.00566277503967285" calcext:value-type="float">
            <text:p>0,00566277503967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33118200302124" calcext:value-type="float">
            <text:p>0,033118200302124</text:p>
          </table:table-cell>
          <table:table-cell office:value-type="float" office:value="0.00312636693318685" calcext:value-type="float">
            <text:p>0,003126366933187</text:p>
          </table:table-cell>
          <table:table-cell office:value-type="float" office:value="0.102775939305623" calcext:value-type="float">
            <text:p>0,102775939305623</text:p>
          </table:table-cell>
          <table:table-cell office:value-type="float" office:value="0.00689331690470378" calcext:value-type="float">
            <text:p>0,006893316904704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471317609151205" calcext:value-type="float">
            <text:p>0,047131760915121</text:p>
          </table:table-cell>
          <table:table-cell office:value-type="float" office:value="0.00360097885131836" calcext:value-type="float">
            <text:p>0,003600978851318</text:p>
          </table:table-cell>
          <table:table-cell office:value-type="float" office:value="0.142798884709676" calcext:value-type="float">
            <text:p>0,142798884709676</text:p>
          </table:table-cell>
          <table:table-cell office:value-type="float" office:value="0.00821434656778972" calcext:value-type="float">
            <text:p>0,0082143465677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676571051279704" calcext:value-type="float">
            <text:p>0,06765710512797</text:p>
          </table:table-cell>
          <table:table-cell office:value-type="float" office:value="0.00418909390767415" calcext:value-type="float">
            <text:p>0,004189093907674</text:p>
          </table:table-cell>
          <table:table-cell office:value-type="float" office:value="0.34002374013265" calcext:value-type="float">
            <text:p>0,34002374013265</text:p>
          </table:table-cell>
          <table:table-cell office:value-type="float" office:value="0.00958518981933594" calcext:value-type="float">
            <text:p>0,00958518981933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.0687649726867676" calcext:value-type="float">
            <text:p>0,068764972686768</text:p>
          </table:table-cell>
          <table:table-cell office:value-type="float" office:value="0.00465764999389648" calcext:value-type="float">
            <text:p>0,004657649993896</text:p>
          </table:table-cell>
          <table:table-cell office:value-type="float" office:value="0.307892147699992" calcext:value-type="float">
            <text:p>0,307892147699992</text:p>
          </table:table-cell>
          <table:table-cell office:value-type="float" office:value="0.0113407293955485" calcext:value-type="float">
            <text:p>0,011340729395549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0867754141489665" calcext:value-type="float">
            <text:p>0,086775414148967</text:p>
          </table:table-cell>
          <table:table-cell office:value-type="float" office:value="0.00522335370381673" calcext:value-type="float">
            <text:p>0,005223353703817</text:p>
          </table:table-cell>
          <table:table-cell office:value-type="float" office:value="0.300425450007121" calcext:value-type="float">
            <text:p>0,300425450007121</text:p>
          </table:table-cell>
          <table:table-cell office:value-type="float" office:value="0.0125802993774414" calcext:value-type="float">
            <text:p>0,012580299377441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0.109579865137736" calcext:value-type="float">
            <text:p>0,109579865137736</text:p>
          </table:table-cell>
          <table:table-cell office:value-type="float" office:value="0.0059962272644043" calcext:value-type="float">
            <text:p>0,005996227264404</text:p>
          </table:table-cell>
          <table:table-cell office:value-type="float" office:value="0.368430201212565" calcext:value-type="float">
            <text:p>0,368430201212565</text:p>
          </table:table-cell>
          <table:table-cell office:value-type="float" office:value="0.0148600419362386" calcext:value-type="float">
            <text:p>0,01486004193623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125343020757039" calcext:value-type="float">
            <text:p>0,125343020757039</text:p>
          </table:table-cell>
          <table:table-cell office:value-type="float" office:value="0.00646971066792806" calcext:value-type="float">
            <text:p>0,006469710667928</text:p>
          </table:table-cell>
          <table:table-cell office:value-type="float" office:value="0.437788740793864" calcext:value-type="float">
            <text:p>0,437788740793864</text:p>
          </table:table-cell>
          <table:table-cell office:value-type="float" office:value="0.0157592137654622" calcext:value-type="float">
            <text:p>0,015759213765462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0.148631890614827" calcext:value-type="float">
            <text:p>0,148631890614827</text:p>
          </table:table-cell>
          <table:table-cell office:value-type="float" office:value="0.00705288251241048" calcext:value-type="float">
            <text:p>0,00705288251241</text:p>
          </table:table-cell>
          <table:table-cell office:value-type="float" office:value="0.50937614440918" calcext:value-type="float">
            <text:p>0,50937614440918</text:p>
          </table:table-cell>
          <table:table-cell office:value-type="float" office:value="0.0174943923950195" calcext:value-type="float">
            <text:p>0,01749439239502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.172413333257039" calcext:value-type="float">
            <text:p>0,172413333257039</text:p>
          </table:table-cell>
          <table:table-cell office:value-type="float" office:value="0.00761966705322266" calcext:value-type="float">
            <text:p>0,007619667053223</text:p>
          </table:table-cell>
          <table:table-cell office:value-type="float" office:value="0.612271690368652" calcext:value-type="float">
            <text:p>0,612271690368652</text:p>
          </table:table-cell>
          <table:table-cell office:value-type="float" office:value="0.0185123602549235" calcext:value-type="float">
            <text:p>0,018512360254924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0.200079091389974" calcext:value-type="float">
            <text:p>0,200079091389974</text:p>
          </table:table-cell>
          <table:table-cell office:value-type="float" office:value="0.00855209032694499" calcext:value-type="float">
            <text:p>0,008552090326945</text:p>
          </table:table-cell>
          <table:table-cell office:value-type="float" office:value="0.686925919850667" calcext:value-type="float">
            <text:p>0,686925919850667</text:p>
          </table:table-cell>
          <table:table-cell office:value-type="float" office:value="0.0204389413197835" calcext:value-type="float">
            <text:p>0,020438941319784</text:p>
          </table:table-cell>
        </table:table-row>
      </table:table>
      <table:table table:name="Losowe" table:style-name="ta1">
        <table:shapes>
          <draw:frame draw:z-index="0" draw:style-name="gr1" draw:text-style-name="P1" svg:width="159.99mm" svg:height="89.99mm" svg:x="100.87mm" svg:y="1mm">
            <loext:p draw:notify-on-update-of-ranges="Losowe.A1:Losowe.A1 Losowe.A2:Losowe.A16 Losowe.B1:Losowe.B1 Losowe.B2:Losowe.B16 Losowe.A1:Losowe.A1 Losowe.A2:Losowe.A16 Losowe.C1:Losowe.C1 Losowe.C2:Losowe.C16 Losowe.A1:Losowe.A1 Losowe.A2:Losowe.A16 Losowe.D1:Losowe.D1 Losowe.D2:Losowe.D16 Losowe.A1:Losowe.A1 Losowe.A2:Losowe.A16 Losowe.E1:Losowe.E1 Losowe.E2:Losowe.E16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ozmiar danych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Heap sort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80262819925944" calcext:value-type="float">
            <text:p>0,000802628199259</text:p>
          </table:table-cell>
          <table:table-cell office:value-type="float" office:value="0.000453964869181315" calcext:value-type="float">
            <text:p>0,000453964869181</text:p>
          </table:table-cell>
          <table:table-cell office:value-type="float" office:value="0.00125099817911784" calcext:value-type="float">
            <text:p>0,001250998179118</text:p>
          </table:table-cell>
          <table:table-cell office:value-type="float" office:value="0.00102705955505371" calcext:value-type="float">
            <text:p>0,00102705955505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306202570597331" calcext:value-type="float">
            <text:p>0,003062025705973</text:p>
          </table:table-cell>
          <table:table-cell office:value-type="float" office:value="0.0010136604309082" calcext:value-type="float">
            <text:p>0,001013660430908</text:p>
          </table:table-cell>
          <table:table-cell office:value-type="float" office:value="0.00521035194396973" calcext:value-type="float">
            <text:p>0,00521035194397</text:p>
          </table:table-cell>
          <table:table-cell office:value-type="float" office:value="0.00196754137674967" calcext:value-type="float">
            <text:p>0,0019675413767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675740242004395" calcext:value-type="float">
            <text:p>0,006757402420044</text:p>
          </table:table-cell>
          <table:table-cell office:value-type="float" office:value="0.00155949592590332" calcext:value-type="float">
            <text:p>0,001559495925903</text:p>
          </table:table-cell>
          <table:table-cell office:value-type="float" office:value="0.0118751525878906" calcext:value-type="float">
            <text:p>0,011875152587891</text:p>
          </table:table-cell>
          <table:table-cell office:value-type="float" office:value="0.00315601030985514" calcext:value-type="float">
            <text:p>0,0031560103098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119959513346354" calcext:value-type="float">
            <text:p>0,011995951334636</text:p>
          </table:table-cell>
          <table:table-cell office:value-type="float" office:value="0.0021332581837972" calcext:value-type="float">
            <text:p>0,002133258183797</text:p>
          </table:table-cell>
          <table:table-cell office:value-type="float" office:value="0.0220699628194173" calcext:value-type="float">
            <text:p>0,022069962819417</text:p>
          </table:table-cell>
          <table:table-cell office:value-type="float" office:value="0.00454967816670736" calcext:value-type="float">
            <text:p>0,00454967816670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18958314259847" calcext:value-type="float">
            <text:p>0,018958314259847</text:p>
          </table:table-cell>
          <table:table-cell office:value-type="float" office:value="0.00285998980204264" calcext:value-type="float">
            <text:p>0,002859989802043</text:p>
          </table:table-cell>
          <table:table-cell office:value-type="float" office:value="0.0361899534861247" calcext:value-type="float">
            <text:p>0,036189953486125</text:p>
          </table:table-cell>
          <table:table-cell office:value-type="float" office:value="0.00624519983927409" calcext:value-type="float">
            <text:p>0,00624519983927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264902273813883" calcext:value-type="float">
            <text:p>0,026490227381388</text:p>
          </table:table-cell>
          <table:table-cell office:value-type="float" office:value="0.00354088147481282" calcext:value-type="float">
            <text:p>0,003540881474813</text:p>
          </table:table-cell>
          <table:table-cell office:value-type="float" office:value="0.0532981713612874" calcext:value-type="float">
            <text:p>0,053298171361288</text:p>
          </table:table-cell>
          <table:table-cell office:value-type="float" office:value="0.00753270785013835" calcext:value-type="float">
            <text:p>0,007532707850138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363889853159587" calcext:value-type="float">
            <text:p>0,036388985315959</text:p>
          </table:table-cell>
          <table:table-cell office:value-type="float" office:value="0.0040652592976888" calcext:value-type="float">
            <text:p>0,004065259297689</text:p>
          </table:table-cell>
          <table:table-cell office:value-type="float" office:value="0.0745257218678792" calcext:value-type="float">
            <text:p>0,074525721867879</text:p>
          </table:table-cell>
          <table:table-cell office:value-type="float" office:value="0.00917641321818034" calcext:value-type="float">
            <text:p>0,0091764132181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473005135854085" calcext:value-type="float">
            <text:p>0,047300513585409</text:p>
          </table:table-cell>
          <table:table-cell office:value-type="float" office:value="0.0045354684193929" calcext:value-type="float">
            <text:p>0,004535468419393</text:p>
          </table:table-cell>
          <table:table-cell office:value-type="float" office:value="0.0936741987864177" calcext:value-type="float">
            <text:p>0,093674198786418</text:p>
          </table:table-cell>
          <table:table-cell office:value-type="float" office:value="0.0106255372365316" calcext:value-type="float">
            <text:p>0,01062553723653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.0624478816986084" calcext:value-type="float">
            <text:p>0,062447881698608</text:p>
          </table:table-cell>
          <table:table-cell office:value-type="float" office:value="0.00544039408365886" calcext:value-type="float">
            <text:p>0,005440394083659</text:p>
          </table:table-cell>
          <table:table-cell office:value-type="float" office:value="0.122728872299194" calcext:value-type="float">
            <text:p>0,122728872299194</text:p>
          </table:table-cell>
          <table:table-cell office:value-type="float" office:value="0.0126519997914632" calcext:value-type="float">
            <text:p>0,01265199979146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0792373021443685" calcext:value-type="float">
            <text:p>0,079237302144369</text:p>
          </table:table-cell>
          <table:table-cell office:value-type="float" office:value="0.00632410049438477" calcext:value-type="float">
            <text:p>0,006324100494385</text:p>
          </table:table-cell>
          <table:table-cell office:value-type="float" office:value="0.153486712773641" calcext:value-type="float">
            <text:p>0,153486712773641</text:p>
          </table:table-cell>
          <table:table-cell office:value-type="float" office:value="0.0133312384287516" calcext:value-type="float">
            <text:p>0,013331238428752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0.0944426536560059" calcext:value-type="float">
            <text:p>0,094442653656006</text:p>
          </table:table-cell>
          <table:table-cell office:value-type="float" office:value="0.00703838666280111" calcext:value-type="float">
            <text:p>0,007038386662801</text:p>
          </table:table-cell>
          <table:table-cell office:value-type="float" office:value="0.185104401906331" calcext:value-type="float">
            <text:p>0,185104401906331</text:p>
          </table:table-cell>
          <table:table-cell office:value-type="float" office:value="0.015269406636556" calcext:value-type="float">
            <text:p>0,01526940663655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112534062067668" calcext:value-type="float">
            <text:p>0,112534062067668</text:p>
          </table:table-cell>
          <table:table-cell office:value-type="float" office:value="0.00743004480997721" calcext:value-type="float">
            <text:p>0,007430044809977</text:p>
          </table:table-cell>
          <table:table-cell office:value-type="float" office:value="0.222940762837728" calcext:value-type="float">
            <text:p>0,222940762837728</text:p>
          </table:table-cell>
          <table:table-cell office:value-type="float" office:value="0.017095422744751" calcext:value-type="float">
            <text:p>0,017095422744751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0.129944022496541" calcext:value-type="float">
            <text:p>0,129944022496541</text:p>
          </table:table-cell>
          <table:table-cell office:value-type="float" office:value="0.00807196299235026" calcext:value-type="float">
            <text:p>0,00807196299235</text:p>
          </table:table-cell>
          <table:table-cell office:value-type="float" office:value="0.264086167017619" calcext:value-type="float">
            <text:p>0,264086167017619</text:p>
          </table:table-cell>
          <table:table-cell office:value-type="float" office:value="0.0186988194783529" calcext:value-type="float">
            <text:p>0,018698819478353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.151663589477539" calcext:value-type="float">
            <text:p>0,151663589477539</text:p>
          </table:table-cell>
          <table:table-cell office:value-type="float" office:value="0.00877828598022461" calcext:value-type="float">
            <text:p>0,008778285980225</text:p>
          </table:table-cell>
          <table:table-cell office:value-type="float" office:value="0.307438596089681" calcext:value-type="float">
            <text:p>0,307438596089681</text:p>
          </table:table-cell>
          <table:table-cell office:value-type="float" office:value="0.0204047838846842" calcext:value-type="float">
            <text:p>0,020404783884684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0.173898919423421" calcext:value-type="float">
            <text:p>0,173898919423421</text:p>
          </table:table-cell>
          <table:table-cell office:value-type="float" office:value="0.00929673512776693" calcext:value-type="float">
            <text:p>0,009296735127767</text:p>
          </table:table-cell>
          <table:table-cell office:value-type="float" office:value="0.352970854441325" calcext:value-type="float">
            <text:p>0,352970854441325</text:p>
          </table:table-cell>
          <table:table-cell office:value-type="float" office:value="0.0221883138020833" calcext:value-type="float">
            <text:p>0,022188313802083</text:p>
          </table:table-cell>
        </table:table-row>
      </table:table>
      <table:table table:name="v-kształtne" table:style-name="ta1">
        <table:shapes>
          <draw:frame draw:z-index="0" draw:style-name="gr1" draw:text-style-name="P1" svg:width="159.99mm" svg:height="89.99mm" svg:x="100.87mm" svg:y="1mm">
            <loext:p draw:notify-on-update-of-ranges="'v-kształtne'.A1:'v-kształtne'.A1 'v-kształtne'.A2:'v-kształtne'.A16 'v-kształtne'.B1:'v-kształtne'.B1 'v-kształtne'.B2:'v-kształtne'.B16 'v-kształtne'.A1:'v-kształtne'.A1 'v-kształtne'.A2:'v-kształtne'.A16 'v-kształtne'.C1:'v-kształtne'.C1 'v-kształtne'.C2:'v-kształtne'.C16 'v-kształtne'.A1:'v-kształtne'.A1 'v-kształtne'.A2:'v-kształtne'.A16 'v-kształtne'.D1:'v-kształtne'.D1 'v-kształtne'.D2:'v-kształtne'.D16 'v-kształtne'.A1:'v-kształtne'.A1 'v-kształtne'.A2:'v-kształtne'.A16 'v-kształtne'.E1:'v-kształtne'.E1 'v-kształtne'.E2:'v-kształtne'.E16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ozmiar danych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Heap sort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828329722086589" calcext:value-type="float">
            <text:p>0,000828329722087</text:p>
          </table:table-cell>
          <table:table-cell office:value-type="float" office:value="0.000443601608276367" calcext:value-type="float">
            <text:p>0,000443601608276</text:p>
          </table:table-cell>
          <table:table-cell office:value-type="float" office:value="0.00129373868306478" calcext:value-type="float">
            <text:p>0,001293738683065</text:p>
          </table:table-cell>
          <table:table-cell office:value-type="float" office:value="0.000796937942504883" calcext:value-type="float">
            <text:p>0,00079693794250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283943812052409" calcext:value-type="float">
            <text:p>0,002839438120524</text:p>
          </table:table-cell>
          <table:table-cell office:value-type="float" office:value="0.000971523920694987" calcext:value-type="float">
            <text:p>0,000971523920695</text:p>
          </table:table-cell>
          <table:table-cell office:value-type="float" office:value="0.00515748659769694" calcext:value-type="float">
            <text:p>0,005157486597697</text:p>
          </table:table-cell>
          <table:table-cell office:value-type="float" office:value="0.00192991892496745" calcext:value-type="float">
            <text:p>0,00192991892496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65364678700765" calcext:value-type="float">
            <text:p>0,006536467870077</text:p>
          </table:table-cell>
          <table:table-cell office:value-type="float" office:value="0.00148960749308268" calcext:value-type="float">
            <text:p>0,001489607493083</text:p>
          </table:table-cell>
          <table:table-cell office:value-type="float" office:value="0.0116976579030355" calcext:value-type="float">
            <text:p>0,011697657903036</text:p>
          </table:table-cell>
          <table:table-cell office:value-type="float" office:value="0.00314329465230306" calcext:value-type="float">
            <text:p>0,00314329465230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117774168650309" calcext:value-type="float">
            <text:p>0,011777416865031</text:p>
          </table:table-cell>
          <table:table-cell office:value-type="float" office:value="0.00199777285257975" calcext:value-type="float">
            <text:p>0,00199777285258</text:p>
          </table:table-cell>
          <table:table-cell office:value-type="float" office:value="0.0222758452097575" calcext:value-type="float">
            <text:p>0,022275845209758</text:p>
          </table:table-cell>
          <table:table-cell office:value-type="float" office:value="0.00456072489420573" calcext:value-type="float">
            <text:p>0,00456072489420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190424760182699" calcext:value-type="float">
            <text:p>0,01904247601827</text:p>
          </table:table-cell>
          <table:table-cell office:value-type="float" office:value="0.00266749064127604" calcext:value-type="float">
            <text:p>0,002667490641276</text:p>
          </table:table-cell>
          <table:table-cell office:value-type="float" office:value="0.0339879194895426" calcext:value-type="float">
            <text:p>0,033987919489543</text:p>
          </table:table-cell>
          <table:table-cell office:value-type="float" office:value="0.00553903579711914" calcext:value-type="float">
            <text:p>0,00553903579711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272517522176107" calcext:value-type="float">
            <text:p>0,027251752217611</text:p>
          </table:table-cell>
          <table:table-cell office:value-type="float" office:value="0.0032158374786377" calcext:value-type="float">
            <text:p>0,003215837478638</text:p>
          </table:table-cell>
          <table:table-cell office:value-type="float" office:value="0.0495157559712728" calcext:value-type="float">
            <text:p>0,049515755971273</text:p>
          </table:table-cell>
          <table:table-cell office:value-type="float" office:value="0.00702126820882161" calcext:value-type="float">
            <text:p>0,007021268208822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367395242055257" calcext:value-type="float">
            <text:p>0,036739524205526</text:p>
          </table:table-cell>
          <table:table-cell office:value-type="float" office:value="0.00382493336995443" calcext:value-type="float">
            <text:p>0,003824933369954</text:p>
          </table:table-cell>
          <table:table-cell office:value-type="float" office:value="0.0693027496337891" calcext:value-type="float">
            <text:p>0,069302749633789</text:p>
          </table:table-cell>
          <table:table-cell office:value-type="float" office:value="0.00876903533935547" calcext:value-type="float">
            <text:p>0,0087690353393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503832817077637" calcext:value-type="float">
            <text:p>0,050383281707764</text:p>
          </table:table-cell>
          <table:table-cell office:value-type="float" office:value="0.0044986883799235" calcext:value-type="float">
            <text:p>0,004498688379924</text:p>
          </table:table-cell>
          <table:table-cell office:value-type="float" office:value="0.0937912940979004" calcext:value-type="float">
            <text:p>0,0937912940979</text:p>
          </table:table-cell>
          <table:table-cell office:value-type="float" office:value="0.010122013092041" calcext:value-type="float">
            <text:p>0,01012201309204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.0620419184366862" calcext:value-type="float">
            <text:p>0,062041918436686</text:p>
          </table:table-cell>
          <table:table-cell office:value-type="float" office:value="0.00501999855041504" calcext:value-type="float">
            <text:p>0,005019998550415</text:p>
          </table:table-cell>
          <table:table-cell office:value-type="float" office:value="0.119911289215088" calcext:value-type="float">
            <text:p>0,119911289215088</text:p>
          </table:table-cell>
          <table:table-cell office:value-type="float" office:value="0.0114559650421143" calcext:value-type="float">
            <text:p>0,011455965042114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0751962184906006" calcext:value-type="float">
            <text:p>0,075196218490601</text:p>
          </table:table-cell>
          <table:table-cell office:value-type="float" office:value="0.00536403656005859" calcext:value-type="float">
            <text:p>0,005364036560059</text:p>
          </table:table-cell>
          <table:table-cell office:value-type="float" office:value="0.146642939249674" calcext:value-type="float">
            <text:p>0,146642939249674</text:p>
          </table:table-cell>
          <table:table-cell office:value-type="float" office:value="0.0126192251841227" calcext:value-type="float">
            <text:p>0,012619225184123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0.0904064814249674" calcext:value-type="float">
            <text:p>0,090406481424968</text:p>
          </table:table-cell>
          <table:table-cell office:value-type="float" office:value="0.0061833381652832" calcext:value-type="float">
            <text:p>0,006183338165283</text:p>
          </table:table-cell>
          <table:table-cell office:value-type="float" office:value="0.178490479787191" calcext:value-type="float">
            <text:p>0,178490479787191</text:p>
          </table:table-cell>
          <table:table-cell office:value-type="float" office:value="0.0140804290771484" calcext:value-type="float">
            <text:p>0,01408042907714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108165009816488" calcext:value-type="float">
            <text:p>0,108165009816488</text:p>
          </table:table-cell>
          <table:table-cell office:value-type="float" office:value="0.0068083922068278" calcext:value-type="float">
            <text:p>0,006808392206828</text:p>
          </table:table-cell>
          <table:table-cell office:value-type="float" office:value="0.214462518692017" calcext:value-type="float">
            <text:p>0,214462518692017</text:p>
          </table:table-cell>
          <table:table-cell office:value-type="float" office:value="0.0162712256113688" calcext:value-type="float">
            <text:p>0,016271225611369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0.127179336547852" calcext:value-type="float">
            <text:p>0,127179336547852</text:p>
          </table:table-cell>
          <table:table-cell office:value-type="float" office:value="0.00748833020528158" calcext:value-type="float">
            <text:p>0,007488330205282</text:p>
          </table:table-cell>
          <table:table-cell office:value-type="float" office:value="0.252073113123576" calcext:value-type="float">
            <text:p>0,252073113123576</text:p>
          </table:table-cell>
          <table:table-cell office:value-type="float" office:value="0.0175188382466634" calcext:value-type="float">
            <text:p>0,017518838246664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.146683994928996" calcext:value-type="float">
            <text:p>0,146683994928996</text:p>
          </table:table-cell>
          <table:table-cell office:value-type="float" office:value="0.00772500038146973" calcext:value-type="float">
            <text:p>0,00772500038147</text:p>
          </table:table-cell>
          <table:table-cell office:value-type="float" office:value="0.295413668950399" calcext:value-type="float">
            <text:p>0,295413668950399</text:p>
          </table:table-cell>
          <table:table-cell office:value-type="float" office:value="0.0198443412780762" calcext:value-type="float">
            <text:p>0,019844341278076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0.174875418345133" calcext:value-type="float">
            <text:p>0,174875418345133</text:p>
          </table:table-cell>
          <table:table-cell office:value-type="float" office:value="0.00836939811706543" calcext:value-type="float">
            <text:p>0,008369398117065</text:p>
          </table:table-cell>
          <table:table-cell office:value-type="float" office:value="0.491588020324707" calcext:value-type="float">
            <text:p>0,491588020324707</text:p>
          </table:table-cell>
          <table:table-cell office:value-type="float" office:value="0.0210458596547445" calcext:value-type="float">
            <text:p>0,021045859654745</text:p>
          </table:table-cell>
        </table:table-row>
      </table:table>
      <table:table table:name="quick" table:style-name="ta1">
        <table:shapes>
          <draw:frame draw:z-index="0" draw:style-name="gr1" draw:text-style-name="P1" svg:width="159.99mm" svg:height="89.99mm" svg:x="68.74mm" svg:y="1mm">
            <loext:p draw:notify-on-update-of-ranges="quick.A1:quick.A1 quick.A2:quick.A16 quick.B1:quick.B1 quick.B2:quick.B16 quick.A1:quick.A1 quick.A2:quick.A16 quick.C1:quick.C1 quick.C2:quick.C1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ozmiar danych</text:p>
          </table:table-cell>
          <table:table-cell office:value-type="string" calcext:value-type="string">
            <text:p>iteracyjny quick sort</text:p>
          </table:table-cell>
          <table:table-cell office:value-type="string" calcext:value-type="string">
            <text:p>rekurencyjny quicksort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333929061889648" calcext:value-type="float">
            <text:p>0,00033392906189</text:p>
          </table:table-cell>
          <table:table-cell office:value-type="float" office:value="0.000237369537353516" calcext:value-type="float">
            <text:p>0,00023736953735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614817937215169" calcext:value-type="float">
            <text:p>0,000614817937215</text:p>
          </table:table-cell>
          <table:table-cell office:value-type="float" office:value="0.000554418563842773" calcext:value-type="float">
            <text:p>0,00055441856384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113813082377116" calcext:value-type="float">
            <text:p>0,001138130823771</text:p>
          </table:table-cell>
          <table:table-cell office:value-type="float" office:value="0.000895913441975911" calcext:value-type="float">
            <text:p>0,0008959134419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13250192006429" calcext:value-type="float">
            <text:p>0,001325019200643</text:p>
          </table:table-cell>
          <table:table-cell office:value-type="float" office:value="0.00124192237854004" calcext:value-type="float">
            <text:p>0,0012419223785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0177601178487142" calcext:value-type="float">
            <text:p>0,001776011784871</text:p>
          </table:table-cell>
          <table:table-cell office:value-type="float" office:value="0.00163086255391439" calcext:value-type="float">
            <text:p>0,00163086255391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231046676635742" calcext:value-type="float">
            <text:p>0,002310466766357</text:p>
          </table:table-cell>
          <table:table-cell office:value-type="float" office:value="0.00215271313985189" calcext:value-type="float">
            <text:p>0,002152713139852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0271692276000977" calcext:value-type="float">
            <text:p>0,00271692276001</text:p>
          </table:table-cell>
          <table:table-cell office:value-type="float" office:value="0.00243155161539714" calcext:value-type="float">
            <text:p>0,00243155161539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337568918863932" calcext:value-type="float">
            <text:p>0,003375689188639</text:p>
          </table:table-cell>
          <table:table-cell office:value-type="float" office:value="0.00283120473225911" calcext:value-type="float">
            <text:p>0,00283120473225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.00363314946492513" calcext:value-type="float">
            <text:p>0,003633149464925</text:p>
          </table:table-cell>
          <table:table-cell office:value-type="float" office:value="0.00342874526977539" calcext:value-type="float">
            <text:p>0,003428745269775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00389690399169922" calcext:value-type="float">
            <text:p>0,003896903991699</text:p>
          </table:table-cell>
          <table:table-cell office:value-type="float" office:value="0.00380457242329915" calcext:value-type="float">
            <text:p>0,003804572423299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0.00442557334899902" calcext:value-type="float">
            <text:p>0,004425573348999</text:p>
          </table:table-cell>
          <table:table-cell office:value-type="float" office:value="0.0040707270304362" calcext:value-type="float">
            <text:p>0,00407072703043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0471383730570475" calcext:value-type="float">
            <text:p>0,004713837305705</text:p>
          </table:table-cell>
          <table:table-cell office:value-type="float" office:value="0.0046084721883138" calcext:value-type="float">
            <text:p>0,004608472188314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0.00508400599161784" calcext:value-type="float">
            <text:p>0,005084005991618</text:p>
          </table:table-cell>
          <table:table-cell office:value-type="float" office:value="0.00517964363098145" calcext:value-type="float">
            <text:p>0,005179643630981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.00577146212259928" calcext:value-type="float">
            <text:p>0,005771462122599</text:p>
          </table:table-cell>
          <table:table-cell office:value-type="float" office:value="0.00544710159301758" calcext:value-type="float">
            <text:p>0,005447101593018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0.00645144780476888" calcext:value-type="float">
            <text:p>0,006451447804769</text:p>
          </table:table-cell>
          <table:table-cell office:value-type="float" office:value="0.00594320297241211" calcext:value-type="float">
            <text:p>0,0059432029724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22:35:04.014208000</meta:creation-date>
    <dc:date>2017-03-27T23:46:04.889197000</dc:date>
    <meta:editing-duration>PT57M12S</meta:editing-duration>
    <meta:editing-cycles>6</meta:editing-cycles>
    <meta:generator>LibreOffice/5.2.3.3$MacOSX_X86_64 LibreOffice_project/d54a8868f08a7b39642414cf2c8ef2f228f780cf</meta:generator>
    <meta:document-statistic meta:table-count="10" meta:cell-count="832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19cm" svg:y="0.316cm" chart:style-name="ch2">
          <text:p>Pomiary czasu sortowania heap sort</text:p>
        </chart:title>
        <chart:legend chart:legend-position="end" svg:x="12.638cm" svg:y="3.242cm" style:legend-expansion="high" chart:style-name="ch3"/>
        <chart:plot-area chart:style-name="ch4" table:cell-range-address="Heap.A1:Heap.F16" chart:data-source-has-labels="row" svg:x="1.321cm" svg:y="1.267cm" svg:width="10.997cm" svg:height="6.582cm">
          <chartooo:coordinate-region svg:x="2.449cm" svg:y="1.459cm" svg:width="9.485cm" svg:height="5.758cm"/>
          <chart:axis chart:dimension="x" chart:name="primary-x" chart:style-name="ch5">
            <chart:title svg:x="5.233cm" svg:y="8.029cm" chart:style-name="ch6">
              <text:p>Rozmiar danych [szt.]</text:p>
            </chart:title>
          </chart:axis>
          <chart:axis chart:dimension="y" chart:name="primary-y" chart:style-name="ch5">
            <chart:title svg:x="0.451cm" svg:y="6.043cm" chart:style-name="ch7">
              <text:p>Czas sortowania [s.]</text:p>
            </chart:title>
            <chart:grid chart:style-name="ch8" chart:class="major"/>
          </chart:axis>
          <chart:series chart:style-name="ch9" chart:values-cell-range-address="Heap.B2:Heap.B16" chart:label-cell-address="Heap.B1:Heap.B1" chart:class="chart:scatter">
            <chart:domain table:cell-range-address="Heap.A2:Heap.A16"/>
            <chart:data-point chart:repeated="15"/>
          </chart:series>
          <chart:series chart:style-name="ch10" chart:values-cell-range-address="Heap.C2:Heap.C16" chart:label-cell-address="Heap.C1:Heap.C1" chart:class="chart:scatter">
            <chart:data-point chart:repeated="15"/>
          </chart:series>
          <chart:series chart:style-name="ch11" chart:values-cell-range-address="Heap.D2:Heap.D16" chart:label-cell-address="Heap.D1:Heap.D1" chart:class="chart:scatter">
            <chart:data-point chart:repeated="15"/>
          </chart:series>
          <chart:series chart:style-name="ch12" chart:values-cell-range-address="Heap.E2:Heap.E16" chart:label-cell-address="Heap.E1:Heap.E1" chart:class="chart:scatter">
            <chart:data-point chart:repeated="15"/>
          </chart:series>
          <chart:series chart:style-name="ch13" chart:values-cell-range-address="Heap.F2:Heap.F16" chart:label-cell-address="Heap.F1:Heap.F1" chart:class="chart:scatte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ane rosnące</text:p>
                <draw:g>
                  <svg:desc>Heap.B1:Heap.B1</svg:desc>
                </draw:g>
              </table:table-cell>
              <table:table-cell office:value-type="string">
                <text:p>Dane stałe</text:p>
                <draw:g>
                  <svg:desc>Heap.C1:Heap.C1</svg:desc>
                </draw:g>
              </table:table-cell>
              <table:table-cell office:value-type="string">
                <text:p>Dane malejące</text:p>
                <draw:g>
                  <svg:desc>Heap.D1:Heap.D1</svg:desc>
                </draw:g>
              </table:table-cell>
              <table:table-cell office:value-type="string">
                <text:p>Dane losowe</text:p>
                <draw:g>
                  <svg:desc>Heap.E1:Heap.E1</svg:desc>
                </draw:g>
              </table:table-cell>
              <table:table-cell office:value-type="string">
                <text:p>Dane v-kształtne</text:p>
                <draw:g>
                  <svg:desc>Heap.F1:Heap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5">
                <text:p>125</text:p>
                <draw:g>
                  <svg:desc>Heap.A2:Heap.A16</svg:desc>
                </draw:g>
              </table:table-cell>
              <table:table-cell office:value-type="float" office:value="0.000883277257283529">
                <text:p>0.000883277257283529</text:p>
                <draw:g>
                  <svg:desc>Heap.B2:Heap.B16</svg:desc>
                </draw:g>
              </table:table-cell>
              <table:table-cell office:value-type="float" office:value="0.000947078069051107">
                <text:p>0.000947078069051107</text:p>
                <draw:g>
                  <svg:desc>Heap.C2:Heap.C16</svg:desc>
                </draw:g>
              </table:table-cell>
              <table:table-cell office:value-type="float" office:value="0.000772460301717122">
                <text:p>0.000772460301717122</text:p>
                <draw:g>
                  <svg:desc>Heap.D2:Heap.D16</svg:desc>
                </draw:g>
              </table:table-cell>
              <table:table-cell office:value-type="float" office:value="0.00102705955505371">
                <text:p>0.00102705955505371</text:p>
                <draw:g>
                  <svg:desc>Heap.E2:Heap.E16</svg:desc>
                </draw:g>
              </table:table-cell>
              <table:table-cell office:value-type="float" office:value="0.000796937942504883">
                <text:p>0.000796937942504883</text:p>
                <draw:g>
                  <svg:desc>Heap.F2:Heap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0.00201428731282552">
                <text:p>0.00201428731282552</text:p>
              </table:table-cell>
              <table:table-cell office:value-type="float" office:value="0.00189476013183594">
                <text:p>0.00189476013183594</text:p>
              </table:table-cell>
              <table:table-cell office:value-type="float" office:value="0.00196650822957357">
                <text:p>0.00196650822957357</text:p>
              </table:table-cell>
              <table:table-cell office:value-type="float" office:value="0.00196754137674967">
                <text:p>0.00196754137674967</text:p>
              </table:table-cell>
              <table:table-cell office:value-type="float" office:value="0.00192991892496745">
                <text:p>0.001929918924967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5">
                <text:p>375</text:p>
              </table:table-cell>
              <table:table-cell office:value-type="float" office:value="0.00329834620157878">
                <text:p>0.00329834620157878</text:p>
              </table:table-cell>
              <table:table-cell office:value-type="float" office:value="0.00301342010498047">
                <text:p>0.00301342010498047</text:p>
              </table:table-cell>
              <table:table-cell office:value-type="float" office:value="0.00313851038614909">
                <text:p>0.00313851038614909</text:p>
              </table:table-cell>
              <table:table-cell office:value-type="float" office:value="0.00315601030985514">
                <text:p>0.00315601030985514</text:p>
              </table:table-cell>
              <table:table-cell office:value-type="float" office:value="0.00314329465230306">
                <text:p>0.00314329465230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0460308392842611">
                <text:p>0.00460308392842611</text:p>
              </table:table-cell>
              <table:table-cell office:value-type="float" office:value="0.00418133735656738">
                <text:p>0.00418133735656738</text:p>
              </table:table-cell>
              <table:table-cell office:value-type="float" office:value="0.00425901412963867">
                <text:p>0.00425901412963867</text:p>
              </table:table-cell>
              <table:table-cell office:value-type="float" office:value="0.00454967816670736">
                <text:p>0.00454967816670736</text:p>
              </table:table-cell>
              <table:table-cell office:value-type="float" office:value="0.00456072489420573">
                <text:p>0.004560724894205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5">
                <text:p>625</text:p>
              </table:table-cell>
              <table:table-cell office:value-type="float" office:value="0.00605333646138509">
                <text:p>0.00605333646138509</text:p>
              </table:table-cell>
              <table:table-cell office:value-type="float" office:value="0.00586169560750326">
                <text:p>0.00586169560750326</text:p>
              </table:table-cell>
              <table:table-cell office:value-type="float" office:value="0.00566277503967285">
                <text:p>0.00566277503967285</text:p>
              </table:table-cell>
              <table:table-cell office:value-type="float" office:value="0.00624519983927409">
                <text:p>0.00624519983927409</text:p>
              </table:table-cell>
              <table:table-cell office:value-type="float" office:value="0.00553903579711914">
                <text:p>0.005539035797119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">
                <text:p>750</text:p>
              </table:table-cell>
              <table:table-cell office:value-type="float" office:value="0.00769756635030111">
                <text:p>0.00769756635030111</text:p>
              </table:table-cell>
              <table:table-cell office:value-type="float" office:value="0.00710101127624512">
                <text:p>0.00710101127624512</text:p>
              </table:table-cell>
              <table:table-cell office:value-type="float" office:value="0.00689331690470378">
                <text:p>0.00689331690470378</text:p>
              </table:table-cell>
              <table:table-cell office:value-type="float" office:value="0.00753270785013835">
                <text:p>0.00753270785013835</text:p>
              </table:table-cell>
              <table:table-cell office:value-type="float" office:value="0.00702126820882161">
                <text:p>0.007021268208821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75">
                <text:p>875</text:p>
              </table:table-cell>
              <table:table-cell office:value-type="float" office:value="0.00926370620727539">
                <text:p>0.00926370620727539</text:p>
              </table:table-cell>
              <table:table-cell office:value-type="float" office:value="0.00848580996195475">
                <text:p>0.00848580996195475</text:p>
              </table:table-cell>
              <table:table-cell office:value-type="float" office:value="0.00821434656778972">
                <text:p>0.00821434656778972</text:p>
              </table:table-cell>
              <table:table-cell office:value-type="float" office:value="0.00917641321818034">
                <text:p>0.00917641321818034</text:p>
              </table:table-cell>
              <table:table-cell office:value-type="float" office:value="0.00876903533935547">
                <text:p>0.008769035339355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0.0111390431722005">
                <text:p>0.0111390431722005</text:p>
              </table:table-cell>
              <table:table-cell office:value-type="float" office:value="0.00964703559875488">
                <text:p>0.00964703559875488</text:p>
              </table:table-cell>
              <table:table-cell office:value-type="float" office:value="0.00958518981933594">
                <text:p>0.00958518981933594</text:p>
              </table:table-cell>
              <table:table-cell office:value-type="float" office:value="0.0106255372365316">
                <text:p>0.0106255372365316</text:p>
              </table:table-cell>
              <table:table-cell office:value-type="float" office:value="0.010122013092041">
                <text:p>0.0101220130920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5">
                <text:p>1125</text:p>
              </table:table-cell>
              <table:table-cell office:value-type="float" office:value="0.0123661041259766">
                <text:p>0.0123661041259766</text:p>
              </table:table-cell>
              <table:table-cell office:value-type="float" office:value="0.0109480381011963">
                <text:p>0.0109480381011963</text:p>
              </table:table-cell>
              <table:table-cell office:value-type="float" office:value="0.0113407293955485">
                <text:p>0.0113407293955485</text:p>
              </table:table-cell>
              <table:table-cell office:value-type="float" office:value="0.0126519997914632">
                <text:p>0.0126519997914632</text:p>
              </table:table-cell>
              <table:table-cell office:value-type="float" office:value="0.0114559650421143">
                <text:p>0.01145596504211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0">
                <text:p>1250</text:p>
              </table:table-cell>
              <table:table-cell office:value-type="float" office:value="0.0149142583211263">
                <text:p>0.0149142583211263</text:p>
              </table:table-cell>
              <table:table-cell office:value-type="float" office:value="0.0126857439676921">
                <text:p>0.0126857439676921</text:p>
              </table:table-cell>
              <table:table-cell office:value-type="float" office:value="0.0125802993774414">
                <text:p>0.0125802993774414</text:p>
              </table:table-cell>
              <table:table-cell office:value-type="float" office:value="0.0133312384287516">
                <text:p>0.0133312384287516</text:p>
              </table:table-cell>
              <table:table-cell office:value-type="float" office:value="0.0126192251841227">
                <text:p>0.01261922518412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75">
                <text:p>1375</text:p>
              </table:table-cell>
              <table:table-cell office:value-type="float" office:value="0.0160087903340658">
                <text:p>0.0160087903340658</text:p>
              </table:table-cell>
              <table:table-cell office:value-type="float" office:value="0.0142610390981038">
                <text:p>0.0142610390981038</text:p>
              </table:table-cell>
              <table:table-cell office:value-type="float" office:value="0.0148600419362386">
                <text:p>0.0148600419362386</text:p>
              </table:table-cell>
              <table:table-cell office:value-type="float" office:value="0.015269406636556">
                <text:p>0.015269406636556</text:p>
              </table:table-cell>
              <table:table-cell office:value-type="float" office:value="0.0140804290771484">
                <text:p>0.01408042907714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0">
                <text:p>1500</text:p>
              </table:table-cell>
              <table:table-cell office:value-type="float" office:value="0.0180334568023682">
                <text:p>0.0180334568023682</text:p>
              </table:table-cell>
              <table:table-cell office:value-type="float" office:value="0.0154861291249593">
                <text:p>0.0154861291249593</text:p>
              </table:table-cell>
              <table:table-cell office:value-type="float" office:value="0.0157592137654622">
                <text:p>0.0157592137654622</text:p>
              </table:table-cell>
              <table:table-cell office:value-type="float" office:value="0.017095422744751">
                <text:p>0.017095422744751</text:p>
              </table:table-cell>
              <table:table-cell office:value-type="float" office:value="0.0162712256113688">
                <text:p>0.01627122561136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25">
                <text:p>1625</text:p>
              </table:table-cell>
              <table:table-cell office:value-type="float" office:value="0.0189478874206543">
                <text:p>0.0189478874206543</text:p>
              </table:table-cell>
              <table:table-cell office:value-type="float" office:value="0.0173465410868327">
                <text:p>0.0173465410868327</text:p>
              </table:table-cell>
              <table:table-cell office:value-type="float" office:value="0.0174943923950195">
                <text:p>0.0174943923950195</text:p>
              </table:table-cell>
              <table:table-cell office:value-type="float" office:value="0.0186988194783529">
                <text:p>0.0186988194783529</text:p>
              </table:table-cell>
              <table:table-cell office:value-type="float" office:value="0.0175188382466634">
                <text:p>0.01751883824666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50">
                <text:p>1750</text:p>
              </table:table-cell>
              <table:table-cell office:value-type="float" office:value="0.0214339256286621">
                <text:p>0.0214339256286621</text:p>
              </table:table-cell>
              <table:table-cell office:value-type="float" office:value="0.0187425454457601">
                <text:p>0.0187425454457601</text:p>
              </table:table-cell>
              <table:table-cell office:value-type="float" office:value="0.0185123602549235">
                <text:p>0.0185123602549235</text:p>
              </table:table-cell>
              <table:table-cell office:value-type="float" office:value="0.0204047838846842">
                <text:p>0.0204047838846842</text:p>
              </table:table-cell>
              <table:table-cell office:value-type="float" office:value="0.0198443412780762">
                <text:p>0.01984434127807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75">
                <text:p>1875</text:p>
              </table:table-cell>
              <table:table-cell office:value-type="float" office:value="0.0232508500417074">
                <text:p>0.0232508500417074</text:p>
              </table:table-cell>
              <table:table-cell office:value-type="float" office:value="0.0203755855560303">
                <text:p>0.0203755855560303</text:p>
              </table:table-cell>
              <table:table-cell office:value-type="float" office:value="0.0204389413197835">
                <text:p>0.0204389413197835</text:p>
              </table:table-cell>
              <table:table-cell office:value-type="float" office:value="0.0221883138020833">
                <text:p>0.0221883138020833</text:p>
              </table:table-cell>
              <table:table-cell office:value-type="float" office:value="0.0210458596547445">
                <text:p>0.02104585965474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MacOSX_X86_64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29cm" svg:y="0.316cm" chart:style-name="ch2">
          <text:p>Porównanie implementacji quicksorta</text:p>
        </chart:title>
        <chart:legend chart:legend-position="end" svg:x="11.738cm" svg:y="3.967cm" style:legend-expansion="high" chart:style-name="ch3"/>
        <chart:plot-area chart:style-name="ch4" table:cell-range-address="quick.A1:quick.C16" chart:data-source-has-labels="row" svg:x="1.321cm" svg:y="1.267cm" svg:width="10.097cm" svg:height="6.582cm">
          <chartooo:coordinate-region svg:x="2.449cm" svg:y="1.459cm" svg:width="8.585cm" svg:height="5.758cm"/>
          <chart:axis chart:dimension="x" chart:name="primary-x" chart:style-name="ch5">
            <chart:title svg:x="4.783cm" svg:y="8.029cm" chart:style-name="ch6">
              <text:p>Rozmiar danych [szt.]</text:p>
            </chart:title>
          </chart:axis>
          <chart:axis chart:dimension="y" chart:name="primary-y" chart:style-name="ch7">
            <chart:title svg:x="0.451cm" svg:y="6.043cm" chart:style-name="ch8">
              <text:p>Czas sortowania [s.]</text:p>
            </chart:title>
            <chart:grid chart:style-name="ch9" chart:class="major"/>
          </chart:axis>
          <chart:series chart:style-name="ch10" chart:values-cell-range-address="quick.B2:quick.B16" chart:label-cell-address="quick.B1:quick.B1" chart:class="chart:scatter">
            <chart:domain table:cell-range-address="quick.A2:quick.A16"/>
            <chart:data-point chart:repeated="15"/>
          </chart:series>
          <chart:series chart:style-name="ch11" chart:values-cell-range-address="quick.C2:quick.C16" chart:label-cell-address="quick.C1:quick.C1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teracyjny quick sort</text:p>
                <draw:g>
                  <svg:desc>quick.B1:quick.B1</svg:desc>
                </draw:g>
              </table:table-cell>
              <table:table-cell office:value-type="string">
                <text:p>rekurencyjny quicksort</text:p>
                <draw:g>
                  <svg:desc>quick.C1:quick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5">
                <text:p>125</text:p>
                <draw:g>
                  <svg:desc>quick.A2:quick.A16</svg:desc>
                </draw:g>
              </table:table-cell>
              <table:table-cell office:value-type="float" office:value="0.000333929061889648">
                <text:p>0.000333929061889648</text:p>
                <draw:g>
                  <svg:desc>quick.B2:quick.B16</svg:desc>
                </draw:g>
              </table:table-cell>
              <table:table-cell office:value-type="float" office:value="0.000237369537353516">
                <text:p>0.000237369537353516</text:p>
                <draw:g>
                  <svg:desc>quick.C2:quick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0.000614817937215169">
                <text:p>0.000614817937215169</text:p>
              </table:table-cell>
              <table:table-cell office:value-type="float" office:value="0.000554418563842773">
                <text:p>0.0005544185638427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5">
                <text:p>375</text:p>
              </table:table-cell>
              <table:table-cell office:value-type="float" office:value="0.00113813082377116">
                <text:p>0.00113813082377116</text:p>
              </table:table-cell>
              <table:table-cell office:value-type="float" office:value="0.000895913441975911">
                <text:p>0.0008959134419759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013250192006429">
                <text:p>0.0013250192006429</text:p>
              </table:table-cell>
              <table:table-cell office:value-type="float" office:value="0.00124192237854004">
                <text:p>0.00124192237854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5">
                <text:p>625</text:p>
              </table:table-cell>
              <table:table-cell office:value-type="float" office:value="0.00177601178487142">
                <text:p>0.00177601178487142</text:p>
              </table:table-cell>
              <table:table-cell office:value-type="float" office:value="0.00163086255391439">
                <text:p>0.001630862553914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">
                <text:p>750</text:p>
              </table:table-cell>
              <table:table-cell office:value-type="float" office:value="0.00231046676635742">
                <text:p>0.00231046676635742</text:p>
              </table:table-cell>
              <table:table-cell office:value-type="float" office:value="0.00215271313985189">
                <text:p>0.002152713139851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75">
                <text:p>875</text:p>
              </table:table-cell>
              <table:table-cell office:value-type="float" office:value="0.00271692276000977">
                <text:p>0.00271692276000977</text:p>
              </table:table-cell>
              <table:table-cell office:value-type="float" office:value="0.00243155161539714">
                <text:p>0.00243155161539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0.00337568918863932">
                <text:p>0.00337568918863932</text:p>
              </table:table-cell>
              <table:table-cell office:value-type="float" office:value="0.00283120473225911">
                <text:p>0.002831204732259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5">
                <text:p>1125</text:p>
              </table:table-cell>
              <table:table-cell office:value-type="float" office:value="0.00363314946492513">
                <text:p>0.00363314946492513</text:p>
              </table:table-cell>
              <table:table-cell office:value-type="float" office:value="0.00342874526977539">
                <text:p>0.003428745269775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0">
                <text:p>1250</text:p>
              </table:table-cell>
              <table:table-cell office:value-type="float" office:value="0.00389690399169922">
                <text:p>0.00389690399169922</text:p>
              </table:table-cell>
              <table:table-cell office:value-type="float" office:value="0.00380457242329915">
                <text:p>0.003804572423299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75">
                <text:p>1375</text:p>
              </table:table-cell>
              <table:table-cell office:value-type="float" office:value="0.00442557334899902">
                <text:p>0.00442557334899902</text:p>
              </table:table-cell>
              <table:table-cell office:value-type="float" office:value="0.0040707270304362">
                <text:p>0.00407072703043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0">
                <text:p>1500</text:p>
              </table:table-cell>
              <table:table-cell office:value-type="float" office:value="0.00471383730570475">
                <text:p>0.00471383730570475</text:p>
              </table:table-cell>
              <table:table-cell office:value-type="float" office:value="0.0046084721883138">
                <text:p>0.00460847218831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25">
                <text:p>1625</text:p>
              </table:table-cell>
              <table:table-cell office:value-type="float" office:value="0.00508400599161784">
                <text:p>0.00508400599161784</text:p>
              </table:table-cell>
              <table:table-cell office:value-type="float" office:value="0.00517964363098145">
                <text:p>0.005179643630981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50">
                <text:p>1750</text:p>
              </table:table-cell>
              <table:table-cell office:value-type="float" office:value="0.00577146212259928">
                <text:p>0.00577146212259928</text:p>
              </table:table-cell>
              <table:table-cell office:value-type="float" office:value="0.00544710159301758">
                <text:p>0.005447101593017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75">
                <text:p>1875</text:p>
              </table:table-cell>
              <table:table-cell office:value-type="float" office:value="0.00645144780476888">
                <text:p>0.00645144780476888</text:p>
              </table:table-cell>
              <table:table-cell office:value-type="float" office:value="0.00594320297241211">
                <text:p>0.0059432029724121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MacOSX_X86_64 LibreOffice_project/d54a8868f08a7b39642414cf2c8ef2f228f780cf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91cm" svg:y="0.316cm" chart:style-name="ch2">
          <text:p>Insertion sort</text:p>
        </chart:title>
        <chart:legend chart:legend-position="end" svg:x="12.638cm" svg:y="3.242cm" style:legend-expansion="high" chart:style-name="ch3"/>
        <chart:plot-area chart:style-name="ch4" table:cell-range-address="insertion.A1:insertion.F16" chart:data-source-has-labels="row" svg:x="1.321cm" svg:y="1.267cm" svg:width="10.997cm" svg:height="6.582cm">
          <chartooo:coordinate-region svg:x="2.651cm" svg:y="1.459cm" svg:width="9.283cm" svg:height="5.759cm"/>
          <chart:axis chart:dimension="x" chart:name="primary-x" chart:style-name="ch5">
            <chart:title svg:x="5.233cm" svg:y="8.029cm" chart:style-name="ch6">
              <text:p>Rozmiar danych [szt.]</text:p>
            </chart:title>
          </chart:axis>
          <chart:axis chart:dimension="y" chart:name="primary-y" chart:style-name="ch7">
            <chart:title svg:x="0.451cm" svg:y="6.043cm" chart:style-name="ch8">
              <text:p>Czas sortowania [s.]</text:p>
            </chart:title>
            <chart:grid chart:style-name="ch9" chart:class="major"/>
          </chart:axis>
          <chart:series chart:style-name="ch10" chart:values-cell-range-address="insertion.B2:insertion.B16" chart:label-cell-address="insertion.B1:insertion.B1" chart:class="chart:scatter">
            <chart:domain table:cell-range-address="insertion.A2:insertion.A16"/>
            <chart:data-point chart:repeated="15"/>
          </chart:series>
          <chart:series chart:style-name="ch11" chart:values-cell-range-address="insertion.C2:insertion.C16" chart:label-cell-address="insertion.C1:insertion.C1" chart:class="chart:scatter">
            <chart:data-point chart:repeated="15"/>
          </chart:series>
          <chart:series chart:style-name="ch12" chart:values-cell-range-address="insertion.D2:insertion.D16" chart:label-cell-address="insertion.D1:insertion.D1" chart:class="chart:scatter">
            <chart:data-point chart:repeated="15"/>
          </chart:series>
          <chart:series chart:style-name="ch13" chart:values-cell-range-address="insertion.E2:insertion.E16" chart:label-cell-address="insertion.E1:insertion.E1" chart:class="chart:scatter">
            <chart:data-point chart:repeated="15"/>
          </chart:series>
          <chart:series chart:style-name="ch14" chart:values-cell-range-address="insertion.F2:insertion.F16" chart:label-cell-address="insertion.F1:insertion.F1" chart:class="chart:scatter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ane rosnące</text:p>
                <draw:g>
                  <svg:desc>insertion.B1:insertion.B1</svg:desc>
                </draw:g>
              </table:table-cell>
              <table:table-cell office:value-type="string">
                <text:p>Dane stałe</text:p>
                <draw:g>
                  <svg:desc>insertion.C1:insertion.C1</svg:desc>
                </draw:g>
              </table:table-cell>
              <table:table-cell office:value-type="string">
                <text:p>Dane malejące</text:p>
                <draw:g>
                  <svg:desc>insertion.D1:insertion.D1</svg:desc>
                </draw:g>
              </table:table-cell>
              <table:table-cell office:value-type="string">
                <text:p>Dane losowe</text:p>
                <draw:g>
                  <svg:desc>insertion.E1:insertion.E1</svg:desc>
                </draw:g>
              </table:table-cell>
              <table:table-cell office:value-type="string">
                <text:p>Dane v-kształtne</text:p>
                <draw:g>
                  <svg:desc>insertion.F1:insertion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5">
                <text:p>125</text:p>
                <draw:g>
                  <svg:desc>insertion.A2:insertion.A16</svg:desc>
                </draw:g>
              </table:table-cell>
              <table:table-cell office:value-type="float" office:value="0.0000842730204264323">
                <text:p>0.0000842730204264323</text:p>
                <draw:g>
                  <svg:desc>insertion.B2:insertion.B16</svg:desc>
                </draw:g>
              </table:table-cell>
              <table:table-cell office:value-type="float" office:value="0.00121672948201497">
                <text:p>0.00121672948201497</text:p>
                <draw:g>
                  <svg:desc>insertion.C2:insertion.C16</svg:desc>
                </draw:g>
              </table:table-cell>
              <table:table-cell office:value-type="float" office:value="0.0026800791422526">
                <text:p>0.0026800791422526</text:p>
                <draw:g>
                  <svg:desc>insertion.D2:insertion.D16</svg:desc>
                </draw:g>
              </table:table-cell>
              <table:table-cell office:value-type="float" office:value="0.00125099817911784">
                <text:p>0.00125099817911784</text:p>
                <draw:g>
                  <svg:desc>insertion.E2:insertion.E16</svg:desc>
                </draw:g>
              </table:table-cell>
              <table:table-cell office:value-type="float" office:value="0.00129373868306478">
                <text:p>0.00129373868306478</text:p>
                <draw:g>
                  <svg:desc>insertion.F2:insertion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0.000109227498372396">
                <text:p>0.000109227498372396</text:p>
              </table:table-cell>
              <table:table-cell office:value-type="float" office:value="0.00450971921284994">
                <text:p>0.00450971921284994</text:p>
              </table:table-cell>
              <table:table-cell office:value-type="float" office:value="0.0116678714752197">
                <text:p>0.0116678714752197</text:p>
              </table:table-cell>
              <table:table-cell office:value-type="float" office:value="0.00521035194396973">
                <text:p>0.00521035194396973</text:p>
              </table:table-cell>
              <table:table-cell office:value-type="float" office:value="0.00515748659769694">
                <text:p>0.005157486597696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5">
                <text:p>375</text:p>
              </table:table-cell>
              <table:table-cell office:value-type="float" office:value="0.000181261698404948">
                <text:p>0.000181261698404948</text:p>
              </table:table-cell>
              <table:table-cell office:value-type="float" office:value="0.0110066890716553">
                <text:p>0.0110066890716553</text:p>
              </table:table-cell>
              <table:table-cell office:value-type="float" office:value="0.0272707144419352">
                <text:p>0.0272707144419352</text:p>
              </table:table-cell>
              <table:table-cell office:value-type="float" office:value="0.0118751525878906">
                <text:p>0.0118751525878906</text:p>
              </table:table-cell>
              <table:table-cell office:value-type="float" office:value="0.0116976579030355">
                <text:p>0.01169765790303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00227467219034831">
                <text:p>0.000227467219034831</text:p>
              </table:table-cell>
              <table:table-cell office:value-type="float" office:value="0.0198723316192627">
                <text:p>0.0198723316192627</text:p>
              </table:table-cell>
              <table:table-cell office:value-type="float" office:value="0.0516741116841634">
                <text:p>0.0516741116841634</text:p>
              </table:table-cell>
              <table:table-cell office:value-type="float" office:value="0.0220699628194173">
                <text:p>0.0220699628194173</text:p>
              </table:table-cell>
              <table:table-cell office:value-type="float" office:value="0.0222758452097575">
                <text:p>0.02227584520975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5">
                <text:p>625</text:p>
              </table:table-cell>
              <table:table-cell office:value-type="float" office:value="0.000389544169108073">
                <text:p>0.000389544169108073</text:p>
              </table:table-cell>
              <table:table-cell office:value-type="float" office:value="0.0324278990427653">
                <text:p>0.0324278990427653</text:p>
              </table:table-cell>
              <table:table-cell office:value-type="float" office:value="0.0706362883249919">
                <text:p>0.0706362883249919</text:p>
              </table:table-cell>
              <table:table-cell office:value-type="float" office:value="0.0361899534861247">
                <text:p>0.0361899534861247</text:p>
              </table:table-cell>
              <table:table-cell office:value-type="float" office:value="0.0339879194895426">
                <text:p>0.03398791948954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">
                <text:p>750</text:p>
              </table:table-cell>
              <table:table-cell office:value-type="float" office:value="0.000358025232950846">
                <text:p>0.000358025232950846</text:p>
              </table:table-cell>
              <table:table-cell office:value-type="float" office:value="0.0481822490692139">
                <text:p>0.0481822490692139</text:p>
              </table:table-cell>
              <table:table-cell office:value-type="float" office:value="0.102775939305623">
                <text:p>0.102775939305623</text:p>
              </table:table-cell>
              <table:table-cell office:value-type="float" office:value="0.0532981713612874">
                <text:p>0.0532981713612874</text:p>
              </table:table-cell>
              <table:table-cell office:value-type="float" office:value="0.0495157559712728">
                <text:p>0.04951575597127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75">
                <text:p>875</text:p>
              </table:table-cell>
              <table:table-cell office:value-type="float" office:value="0.000440073013305664">
                <text:p>0.000440073013305664</text:p>
              </table:table-cell>
              <table:table-cell office:value-type="float" office:value="0.0685272693634033">
                <text:p>0.0685272693634033</text:p>
              </table:table-cell>
              <table:table-cell office:value-type="float" office:value="0.142798884709676">
                <text:p>0.142798884709676</text:p>
              </table:table-cell>
              <table:table-cell office:value-type="float" office:value="0.0745257218678792">
                <text:p>0.0745257218678792</text:p>
              </table:table-cell>
              <table:table-cell office:value-type="float" office:value="0.0693027496337891">
                <text:p>0.06930274963378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0.000684849421183268">
                <text:p>0.000684849421183268</text:p>
              </table:table-cell>
              <table:table-cell office:value-type="float" office:value="0.0876322587331136">
                <text:p>0.0876322587331136</text:p>
              </table:table-cell>
              <table:table-cell office:value-type="float" office:value="0.34002374013265">
                <text:p>0.34002374013265</text:p>
              </table:table-cell>
              <table:table-cell office:value-type="float" office:value="0.0936741987864177">
                <text:p>0.0936741987864177</text:p>
              </table:table-cell>
              <table:table-cell office:value-type="float" office:value="0.0937912940979004">
                <text:p>0.09379129409790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5">
                <text:p>1125</text:p>
              </table:table-cell>
              <table:table-cell office:value-type="float" office:value="0.000816615422566732">
                <text:p>0.000816615422566732</text:p>
              </table:table-cell>
              <table:table-cell office:value-type="float" office:value="0.115310509999593">
                <text:p>0.115310509999593</text:p>
              </table:table-cell>
              <table:table-cell office:value-type="float" office:value="0.307892147699992">
                <text:p>0.307892147699992</text:p>
              </table:table-cell>
              <table:table-cell office:value-type="float" office:value="0.122728872299194">
                <text:p>0.122728872299194</text:p>
              </table:table-cell>
              <table:table-cell office:value-type="float" office:value="0.119911289215088">
                <text:p>0.1199112892150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0">
                <text:p>1250</text:p>
              </table:table-cell>
              <table:table-cell office:value-type="float" office:value="0.000943152109781901">
                <text:p>0.000943152109781901</text:p>
              </table:table-cell>
              <table:table-cell office:value-type="float" office:value="0.138615242640177">
                <text:p>0.138615242640177</text:p>
              </table:table-cell>
              <table:table-cell office:value-type="float" office:value="0.300425450007121">
                <text:p>0.300425450007121</text:p>
              </table:table-cell>
              <table:table-cell office:value-type="float" office:value="0.153486712773641">
                <text:p>0.153486712773641</text:p>
              </table:table-cell>
              <table:table-cell office:value-type="float" office:value="0.146642939249674">
                <text:p>0.1466429392496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75">
                <text:p>1375</text:p>
              </table:table-cell>
              <table:table-cell office:value-type="float" office:value="0.000663455327351888">
                <text:p>0.000663455327351888</text:p>
              </table:table-cell>
              <table:table-cell office:value-type="float" office:value="0.169499667485555">
                <text:p>0.169499667485555</text:p>
              </table:table-cell>
              <table:table-cell office:value-type="float" office:value="0.368430201212565">
                <text:p>0.368430201212565</text:p>
              </table:table-cell>
              <table:table-cell office:value-type="float" office:value="0.185104401906331">
                <text:p>0.185104401906331</text:p>
              </table:table-cell>
              <table:table-cell office:value-type="float" office:value="0.178490479787191">
                <text:p>0.1784904797871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0">
                <text:p>1500</text:p>
              </table:table-cell>
              <table:table-cell office:value-type="float" office:value="0.000838772455851237">
                <text:p>0.000838772455851237</text:p>
              </table:table-cell>
              <table:table-cell office:value-type="float" office:value="0.207630634307861">
                <text:p>0.207630634307861</text:p>
              </table:table-cell>
              <table:table-cell office:value-type="float" office:value="0.437788740793864">
                <text:p>0.437788740793864</text:p>
              </table:table-cell>
              <table:table-cell office:value-type="float" office:value="0.222940762837728">
                <text:p>0.222940762837728</text:p>
              </table:table-cell>
              <table:table-cell office:value-type="float" office:value="0.214462518692017">
                <text:p>0.2144625186920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25">
                <text:p>1625</text:p>
              </table:table-cell>
              <table:table-cell office:value-type="float" office:value="0.000818920135498047">
                <text:p>0.000818920135498047</text:p>
              </table:table-cell>
              <table:table-cell office:value-type="float" office:value="0.233863846460978">
                <text:p>0.233863846460978</text:p>
              </table:table-cell>
              <table:table-cell office:value-type="float" office:value="0.50937614440918">
                <text:p>0.50937614440918</text:p>
              </table:table-cell>
              <table:table-cell office:value-type="float" office:value="0.264086167017619">
                <text:p>0.264086167017619</text:p>
              </table:table-cell>
              <table:table-cell office:value-type="float" office:value="0.252073113123576">
                <text:p>0.2520731131235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50">
                <text:p>1750</text:p>
              </table:table-cell>
              <table:table-cell office:value-type="float" office:value="0.000926589965820312">
                <text:p>0.000926589965820312</text:p>
              </table:table-cell>
              <table:table-cell office:value-type="float" office:value="0.268307781219482">
                <text:p>0.268307781219482</text:p>
              </table:table-cell>
              <table:table-cell office:value-type="float" office:value="0.612271690368652">
                <text:p>0.612271690368652</text:p>
              </table:table-cell>
              <table:table-cell office:value-type="float" office:value="0.307438596089681">
                <text:p>0.307438596089681</text:p>
              </table:table-cell>
              <table:table-cell office:value-type="float" office:value="0.295413668950399">
                <text:p>0.2954136689503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75">
                <text:p>1875</text:p>
              </table:table-cell>
              <table:table-cell office:value-type="float" office:value="0.00105387369791667">
                <text:p>0.00105387369791667</text:p>
              </table:table-cell>
              <table:table-cell office:value-type="float" office:value="0.317558495203654">
                <text:p>0.317558495203654</text:p>
              </table:table-cell>
              <table:table-cell office:value-type="float" office:value="0.686925919850667">
                <text:p>0.686925919850667</text:p>
              </table:table-cell>
              <table:table-cell office:value-type="float" office:value="0.352970854441325">
                <text:p>0.352970854441325</text:p>
              </table:table-cell>
              <table:table-cell office:value-type="float" office:value="0.491588020324707">
                <text:p>0.4915880203247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MacOSX_X86_64 LibreOffice_project/d54a8868f08a7b39642414cf2c8ef2f228f780c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27cm" svg:y="0.316cm" chart:style-name="ch2">
          <text:p>Merge sort</text:p>
        </chart:title>
        <chart:legend chart:legend-position="end" svg:x="12.638cm" svg:y="3.242cm" style:legend-expansion="high" chart:style-name="ch3"/>
        <chart:plot-area chart:style-name="ch4" table:cell-range-address="Merge.A1:Merge.F16" chart:data-source-has-labels="row" svg:x="1.321cm" svg:y="1.267cm" svg:width="10.997cm" svg:height="6.582cm">
          <chartooo:coordinate-region svg:x="2.449cm" svg:y="1.459cm" svg:width="9.485cm" svg:height="5.758cm"/>
          <chart:axis chart:dimension="x" chart:name="primary-x" chart:style-name="ch5">
            <chart:title svg:x="5.233cm" svg:y="8.029cm" chart:style-name="ch6">
              <text:p>Rozmiar danych [szt.]</text:p>
            </chart:title>
          </chart:axis>
          <chart:axis chart:dimension="y" chart:name="primary-y" chart:style-name="ch7">
            <chart:title svg:x="0.451cm" svg:y="6.043cm" chart:style-name="ch8">
              <text:p>Czas sortowania [s.]</text:p>
            </chart:title>
            <chart:grid chart:style-name="ch9" chart:class="major"/>
          </chart:axis>
          <chart:series chart:style-name="ch10" chart:values-cell-range-address="Merge.B2:Merge.B16" chart:label-cell-address="Merge.B1:Merge.B1" chart:class="chart:scatter">
            <chart:domain table:cell-range-address="Merge.A2:Merge.A16"/>
            <chart:data-point chart:repeated="15"/>
          </chart:series>
          <chart:series chart:style-name="ch11" chart:values-cell-range-address="Merge.C2:Merge.C16" chart:label-cell-address="Merge.C1:Merge.C1" chart:class="chart:scatter">
            <chart:data-point chart:repeated="15"/>
          </chart:series>
          <chart:series chart:style-name="ch12" chart:values-cell-range-address="Merge.D2:Merge.D16" chart:label-cell-address="Merge.D1:Merge.D1" chart:class="chart:scatter">
            <chart:data-point chart:repeated="15"/>
          </chart:series>
          <chart:series chart:style-name="ch13" chart:values-cell-range-address="Merge.E2:Merge.E16" chart:label-cell-address="Merge.E1:Merge.E1" chart:class="chart:scatter">
            <chart:data-point chart:repeated="15"/>
          </chart:series>
          <chart:series chart:style-name="ch14" chart:values-cell-range-address="Merge.F2:Merge.F16" chart:label-cell-address="Merge.F1:Merge.F1" chart:class="chart:scatter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ane rosnące</text:p>
                <draw:g>
                  <svg:desc>Merge.B1:Merge.B1</svg:desc>
                </draw:g>
              </table:table-cell>
              <table:table-cell office:value-type="string">
                <text:p>Dane stałe</text:p>
                <draw:g>
                  <svg:desc>Merge.C1:Merge.C1</svg:desc>
                </draw:g>
              </table:table-cell>
              <table:table-cell office:value-type="string">
                <text:p>Dane malejące</text:p>
                <draw:g>
                  <svg:desc>Merge.D1:Merge.D1</svg:desc>
                </draw:g>
              </table:table-cell>
              <table:table-cell office:value-type="string">
                <text:p>Dane losowe</text:p>
                <draw:g>
                  <svg:desc>Merge.E1:Merge.E1</svg:desc>
                </draw:g>
              </table:table-cell>
              <table:table-cell office:value-type="string">
                <text:p>Dane v-kształtne</text:p>
                <draw:g>
                  <svg:desc>Merge.F1:Merge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5">
                <text:p>125</text:p>
                <draw:g>
                  <svg:desc>Merge.A2:Merge.A16</svg:desc>
                </draw:g>
              </table:table-cell>
              <table:table-cell office:value-type="float" office:value="0.000424893697102865">
                <text:p>0.000424893697102865</text:p>
                <draw:g>
                  <svg:desc>Merge.B2:Merge.B16</svg:desc>
                </draw:g>
              </table:table-cell>
              <table:table-cell office:value-type="float" office:value="0.000461864471435547">
                <text:p>0.000461864471435547</text:p>
                <draw:g>
                  <svg:desc>Merge.C2:Merge.C16</svg:desc>
                </draw:g>
              </table:table-cell>
              <table:table-cell office:value-type="float" office:value="0.000426324208577474">
                <text:p>0.000426324208577474</text:p>
                <draw:g>
                  <svg:desc>Merge.D2:Merge.D16</svg:desc>
                </draw:g>
              </table:table-cell>
              <table:table-cell office:value-type="float" office:value="0.000453964869181315">
                <text:p>0.000453964869181315</text:p>
                <draw:g>
                  <svg:desc>Merge.E2:Merge.E16</svg:desc>
                </draw:g>
              </table:table-cell>
              <table:table-cell office:value-type="float" office:value="0.000443601608276367">
                <text:p>0.000443601608276367</text:p>
                <draw:g>
                  <svg:desc>Merge.F2:Merge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0.000933376948038737">
                <text:p>0.000933376948038737</text:p>
              </table:table-cell>
              <table:table-cell office:value-type="float" office:value="0.00100258191426595">
                <text:p>0.00100258191426595</text:p>
              </table:table-cell>
              <table:table-cell office:value-type="float" office:value="0.000922298431396484">
                <text:p>0.000922298431396484</text:p>
              </table:table-cell>
              <table:table-cell office:value-type="float" office:value="0.0010136604309082">
                <text:p>0.0010136604309082</text:p>
              </table:table-cell>
              <table:table-cell office:value-type="float" office:value="0.000971523920694987">
                <text:p>0.0009715239206949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5">
                <text:p>375</text:p>
              </table:table-cell>
              <table:table-cell office:value-type="float" office:value="0.00140929222106934">
                <text:p>0.00140929222106934</text:p>
              </table:table-cell>
              <table:table-cell office:value-type="float" office:value="0.00162704785664876">
                <text:p>0.00162704785664876</text:p>
              </table:table-cell>
              <table:table-cell office:value-type="float" office:value="0.00155762036641439">
                <text:p>0.00155762036641439</text:p>
              </table:table-cell>
              <table:table-cell office:value-type="float" office:value="0.00155949592590332">
                <text:p>0.00155949592590332</text:p>
              </table:table-cell>
              <table:table-cell office:value-type="float" office:value="0.00148960749308268">
                <text:p>0.001489607493082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0197860399881999">
                <text:p>0.00197860399881999</text:p>
              </table:table-cell>
              <table:table-cell office:value-type="float" office:value="0.00210890769958496">
                <text:p>0.00210890769958496</text:p>
              </table:table-cell>
              <table:table-cell office:value-type="float" office:value="0.00192705790201823">
                <text:p>0.00192705790201823</text:p>
              </table:table-cell>
              <table:table-cell office:value-type="float" office:value="0.0021332581837972">
                <text:p>0.0021332581837972</text:p>
              </table:table-cell>
              <table:table-cell office:value-type="float" office:value="0.00199777285257975">
                <text:p>0.001997772852579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5">
                <text:p>625</text:p>
              </table:table-cell>
              <table:table-cell office:value-type="float" office:value="0.00251531600952148">
                <text:p>0.00251531600952148</text:p>
              </table:table-cell>
              <table:table-cell office:value-type="float" office:value="0.00275769233703613">
                <text:p>0.00275769233703613</text:p>
              </table:table-cell>
              <table:table-cell office:value-type="float" office:value="0.0026642640431722">
                <text:p>0.0026642640431722</text:p>
              </table:table-cell>
              <table:table-cell office:value-type="float" office:value="0.00285998980204264">
                <text:p>0.00285998980204264</text:p>
              </table:table-cell>
              <table:table-cell office:value-type="float" office:value="0.00266749064127604">
                <text:p>0.002667490641276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">
                <text:p>750</text:p>
              </table:table-cell>
              <table:table-cell office:value-type="float" office:value="0.0029944896697998">
                <text:p>0.0029944896697998</text:p>
              </table:table-cell>
              <table:table-cell office:value-type="float" office:value="0.00328420003255208">
                <text:p>0.00328420003255208</text:p>
              </table:table-cell>
              <table:table-cell office:value-type="float" office:value="0.00312636693318685">
                <text:p>0.00312636693318685</text:p>
              </table:table-cell>
              <table:table-cell office:value-type="float" office:value="0.00354088147481282">
                <text:p>0.00354088147481282</text:p>
              </table:table-cell>
              <table:table-cell office:value-type="float" office:value="0.0032158374786377">
                <text:p>0.00321583747863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75">
                <text:p>875</text:p>
              </table:table-cell>
              <table:table-cell office:value-type="float" office:value="0.00354323387145996">
                <text:p>0.00354323387145996</text:p>
              </table:table-cell>
              <table:table-cell office:value-type="float" office:value="0.00394721031188965">
                <text:p>0.00394721031188965</text:p>
              </table:table-cell>
              <table:table-cell office:value-type="float" office:value="0.00360097885131836">
                <text:p>0.00360097885131836</text:p>
              </table:table-cell>
              <table:table-cell office:value-type="float" office:value="0.0040652592976888">
                <text:p>0.0040652592976888</text:p>
              </table:table-cell>
              <table:table-cell office:value-type="float" office:value="0.00382493336995443">
                <text:p>0.003824933369954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0.0042843500773112">
                <text:p>0.0042843500773112</text:p>
              </table:table-cell>
              <table:table-cell office:value-type="float" office:value="0.00445863405863444">
                <text:p>0.00445863405863444</text:p>
              </table:table-cell>
              <table:table-cell office:value-type="float" office:value="0.00418909390767415">
                <text:p>0.00418909390767415</text:p>
              </table:table-cell>
              <table:table-cell office:value-type="float" office:value="0.0045354684193929">
                <text:p>0.0045354684193929</text:p>
              </table:table-cell>
              <table:table-cell office:value-type="float" office:value="0.0044986883799235">
                <text:p>0.0044986883799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5">
                <text:p>1125</text:p>
              </table:table-cell>
              <table:table-cell office:value-type="float" office:value="0.00467166900634766">
                <text:p>0.00467166900634766</text:p>
              </table:table-cell>
              <table:table-cell office:value-type="float" office:value="0.00502804120381673">
                <text:p>0.00502804120381673</text:p>
              </table:table-cell>
              <table:table-cell office:value-type="float" office:value="0.00465764999389648">
                <text:p>0.00465764999389648</text:p>
              </table:table-cell>
              <table:table-cell office:value-type="float" office:value="0.00544039408365886">
                <text:p>0.00544039408365886</text:p>
              </table:table-cell>
              <table:table-cell office:value-type="float" office:value="0.00501999855041504">
                <text:p>0.005019998550415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0">
                <text:p>1250</text:p>
              </table:table-cell>
              <table:table-cell office:value-type="float" office:value="0.00531307856241862">
                <text:p>0.00531307856241862</text:p>
              </table:table-cell>
              <table:table-cell office:value-type="float" office:value="0.00570222536722819">
                <text:p>0.00570222536722819</text:p>
              </table:table-cell>
              <table:table-cell office:value-type="float" office:value="0.00522335370381673">
                <text:p>0.00522335370381673</text:p>
              </table:table-cell>
              <table:table-cell office:value-type="float" office:value="0.00632410049438477">
                <text:p>0.00632410049438477</text:p>
              </table:table-cell>
              <table:table-cell office:value-type="float" office:value="0.00536403656005859">
                <text:p>0.005364036560058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75">
                <text:p>1375</text:p>
              </table:table-cell>
              <table:table-cell office:value-type="float" office:value="0.00591630935668945">
                <text:p>0.00591630935668945</text:p>
              </table:table-cell>
              <table:table-cell office:value-type="float" office:value="0.0064306894938151">
                <text:p>0.0064306894938151</text:p>
              </table:table-cell>
              <table:table-cell office:value-type="float" office:value="0.0059962272644043">
                <text:p>0.0059962272644043</text:p>
              </table:table-cell>
              <table:table-cell office:value-type="float" office:value="0.00703838666280111">
                <text:p>0.00703838666280111</text:p>
              </table:table-cell>
              <table:table-cell office:value-type="float" office:value="0.0061833381652832">
                <text:p>0.00618333816528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0">
                <text:p>1500</text:p>
              </table:table-cell>
              <table:table-cell office:value-type="float" office:value="0.00628410975138347">
                <text:p>0.00628410975138347</text:p>
              </table:table-cell>
              <table:table-cell office:value-type="float" office:value="0.00686688423156738">
                <text:p>0.00686688423156738</text:p>
              </table:table-cell>
              <table:table-cell office:value-type="float" office:value="0.00646971066792806">
                <text:p>0.00646971066792806</text:p>
              </table:table-cell>
              <table:table-cell office:value-type="float" office:value="0.00743004480997721">
                <text:p>0.00743004480997721</text:p>
              </table:table-cell>
              <table:table-cell office:value-type="float" office:value="0.0068083922068278">
                <text:p>0.00680839220682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25">
                <text:p>1625</text:p>
              </table:table-cell>
              <table:table-cell office:value-type="float" office:value="0.00685623486836751">
                <text:p>0.00685623486836751</text:p>
              </table:table-cell>
              <table:table-cell office:value-type="float" office:value="0.00775254567464193">
                <text:p>0.00775254567464193</text:p>
              </table:table-cell>
              <table:table-cell office:value-type="float" office:value="0.00705288251241048">
                <text:p>0.00705288251241048</text:p>
              </table:table-cell>
              <table:table-cell office:value-type="float" office:value="0.00807196299235026">
                <text:p>0.00807196299235026</text:p>
              </table:table-cell>
              <table:table-cell office:value-type="float" office:value="0.00748833020528158">
                <text:p>0.007488330205281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50">
                <text:p>1750</text:p>
              </table:table-cell>
              <table:table-cell office:value-type="float" office:value="0.00746062596638997">
                <text:p>0.00746062596638997</text:p>
              </table:table-cell>
              <table:table-cell office:value-type="float" office:value="0.00889800389607747">
                <text:p>0.00889800389607747</text:p>
              </table:table-cell>
              <table:table-cell office:value-type="float" office:value="0.00761966705322266">
                <text:p>0.00761966705322266</text:p>
              </table:table-cell>
              <table:table-cell office:value-type="float" office:value="0.00877828598022461">
                <text:p>0.00877828598022461</text:p>
              </table:table-cell>
              <table:table-cell office:value-type="float" office:value="0.00772500038146973">
                <text:p>0.007725000381469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75">
                <text:p>1875</text:p>
              </table:table-cell>
              <table:table-cell office:value-type="float" office:value="0.00801111857096354">
                <text:p>0.00801111857096354</text:p>
              </table:table-cell>
              <table:table-cell office:value-type="float" office:value="0.00918111801147461">
                <text:p>0.00918111801147461</text:p>
              </table:table-cell>
              <table:table-cell office:value-type="float" office:value="0.00855209032694499">
                <text:p>0.00855209032694499</text:p>
              </table:table-cell>
              <table:table-cell office:value-type="float" office:value="0.00929673512776693">
                <text:p>0.00929673512776693</text:p>
              </table:table-cell>
              <table:table-cell office:value-type="float" office:value="0.00836939811706543">
                <text:p>0.008369398117065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MacOSX_X86_64 LibreOffice_project/d54a8868f08a7b39642414cf2c8ef2f228f780c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34cm" svg:y="0.316cm" chart:style-name="ch2">
          <text:p>Selection sort</text:p>
        </chart:title>
        <chart:legend chart:legend-position="end" svg:x="12.638cm" svg:y="3.242cm" style:legend-expansion="high" chart:style-name="ch3"/>
        <chart:plot-area chart:style-name="ch4" table:cell-range-address="Selection.A1:Selection.F16" chart:data-source-has-labels="row" svg:x="1.321cm" svg:y="1.267cm" svg:width="10.997cm" svg:height="6.582cm">
          <chartooo:coordinate-region svg:x="2.246cm" svg:y="1.459cm" svg:width="9.688cm" svg:height="5.758cm"/>
          <chart:axis chart:dimension="x" chart:name="primary-x" chart:style-name="ch5">
            <chart:title svg:x="5.233cm" svg:y="8.029cm" chart:style-name="ch6">
              <text:p>Rozmiar danych [szt.]</text:p>
            </chart:title>
          </chart:axis>
          <chart:axis chart:dimension="y" chart:name="primary-y" chart:style-name="ch5">
            <chart:title svg:x="0.451cm" svg:y="6.043cm" chart:style-name="ch7">
              <text:p>Czas sortowania [s.]</text:p>
            </chart:title>
            <chart:grid chart:style-name="ch8" chart:class="major"/>
          </chart:axis>
          <chart:series chart:style-name="ch9" chart:values-cell-range-address="Selection.B2:Selection.B16" chart:label-cell-address="Selection.B1:Selection.B1" chart:class="chart:scatter">
            <chart:domain table:cell-range-address="Selection.A2:Selection.A16"/>
            <chart:data-point chart:repeated="15"/>
          </chart:series>
          <chart:series chart:style-name="ch10" chart:values-cell-range-address="Selection.C2:Selection.C16" chart:label-cell-address="Selection.C1:Selection.C1" chart:class="chart:scatter">
            <chart:data-point chart:repeated="15"/>
          </chart:series>
          <chart:series chart:style-name="ch11" chart:values-cell-range-address="Selection.D2:Selection.D16" chart:label-cell-address="Selection.D1:Selection.D1" chart:class="chart:scatter">
            <chart:data-point chart:repeated="15"/>
          </chart:series>
          <chart:series chart:style-name="ch12" chart:values-cell-range-address="Selection.E2:Selection.E16" chart:label-cell-address="Selection.E1:Selection.E1" chart:class="chart:scatter">
            <chart:data-point chart:repeated="15"/>
          </chart:series>
          <chart:series chart:style-name="ch13" chart:values-cell-range-address="Selection.F2:Selection.F16" chart:label-cell-address="Selection.F1:Selection.F1" chart:class="chart:scatte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ane rosnące</text:p>
                <draw:g>
                  <svg:desc>Selection.B1:Selection.B1</svg:desc>
                </draw:g>
              </table:table-cell>
              <table:table-cell office:value-type="string">
                <text:p>Dane stałe</text:p>
                <draw:g>
                  <svg:desc>Selection.C1:Selection.C1</svg:desc>
                </draw:g>
              </table:table-cell>
              <table:table-cell office:value-type="string">
                <text:p>Dane malejące</text:p>
                <draw:g>
                  <svg:desc>Selection.D1:Selection.D1</svg:desc>
                </draw:g>
              </table:table-cell>
              <table:table-cell office:value-type="string">
                <text:p>Dane losowe</text:p>
                <draw:g>
                  <svg:desc>Selection.E1:Selection.E1</svg:desc>
                </draw:g>
              </table:table-cell>
              <table:table-cell office:value-type="string">
                <text:p>Dane v-kształtne</text:p>
                <draw:g>
                  <svg:desc>Selection.F1:Selection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5">
                <text:p>125</text:p>
                <draw:g>
                  <svg:desc>Selection.A2:Selection.A16</svg:desc>
                </draw:g>
              </table:table-cell>
              <table:table-cell office:value-type="float" office:value="0.000982936223347982">
                <text:p>0.000982936223347982</text:p>
                <draw:g>
                  <svg:desc>Selection.B2:Selection.B16</svg:desc>
                </draw:g>
              </table:table-cell>
              <table:table-cell office:value-type="float" office:value="0.0008026917775472">
                <text:p>0.0008026917775472</text:p>
                <draw:g>
                  <svg:desc>Selection.C2:Selection.C16</svg:desc>
                </draw:g>
              </table:table-cell>
              <table:table-cell office:value-type="float" office:value="0.000812005996704102">
                <text:p>0.000812005996704102</text:p>
                <draw:g>
                  <svg:desc>Selection.D2:Selection.D16</svg:desc>
                </draw:g>
              </table:table-cell>
              <table:table-cell office:value-type="float" office:value="0.00080262819925944">
                <text:p>0.00080262819925944</text:p>
                <draw:g>
                  <svg:desc>Selection.E2:Selection.E16</svg:desc>
                </draw:g>
              </table:table-cell>
              <table:table-cell office:value-type="float" office:value="0.000828329722086589">
                <text:p>0.000828329722086589</text:p>
                <draw:g>
                  <svg:desc>Selection.F2:Selection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0.00336141586303711">
                <text:p>0.00336141586303711</text:p>
              </table:table-cell>
              <table:table-cell office:value-type="float" office:value="0.00282848676045736">
                <text:p>0.00282848676045736</text:p>
              </table:table-cell>
              <table:table-cell office:value-type="float" office:value="0.00324640274047852">
                <text:p>0.00324640274047852</text:p>
              </table:table-cell>
              <table:table-cell office:value-type="float" office:value="0.00306202570597331">
                <text:p>0.00306202570597331</text:p>
              </table:table-cell>
              <table:table-cell office:value-type="float" office:value="0.00283943812052409">
                <text:p>0.002839438120524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5">
                <text:p>375</text:p>
              </table:table-cell>
              <table:table-cell office:value-type="float" office:value="0.00777390797932943">
                <text:p>0.00777390797932943</text:p>
              </table:table-cell>
              <table:table-cell office:value-type="float" office:value="0.00664652188618978">
                <text:p>0.00664652188618978</text:p>
              </table:table-cell>
              <table:table-cell office:value-type="float" office:value="0.00715158780415853">
                <text:p>0.00715158780415853</text:p>
              </table:table-cell>
              <table:table-cell office:value-type="float" office:value="0.00675740242004395">
                <text:p>0.00675740242004395</text:p>
              </table:table-cell>
              <table:table-cell office:value-type="float" office:value="0.0065364678700765">
                <text:p>0.00653646787007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136287848154704">
                <text:p>0.0136287848154704</text:p>
              </table:table-cell>
              <table:table-cell office:value-type="float" office:value="0.0119836171468099">
                <text:p>0.0119836171468099</text:p>
              </table:table-cell>
              <table:table-cell office:value-type="float" office:value="0.0125550905863444">
                <text:p>0.0125550905863444</text:p>
              </table:table-cell>
              <table:table-cell office:value-type="float" office:value="0.0119959513346354">
                <text:p>0.0119959513346354</text:p>
              </table:table-cell>
              <table:table-cell office:value-type="float" office:value="0.0117774168650309">
                <text:p>0.01177741686503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5">
                <text:p>625</text:p>
              </table:table-cell>
              <table:table-cell office:value-type="float" office:value="0.0236580689748128">
                <text:p>0.0236580689748128</text:p>
              </table:table-cell>
              <table:table-cell office:value-type="float" office:value="0.0193136692047119">
                <text:p>0.0193136692047119</text:p>
              </table:table-cell>
              <table:table-cell office:value-type="float" office:value="0.0203004519144694">
                <text:p>0.0203004519144694</text:p>
              </table:table-cell>
              <table:table-cell office:value-type="float" office:value="0.018958314259847">
                <text:p>0.018958314259847</text:p>
              </table:table-cell>
              <table:table-cell office:value-type="float" office:value="0.0190424760182699">
                <text:p>0.01904247601826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">
                <text:p>750</text:p>
              </table:table-cell>
              <table:table-cell office:value-type="float" office:value="0.033118200302124">
                <text:p>0.033118200302124</text:p>
              </table:table-cell>
              <table:table-cell office:value-type="float" office:value="0.0270967960357666">
                <text:p>0.0270967960357666</text:p>
              </table:table-cell>
              <table:table-cell office:value-type="float" office:value="0.0290729840596517">
                <text:p>0.0290729840596517</text:p>
              </table:table-cell>
              <table:table-cell office:value-type="float" office:value="0.0264902273813883">
                <text:p>0.0264902273813883</text:p>
              </table:table-cell>
              <table:table-cell office:value-type="float" office:value="0.0272517522176107">
                <text:p>0.02725175221761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75">
                <text:p>875</text:p>
              </table:table-cell>
              <table:table-cell office:value-type="float" office:value="0.0471317609151205">
                <text:p>0.0471317609151205</text:p>
              </table:table-cell>
              <table:table-cell office:value-type="float" office:value="0.0388176759084066">
                <text:p>0.0388176759084066</text:p>
              </table:table-cell>
              <table:table-cell office:value-type="float" office:value="0.039912748336792">
                <text:p>0.039912748336792</text:p>
              </table:table-cell>
              <table:table-cell office:value-type="float" office:value="0.0363889853159587">
                <text:p>0.0363889853159587</text:p>
              </table:table-cell>
              <table:table-cell office:value-type="float" office:value="0.0367395242055257">
                <text:p>0.03673952420552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0.0676571051279704">
                <text:p>0.0676571051279704</text:p>
              </table:table-cell>
              <table:table-cell office:value-type="float" office:value="0.0519336064656576">
                <text:p>0.0519336064656576</text:p>
              </table:table-cell>
              <table:table-cell office:value-type="float" office:value="0.0523436864217122">
                <text:p>0.0523436864217122</text:p>
              </table:table-cell>
              <table:table-cell office:value-type="float" office:value="0.0473005135854085">
                <text:p>0.0473005135854085</text:p>
              </table:table-cell>
              <table:table-cell office:value-type="float" office:value="0.0503832817077637">
                <text:p>0.05038328170776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5">
                <text:p>1125</text:p>
              </table:table-cell>
              <table:table-cell office:value-type="float" office:value="0.0687649726867676">
                <text:p>0.0687649726867676</text:p>
              </table:table-cell>
              <table:table-cell office:value-type="float" office:value="0.0686111609141032">
                <text:p>0.0686111609141032</text:p>
              </table:table-cell>
              <table:table-cell office:value-type="float" office:value="0.0650222460428874">
                <text:p>0.0650222460428874</text:p>
              </table:table-cell>
              <table:table-cell office:value-type="float" office:value="0.0624478816986084">
                <text:p>0.0624478816986084</text:p>
              </table:table-cell>
              <table:table-cell office:value-type="float" office:value="0.0620419184366862">
                <text:p>0.06204191843668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0">
                <text:p>1250</text:p>
              </table:table-cell>
              <table:table-cell office:value-type="float" office:value="0.0867754141489665">
                <text:p>0.0867754141489665</text:p>
              </table:table-cell>
              <table:table-cell office:value-type="float" office:value="0.0938150882720947">
                <text:p>0.0938150882720947</text:p>
              </table:table-cell>
              <table:table-cell office:value-type="float" office:value="0.0809736092885335">
                <text:p>0.0809736092885335</text:p>
              </table:table-cell>
              <table:table-cell office:value-type="float" office:value="0.0792373021443685">
                <text:p>0.0792373021443685</text:p>
              </table:table-cell>
              <table:table-cell office:value-type="float" office:value="0.0751962184906006">
                <text:p>0.07519621849060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75">
                <text:p>1375</text:p>
              </table:table-cell>
              <table:table-cell office:value-type="float" office:value="0.109579865137736">
                <text:p>0.109579865137736</text:p>
              </table:table-cell>
              <table:table-cell office:value-type="float" office:value="0.107077582677205">
                <text:p>0.107077582677205</text:p>
              </table:table-cell>
              <table:table-cell office:value-type="float" office:value="0.099025821685791">
                <text:p>0.099025821685791</text:p>
              </table:table-cell>
              <table:table-cell office:value-type="float" office:value="0.0944426536560059">
                <text:p>0.0944426536560059</text:p>
              </table:table-cell>
              <table:table-cell office:value-type="float" office:value="0.0904064814249674">
                <text:p>0.09040648142496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0">
                <text:p>1500</text:p>
              </table:table-cell>
              <table:table-cell office:value-type="float" office:value="0.125343020757039">
                <text:p>0.125343020757039</text:p>
              </table:table-cell>
              <table:table-cell office:value-type="float" office:value="0.115031019846598">
                <text:p>0.115031019846598</text:p>
              </table:table-cell>
              <table:table-cell office:value-type="float" office:value="0.121443859736125">
                <text:p>0.121443859736125</text:p>
              </table:table-cell>
              <table:table-cell office:value-type="float" office:value="0.112534062067668">
                <text:p>0.112534062067668</text:p>
              </table:table-cell>
              <table:table-cell office:value-type="float" office:value="0.108165009816488">
                <text:p>0.1081650098164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25">
                <text:p>1625</text:p>
              </table:table-cell>
              <table:table-cell office:value-type="float" office:value="0.148631890614827">
                <text:p>0.148631890614827</text:p>
              </table:table-cell>
              <table:table-cell office:value-type="float" office:value="0.133302005132039">
                <text:p>0.133302005132039</text:p>
              </table:table-cell>
              <table:table-cell office:value-type="float" office:value="0.136355781555176">
                <text:p>0.136355781555176</text:p>
              </table:table-cell>
              <table:table-cell office:value-type="float" office:value="0.129944022496541">
                <text:p>0.129944022496541</text:p>
              </table:table-cell>
              <table:table-cell office:value-type="float" office:value="0.127179336547852">
                <text:p>0.1271793365478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50">
                <text:p>1750</text:p>
              </table:table-cell>
              <table:table-cell office:value-type="float" office:value="0.172413333257039">
                <text:p>0.172413333257039</text:p>
              </table:table-cell>
              <table:table-cell office:value-type="float" office:value="0.158841053644816">
                <text:p>0.158841053644816</text:p>
              </table:table-cell>
              <table:table-cell office:value-type="float" office:value="0.157276423772176">
                <text:p>0.157276423772176</text:p>
              </table:table-cell>
              <table:table-cell office:value-type="float" office:value="0.151663589477539">
                <text:p>0.151663589477539</text:p>
              </table:table-cell>
              <table:table-cell office:value-type="float" office:value="0.146683994928996">
                <text:p>0.1466839949289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75">
                <text:p>1875</text:p>
              </table:table-cell>
              <table:table-cell office:value-type="float" office:value="0.200079091389974">
                <text:p>0.200079091389974</text:p>
              </table:table-cell>
              <table:table-cell office:value-type="float" office:value="0.177995268503825">
                <text:p>0.177995268503825</text:p>
              </table:table-cell>
              <table:table-cell office:value-type="float" office:value="0.185225788752238">
                <text:p>0.185225788752238</text:p>
              </table:table-cell>
              <table:table-cell office:value-type="float" office:value="0.173898919423421">
                <text:p>0.173898919423421</text:p>
              </table:table-cell>
              <table:table-cell office:value-type="float" office:value="0.174875418345133">
                <text:p>0.1748754183451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MacOSX_X86_64 LibreOffice_project/d54a8868f08a7b39642414cf2c8ef2f228f780c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89cm" svg:y="0.316cm" chart:style-name="ch2">
          <text:p>Dane rosnące</text:p>
        </chart:title>
        <chart:legend chart:legend-position="end" svg:x="13.11cm" svg:y="3.484cm" style:legend-expansion="high" chart:style-name="ch3"/>
        <chart:plot-area chart:style-name="ch4" table:cell-range-address="Rosnące.A1:Rosnące.E16" chart:data-source-has-labels="row" svg:x="1.321cm" svg:y="1.267cm" svg:width="11.469cm" svg:height="6.582cm">
          <chartooo:coordinate-region svg:x="2.651cm" svg:y="1.459cm" svg:width="9.755cm" svg:height="5.759cm"/>
          <chart:axis chart:dimension="x" chart:name="primary-x" chart:style-name="ch5">
            <chart:title svg:x="5.469cm" svg:y="8.029cm" chart:style-name="ch6">
              <text:p>Rozmiar danych [szt.]</text:p>
            </chart:title>
          </chart:axis>
          <chart:axis chart:dimension="y" chart:name="primary-y" chart:style-name="ch7">
            <chart:title svg:x="0.451cm" svg:y="6.043cm" chart:style-name="ch8">
              <text:p>Czas sortowania [s.]</text:p>
            </chart:title>
            <chart:grid chart:style-name="ch9" chart:class="major"/>
          </chart:axis>
          <chart:series chart:style-name="ch10" chart:values-cell-range-address="Rosnące.B2:Rosnące.B16" chart:label-cell-address="Rosnące.B1:Rosnące.B1" chart:class="chart:scatter">
            <chart:domain table:cell-range-address="Rosnące.A2:Rosnące.A16"/>
            <chart:data-point chart:repeated="15"/>
          </chart:series>
          <chart:series chart:style-name="ch11" chart:values-cell-range-address="Rosnące.C2:Rosnące.C16" chart:label-cell-address="Rosnące.C1:Rosnące.C1" chart:class="chart:scatter">
            <chart:data-point chart:repeated="15"/>
          </chart:series>
          <chart:series chart:style-name="ch12" chart:values-cell-range-address="Rosnące.D2:Rosnące.D16" chart:label-cell-address="Rosnące.D1:Rosnące.D1" chart:class="chart:scatter">
            <chart:data-point chart:repeated="15"/>
          </chart:series>
          <chart:series chart:style-name="ch13" chart:values-cell-range-address="Rosnące.E2:Rosnące.E16" chart:label-cell-address="Rosnące.E1:Rosnące.E1" chart:class="chart:scatte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lection sort</text:p>
                <draw:g>
                  <svg:desc>Rosnące.B1:Rosnące.B1</svg:desc>
                </draw:g>
              </table:table-cell>
              <table:table-cell office:value-type="string">
                <text:p>Merge sort</text:p>
                <draw:g>
                  <svg:desc>Rosnące.C1:Rosnące.C1</svg:desc>
                </draw:g>
              </table:table-cell>
              <table:table-cell office:value-type="string">
                <text:p>Insertion sort</text:p>
                <draw:g>
                  <svg:desc>Rosnące.D1:Rosnące.D1</svg:desc>
                </draw:g>
              </table:table-cell>
              <table:table-cell office:value-type="string">
                <text:p>Heap sort</text:p>
                <draw:g>
                  <svg:desc>Rosnące.E1:Rosnące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5">
                <text:p>125</text:p>
                <draw:g>
                  <svg:desc>Rosnące.A2:Rosnące.A16</svg:desc>
                </draw:g>
              </table:table-cell>
              <table:table-cell office:value-type="float" office:value="0.000982936223347982">
                <text:p>0.000982936223347982</text:p>
                <draw:g>
                  <svg:desc>Rosnące.B2:Rosnące.B16</svg:desc>
                </draw:g>
              </table:table-cell>
              <table:table-cell office:value-type="float" office:value="0.000424893697102865">
                <text:p>0.000424893697102865</text:p>
                <draw:g>
                  <svg:desc>Rosnące.C2:Rosnące.C16</svg:desc>
                </draw:g>
              </table:table-cell>
              <table:table-cell office:value-type="float" office:value="0.0000842730204264323">
                <text:p>0.0000842730204264323</text:p>
                <draw:g>
                  <svg:desc>Rosnące.D2:Rosnące.D16</svg:desc>
                </draw:g>
              </table:table-cell>
              <table:table-cell office:value-type="float" office:value="0.000883277257283529">
                <text:p>0.000883277257283529</text:p>
                <draw:g>
                  <svg:desc>Rosnące.E2:Rosnące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0.00336141586303711">
                <text:p>0.00336141586303711</text:p>
              </table:table-cell>
              <table:table-cell office:value-type="float" office:value="0.000933376948038737">
                <text:p>0.000933376948038737</text:p>
              </table:table-cell>
              <table:table-cell office:value-type="float" office:value="0.000109227498372396">
                <text:p>0.000109227498372396</text:p>
              </table:table-cell>
              <table:table-cell office:value-type="float" office:value="0.00201428731282552">
                <text:p>0.002014287312825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5">
                <text:p>375</text:p>
              </table:table-cell>
              <table:table-cell office:value-type="float" office:value="0.00777390797932943">
                <text:p>0.00777390797932943</text:p>
              </table:table-cell>
              <table:table-cell office:value-type="float" office:value="0.00140929222106934">
                <text:p>0.00140929222106934</text:p>
              </table:table-cell>
              <table:table-cell office:value-type="float" office:value="0.000181261698404948">
                <text:p>0.000181261698404948</text:p>
              </table:table-cell>
              <table:table-cell office:value-type="float" office:value="0.00329834620157878">
                <text:p>0.003298346201578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136287848154704">
                <text:p>0.0136287848154704</text:p>
              </table:table-cell>
              <table:table-cell office:value-type="float" office:value="0.00197860399881999">
                <text:p>0.00197860399881999</text:p>
              </table:table-cell>
              <table:table-cell office:value-type="float" office:value="0.000227467219034831">
                <text:p>0.000227467219034831</text:p>
              </table:table-cell>
              <table:table-cell office:value-type="float" office:value="0.00460308392842611">
                <text:p>0.004603083928426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5">
                <text:p>625</text:p>
              </table:table-cell>
              <table:table-cell office:value-type="float" office:value="0.0236580689748128">
                <text:p>0.0236580689748128</text:p>
              </table:table-cell>
              <table:table-cell office:value-type="float" office:value="0.00251531600952148">
                <text:p>0.00251531600952148</text:p>
              </table:table-cell>
              <table:table-cell office:value-type="float" office:value="0.000389544169108073">
                <text:p>0.000389544169108073</text:p>
              </table:table-cell>
              <table:table-cell office:value-type="float" office:value="0.00605333646138509">
                <text:p>0.006053336461385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">
                <text:p>750</text:p>
              </table:table-cell>
              <table:table-cell office:value-type="float" office:value="0.033118200302124">
                <text:p>0.033118200302124</text:p>
              </table:table-cell>
              <table:table-cell office:value-type="float" office:value="0.0029944896697998">
                <text:p>0.0029944896697998</text:p>
              </table:table-cell>
              <table:table-cell office:value-type="float" office:value="0.000358025232950846">
                <text:p>0.000358025232950846</text:p>
              </table:table-cell>
              <table:table-cell office:value-type="float" office:value="0.00769756635030111">
                <text:p>0.00769756635030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75">
                <text:p>875</text:p>
              </table:table-cell>
              <table:table-cell office:value-type="float" office:value="0.0471317609151205">
                <text:p>0.0471317609151205</text:p>
              </table:table-cell>
              <table:table-cell office:value-type="float" office:value="0.00354323387145996">
                <text:p>0.00354323387145996</text:p>
              </table:table-cell>
              <table:table-cell office:value-type="float" office:value="0.000440073013305664">
                <text:p>0.000440073013305664</text:p>
              </table:table-cell>
              <table:table-cell office:value-type="float" office:value="0.00926370620727539">
                <text:p>0.009263706207275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0.0676571051279704">
                <text:p>0.0676571051279704</text:p>
              </table:table-cell>
              <table:table-cell office:value-type="float" office:value="0.0042843500773112">
                <text:p>0.0042843500773112</text:p>
              </table:table-cell>
              <table:table-cell office:value-type="float" office:value="0.000684849421183268">
                <text:p>0.000684849421183268</text:p>
              </table:table-cell>
              <table:table-cell office:value-type="float" office:value="0.0111390431722005">
                <text:p>0.0111390431722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5">
                <text:p>1125</text:p>
              </table:table-cell>
              <table:table-cell office:value-type="float" office:value="0.0687649726867676">
                <text:p>0.0687649726867676</text:p>
              </table:table-cell>
              <table:table-cell office:value-type="float" office:value="0.00467166900634766">
                <text:p>0.00467166900634766</text:p>
              </table:table-cell>
              <table:table-cell office:value-type="float" office:value="0.000816615422566732">
                <text:p>0.000816615422566732</text:p>
              </table:table-cell>
              <table:table-cell office:value-type="float" office:value="0.0123661041259766">
                <text:p>0.01236610412597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0">
                <text:p>1250</text:p>
              </table:table-cell>
              <table:table-cell office:value-type="float" office:value="0.0867754141489665">
                <text:p>0.0867754141489665</text:p>
              </table:table-cell>
              <table:table-cell office:value-type="float" office:value="0.00531307856241862">
                <text:p>0.00531307856241862</text:p>
              </table:table-cell>
              <table:table-cell office:value-type="float" office:value="0.000943152109781901">
                <text:p>0.000943152109781901</text:p>
              </table:table-cell>
              <table:table-cell office:value-type="float" office:value="0.0149142583211263">
                <text:p>0.01491425832112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75">
                <text:p>1375</text:p>
              </table:table-cell>
              <table:table-cell office:value-type="float" office:value="0.109579865137736">
                <text:p>0.109579865137736</text:p>
              </table:table-cell>
              <table:table-cell office:value-type="float" office:value="0.00591630935668945">
                <text:p>0.00591630935668945</text:p>
              </table:table-cell>
              <table:table-cell office:value-type="float" office:value="0.000663455327351888">
                <text:p>0.000663455327351888</text:p>
              </table:table-cell>
              <table:table-cell office:value-type="float" office:value="0.0160087903340658">
                <text:p>0.01600879033406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0">
                <text:p>1500</text:p>
              </table:table-cell>
              <table:table-cell office:value-type="float" office:value="0.125343020757039">
                <text:p>0.125343020757039</text:p>
              </table:table-cell>
              <table:table-cell office:value-type="float" office:value="0.00628410975138347">
                <text:p>0.00628410975138347</text:p>
              </table:table-cell>
              <table:table-cell office:value-type="float" office:value="0.000838772455851237">
                <text:p>0.000838772455851237</text:p>
              </table:table-cell>
              <table:table-cell office:value-type="float" office:value="0.0180334568023682">
                <text:p>0.01803345680236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25">
                <text:p>1625</text:p>
              </table:table-cell>
              <table:table-cell office:value-type="float" office:value="0.148631890614827">
                <text:p>0.148631890614827</text:p>
              </table:table-cell>
              <table:table-cell office:value-type="float" office:value="0.00685623486836751">
                <text:p>0.00685623486836751</text:p>
              </table:table-cell>
              <table:table-cell office:value-type="float" office:value="0.000818920135498047">
                <text:p>0.000818920135498047</text:p>
              </table:table-cell>
              <table:table-cell office:value-type="float" office:value="0.0189478874206543">
                <text:p>0.01894788742065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50">
                <text:p>1750</text:p>
              </table:table-cell>
              <table:table-cell office:value-type="float" office:value="0.172413333257039">
                <text:p>0.172413333257039</text:p>
              </table:table-cell>
              <table:table-cell office:value-type="float" office:value="0.00746062596638997">
                <text:p>0.00746062596638997</text:p>
              </table:table-cell>
              <table:table-cell office:value-type="float" office:value="0.000926589965820312">
                <text:p>0.000926589965820312</text:p>
              </table:table-cell>
              <table:table-cell office:value-type="float" office:value="0.0214339256286621">
                <text:p>0.02143392562866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75">
                <text:p>1875</text:p>
              </table:table-cell>
              <table:table-cell office:value-type="float" office:value="0.200079091389974">
                <text:p>0.200079091389974</text:p>
              </table:table-cell>
              <table:table-cell office:value-type="float" office:value="0.00801111857096354">
                <text:p>0.00801111857096354</text:p>
              </table:table-cell>
              <table:table-cell office:value-type="float" office:value="0.00105387369791667">
                <text:p>0.00105387369791667</text:p>
              </table:table-cell>
              <table:table-cell office:value-type="float" office:value="0.0232508500417074">
                <text:p>0.023250850041707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MacOSX_X86_64 LibreOffice_project/d54a8868f08a7b39642414cf2c8ef2f228f780cf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27cm" svg:y="0.316cm" chart:style-name="ch2">
          <text:p>Dane stałe</text:p>
        </chart:title>
        <chart:legend chart:legend-position="end" svg:x="13.11cm" svg:y="3.484cm" style:legend-expansion="high" chart:style-name="ch3"/>
        <chart:plot-area chart:style-name="ch4" table:cell-range-address="Stałe.A1:Stałe.E16" chart:data-source-has-labels="row" svg:x="1.321cm" svg:y="1.267cm" svg:width="11.469cm" svg:height="6.582cm">
          <chartooo:coordinate-region svg:x="2.651cm" svg:y="1.459cm" svg:width="9.755cm" svg:height="5.758cm"/>
          <chart:axis chart:dimension="x" chart:name="primary-x" chart:style-name="ch5">
            <chart:title svg:x="5.469cm" svg:y="8.029cm" chart:style-name="ch6">
              <text:p>Rozmiar danych [szt.]</text:p>
            </chart:title>
          </chart:axis>
          <chart:axis chart:dimension="y" chart:name="primary-y" chart:style-name="ch7">
            <chart:title svg:x="0.451cm" svg:y="6.043cm" chart:style-name="ch8">
              <text:p>Czas sortowania [s.]</text:p>
            </chart:title>
            <chart:grid chart:style-name="ch9" chart:class="major"/>
          </chart:axis>
          <chart:series chart:style-name="ch10" chart:values-cell-range-address="Stałe.B2:Stałe.B16" chart:label-cell-address="Stałe.B1:Stałe.B1" chart:class="chart:scatter">
            <chart:domain table:cell-range-address="Stałe.A2:Stałe.A16"/>
            <chart:data-point chart:repeated="15"/>
          </chart:series>
          <chart:series chart:style-name="ch11" chart:values-cell-range-address="Stałe.C2:Stałe.C16" chart:label-cell-address="Stałe.C1:Stałe.C1" chart:class="chart:scatter">
            <chart:data-point chart:repeated="15"/>
          </chart:series>
          <chart:series chart:style-name="ch12" chart:values-cell-range-address="Stałe.D2:Stałe.D16" chart:label-cell-address="Stałe.D1:Stałe.D1" chart:class="chart:scatter">
            <chart:data-point chart:repeated="15"/>
          </chart:series>
          <chart:series chart:style-name="ch13" chart:values-cell-range-address="Stałe.E2:Stałe.E16" chart:label-cell-address="Stałe.E1:Stałe.E1" chart:class="chart:scatte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lection sort</text:p>
                <draw:g>
                  <svg:desc>Stałe.B1:Stałe.B1</svg:desc>
                </draw:g>
              </table:table-cell>
              <table:table-cell office:value-type="string">
                <text:p>Merge sort</text:p>
                <draw:g>
                  <svg:desc>Stałe.C1:Stałe.C1</svg:desc>
                </draw:g>
              </table:table-cell>
              <table:table-cell office:value-type="string">
                <text:p>Insertion sort</text:p>
                <draw:g>
                  <svg:desc>Stałe.D1:Stałe.D1</svg:desc>
                </draw:g>
              </table:table-cell>
              <table:table-cell office:value-type="string">
                <text:p>Heap sort</text:p>
                <draw:g>
                  <svg:desc>Stałe.E1:Stałe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5">
                <text:p>125</text:p>
                <draw:g>
                  <svg:desc>Stałe.A2:Stałe.A16</svg:desc>
                </draw:g>
              </table:table-cell>
              <table:table-cell office:value-type="float" office:value="0.0008026917775472">
                <text:p>0.0008026917775472</text:p>
                <draw:g>
                  <svg:desc>Stałe.B2:Stałe.B16</svg:desc>
                </draw:g>
              </table:table-cell>
              <table:table-cell office:value-type="float" office:value="0.000461864471435547">
                <text:p>0.000461864471435547</text:p>
                <draw:g>
                  <svg:desc>Stałe.C2:Stałe.C16</svg:desc>
                </draw:g>
              </table:table-cell>
              <table:table-cell office:value-type="float" office:value="0.00121672948201497">
                <text:p>0.00121672948201497</text:p>
                <draw:g>
                  <svg:desc>Stałe.D2:Stałe.D16</svg:desc>
                </draw:g>
              </table:table-cell>
              <table:table-cell office:value-type="float" office:value="0.000947078069051107">
                <text:p>0.000947078069051107</text:p>
                <draw:g>
                  <svg:desc>Stałe.E2:Stałe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0.00282848676045736">
                <text:p>0.00282848676045736</text:p>
              </table:table-cell>
              <table:table-cell office:value-type="float" office:value="0.00100258191426595">
                <text:p>0.00100258191426595</text:p>
              </table:table-cell>
              <table:table-cell office:value-type="float" office:value="0.00450971921284994">
                <text:p>0.00450971921284994</text:p>
              </table:table-cell>
              <table:table-cell office:value-type="float" office:value="0.00189476013183594">
                <text:p>0.001894760131835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5">
                <text:p>375</text:p>
              </table:table-cell>
              <table:table-cell office:value-type="float" office:value="0.00664652188618978">
                <text:p>0.00664652188618978</text:p>
              </table:table-cell>
              <table:table-cell office:value-type="float" office:value="0.00162704785664876">
                <text:p>0.00162704785664876</text:p>
              </table:table-cell>
              <table:table-cell office:value-type="float" office:value="0.0110066890716553">
                <text:p>0.0110066890716553</text:p>
              </table:table-cell>
              <table:table-cell office:value-type="float" office:value="0.00301342010498047">
                <text:p>0.003013420104980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119836171468099">
                <text:p>0.0119836171468099</text:p>
              </table:table-cell>
              <table:table-cell office:value-type="float" office:value="0.00210890769958496">
                <text:p>0.00210890769958496</text:p>
              </table:table-cell>
              <table:table-cell office:value-type="float" office:value="0.0198723316192627">
                <text:p>0.0198723316192627</text:p>
              </table:table-cell>
              <table:table-cell office:value-type="float" office:value="0.00418133735656738">
                <text:p>0.004181337356567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5">
                <text:p>625</text:p>
              </table:table-cell>
              <table:table-cell office:value-type="float" office:value="0.0193136692047119">
                <text:p>0.0193136692047119</text:p>
              </table:table-cell>
              <table:table-cell office:value-type="float" office:value="0.00275769233703613">
                <text:p>0.00275769233703613</text:p>
              </table:table-cell>
              <table:table-cell office:value-type="float" office:value="0.0324278990427653">
                <text:p>0.0324278990427653</text:p>
              </table:table-cell>
              <table:table-cell office:value-type="float" office:value="0.00586169560750326">
                <text:p>0.005861695607503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">
                <text:p>750</text:p>
              </table:table-cell>
              <table:table-cell office:value-type="float" office:value="0.0270967960357666">
                <text:p>0.0270967960357666</text:p>
              </table:table-cell>
              <table:table-cell office:value-type="float" office:value="0.00328420003255208">
                <text:p>0.00328420003255208</text:p>
              </table:table-cell>
              <table:table-cell office:value-type="float" office:value="0.0481822490692139">
                <text:p>0.0481822490692139</text:p>
              </table:table-cell>
              <table:table-cell office:value-type="float" office:value="0.00710101127624512">
                <text:p>0.007101011276245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75">
                <text:p>875</text:p>
              </table:table-cell>
              <table:table-cell office:value-type="float" office:value="0.0388176759084066">
                <text:p>0.0388176759084066</text:p>
              </table:table-cell>
              <table:table-cell office:value-type="float" office:value="0.00394721031188965">
                <text:p>0.00394721031188965</text:p>
              </table:table-cell>
              <table:table-cell office:value-type="float" office:value="0.0685272693634033">
                <text:p>0.0685272693634033</text:p>
              </table:table-cell>
              <table:table-cell office:value-type="float" office:value="0.00848580996195475">
                <text:p>0.008485809961954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0.0519336064656576">
                <text:p>0.0519336064656576</text:p>
              </table:table-cell>
              <table:table-cell office:value-type="float" office:value="0.00445863405863444">
                <text:p>0.00445863405863444</text:p>
              </table:table-cell>
              <table:table-cell office:value-type="float" office:value="0.0876322587331136">
                <text:p>0.0876322587331136</text:p>
              </table:table-cell>
              <table:table-cell office:value-type="float" office:value="0.00964703559875488">
                <text:p>0.00964703559875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5">
                <text:p>1125</text:p>
              </table:table-cell>
              <table:table-cell office:value-type="float" office:value="0.0686111609141032">
                <text:p>0.0686111609141032</text:p>
              </table:table-cell>
              <table:table-cell office:value-type="float" office:value="0.00502804120381673">
                <text:p>0.00502804120381673</text:p>
              </table:table-cell>
              <table:table-cell office:value-type="float" office:value="0.115310509999593">
                <text:p>0.115310509999593</text:p>
              </table:table-cell>
              <table:table-cell office:value-type="float" office:value="0.0109480381011963">
                <text:p>0.01094803810119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0">
                <text:p>1250</text:p>
              </table:table-cell>
              <table:table-cell office:value-type="float" office:value="0.0938150882720947">
                <text:p>0.0938150882720947</text:p>
              </table:table-cell>
              <table:table-cell office:value-type="float" office:value="0.00570222536722819">
                <text:p>0.00570222536722819</text:p>
              </table:table-cell>
              <table:table-cell office:value-type="float" office:value="0.138615242640177">
                <text:p>0.138615242640177</text:p>
              </table:table-cell>
              <table:table-cell office:value-type="float" office:value="0.0126857439676921">
                <text:p>0.01268574396769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75">
                <text:p>1375</text:p>
              </table:table-cell>
              <table:table-cell office:value-type="float" office:value="0.107077582677205">
                <text:p>0.107077582677205</text:p>
              </table:table-cell>
              <table:table-cell office:value-type="float" office:value="0.0064306894938151">
                <text:p>0.0064306894938151</text:p>
              </table:table-cell>
              <table:table-cell office:value-type="float" office:value="0.169499667485555">
                <text:p>0.169499667485555</text:p>
              </table:table-cell>
              <table:table-cell office:value-type="float" office:value="0.0142610390981038">
                <text:p>0.01426103909810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0">
                <text:p>1500</text:p>
              </table:table-cell>
              <table:table-cell office:value-type="float" office:value="0.115031019846598">
                <text:p>0.115031019846598</text:p>
              </table:table-cell>
              <table:table-cell office:value-type="float" office:value="0.00686688423156738">
                <text:p>0.00686688423156738</text:p>
              </table:table-cell>
              <table:table-cell office:value-type="float" office:value="0.207630634307861">
                <text:p>0.207630634307861</text:p>
              </table:table-cell>
              <table:table-cell office:value-type="float" office:value="0.0154861291249593">
                <text:p>0.01548612912495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25">
                <text:p>1625</text:p>
              </table:table-cell>
              <table:table-cell office:value-type="float" office:value="0.133302005132039">
                <text:p>0.133302005132039</text:p>
              </table:table-cell>
              <table:table-cell office:value-type="float" office:value="0.00775254567464193">
                <text:p>0.00775254567464193</text:p>
              </table:table-cell>
              <table:table-cell office:value-type="float" office:value="0.233863846460978">
                <text:p>0.233863846460978</text:p>
              </table:table-cell>
              <table:table-cell office:value-type="float" office:value="0.0173465410868327">
                <text:p>0.01734654108683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50">
                <text:p>1750</text:p>
              </table:table-cell>
              <table:table-cell office:value-type="float" office:value="0.158841053644816">
                <text:p>0.158841053644816</text:p>
              </table:table-cell>
              <table:table-cell office:value-type="float" office:value="0.00889800389607747">
                <text:p>0.00889800389607747</text:p>
              </table:table-cell>
              <table:table-cell office:value-type="float" office:value="0.268307781219482">
                <text:p>0.268307781219482</text:p>
              </table:table-cell>
              <table:table-cell office:value-type="float" office:value="0.0187425454457601">
                <text:p>0.01874254544576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75">
                <text:p>1875</text:p>
              </table:table-cell>
              <table:table-cell office:value-type="float" office:value="0.177995268503825">
                <text:p>0.177995268503825</text:p>
              </table:table-cell>
              <table:table-cell office:value-type="float" office:value="0.00918111801147461">
                <text:p>0.00918111801147461</text:p>
              </table:table-cell>
              <table:table-cell office:value-type="float" office:value="0.317558495203654">
                <text:p>0.317558495203654</text:p>
              </table:table-cell>
              <table:table-cell office:value-type="float" office:value="0.0203755855560303">
                <text:p>0.020375585556030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MacOSX_X86_64 LibreOffice_project/d54a8868f08a7b39642414cf2c8ef2f228f780cf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88cm" svg:y="0.316cm" chart:style-name="ch2">
          <text:p>Dane malejące</text:p>
        </chart:title>
        <chart:legend chart:legend-position="end" svg:x="13.11cm" svg:y="3.484cm" style:legend-expansion="high" chart:style-name="ch3"/>
        <chart:plot-area chart:style-name="ch4" table:cell-range-address="Malejące.A1:Malejące.E16" chart:data-source-has-labels="row" svg:x="1.321cm" svg:y="1.267cm" svg:width="11.469cm" svg:height="6.582cm">
          <chartooo:coordinate-region svg:x="2.651cm" svg:y="1.459cm" svg:width="9.755cm" svg:height="5.758cm"/>
          <chart:axis chart:dimension="x" chart:name="primary-x" chart:style-name="ch5">
            <chart:title svg:x="5.469cm" svg:y="8.029cm" chart:style-name="ch6">
              <text:p>Rozmiar danych [szt.]</text:p>
            </chart:title>
          </chart:axis>
          <chart:axis chart:dimension="y" chart:name="primary-y" chart:style-name="ch7">
            <chart:title svg:x="0.451cm" svg:y="6.043cm" chart:style-name="ch8">
              <text:p>Czas sortowania [s.]</text:p>
            </chart:title>
            <chart:grid chart:style-name="ch9" chart:class="major"/>
          </chart:axis>
          <chart:series chart:style-name="ch10" chart:values-cell-range-address="Malejące.B2:Malejące.B16" chart:label-cell-address="Malejące.B1:Malejące.B1" chart:class="chart:scatter">
            <chart:domain table:cell-range-address="Malejące.A2:Malejące.A16"/>
            <chart:data-point chart:repeated="15"/>
          </chart:series>
          <chart:series chart:style-name="ch11" chart:values-cell-range-address="Malejące.C2:Malejące.C16" chart:label-cell-address="Malejące.C1:Malejące.C1" chart:class="chart:scatter">
            <chart:data-point chart:repeated="15"/>
          </chart:series>
          <chart:series chart:style-name="ch12" chart:values-cell-range-address="Malejące.D2:Malejące.D16" chart:label-cell-address="Malejące.D1:Malejące.D1" chart:class="chart:scatter">
            <chart:data-point chart:repeated="15"/>
          </chart:series>
          <chart:series chart:style-name="ch13" chart:values-cell-range-address="Malejące.E2:Malejące.E16" chart:label-cell-address="Malejące.E1:Malejące.E1" chart:class="chart:scatte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lection sort</text:p>
                <draw:g>
                  <svg:desc>Malejące.B1:Malejące.B1</svg:desc>
                </draw:g>
              </table:table-cell>
              <table:table-cell office:value-type="string">
                <text:p>Merge sort</text:p>
                <draw:g>
                  <svg:desc>Malejące.C1:Malejące.C1</svg:desc>
                </draw:g>
              </table:table-cell>
              <table:table-cell office:value-type="string">
                <text:p>Insertion sort</text:p>
                <draw:g>
                  <svg:desc>Malejące.D1:Malejące.D1</svg:desc>
                </draw:g>
              </table:table-cell>
              <table:table-cell office:value-type="string">
                <text:p>Heap sort</text:p>
                <draw:g>
                  <svg:desc>Malejące.E1:Malejące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5">
                <text:p>125</text:p>
                <draw:g>
                  <svg:desc>Malejące.A2:Malejące.A16</svg:desc>
                </draw:g>
              </table:table-cell>
              <table:table-cell office:value-type="float" office:value="0.000982936223347982">
                <text:p>0.000982936223347982</text:p>
                <draw:g>
                  <svg:desc>Malejące.B2:Malejące.B16</svg:desc>
                </draw:g>
              </table:table-cell>
              <table:table-cell office:value-type="float" office:value="0.000426324208577474">
                <text:p>0.000426324208577474</text:p>
                <draw:g>
                  <svg:desc>Malejące.C2:Malejące.C16</svg:desc>
                </draw:g>
              </table:table-cell>
              <table:table-cell office:value-type="float" office:value="0.0026800791422526">
                <text:p>0.0026800791422526</text:p>
                <draw:g>
                  <svg:desc>Malejące.D2:Malejące.D16</svg:desc>
                </draw:g>
              </table:table-cell>
              <table:table-cell office:value-type="float" office:value="0.000772460301717122">
                <text:p>0.000772460301717122</text:p>
                <draw:g>
                  <svg:desc>Malejące.E2:Malejące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0.00336141586303711">
                <text:p>0.00336141586303711</text:p>
              </table:table-cell>
              <table:table-cell office:value-type="float" office:value="0.000922298431396484">
                <text:p>0.000922298431396484</text:p>
              </table:table-cell>
              <table:table-cell office:value-type="float" office:value="0.0116678714752197">
                <text:p>0.0116678714752197</text:p>
              </table:table-cell>
              <table:table-cell office:value-type="float" office:value="0.00196650822957357">
                <text:p>0.001966508229573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5">
                <text:p>375</text:p>
              </table:table-cell>
              <table:table-cell office:value-type="float" office:value="0.00777390797932943">
                <text:p>0.00777390797932943</text:p>
              </table:table-cell>
              <table:table-cell office:value-type="float" office:value="0.00155762036641439">
                <text:p>0.00155762036641439</text:p>
              </table:table-cell>
              <table:table-cell office:value-type="float" office:value="0.0272707144419352">
                <text:p>0.0272707144419352</text:p>
              </table:table-cell>
              <table:table-cell office:value-type="float" office:value="0.00313851038614909">
                <text:p>0.00313851038614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136287848154704">
                <text:p>0.0136287848154704</text:p>
              </table:table-cell>
              <table:table-cell office:value-type="float" office:value="0.00192705790201823">
                <text:p>0.00192705790201823</text:p>
              </table:table-cell>
              <table:table-cell office:value-type="float" office:value="0.0516741116841634">
                <text:p>0.0516741116841634</text:p>
              </table:table-cell>
              <table:table-cell office:value-type="float" office:value="0.00425901412963867">
                <text:p>0.004259014129638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5">
                <text:p>625</text:p>
              </table:table-cell>
              <table:table-cell office:value-type="float" office:value="0.0236580689748128">
                <text:p>0.0236580689748128</text:p>
              </table:table-cell>
              <table:table-cell office:value-type="float" office:value="0.0026642640431722">
                <text:p>0.0026642640431722</text:p>
              </table:table-cell>
              <table:table-cell office:value-type="float" office:value="0.0706362883249919">
                <text:p>0.0706362883249919</text:p>
              </table:table-cell>
              <table:table-cell office:value-type="float" office:value="0.00566277503967285">
                <text:p>0.005662775039672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">
                <text:p>750</text:p>
              </table:table-cell>
              <table:table-cell office:value-type="float" office:value="0.033118200302124">
                <text:p>0.033118200302124</text:p>
              </table:table-cell>
              <table:table-cell office:value-type="float" office:value="0.00312636693318685">
                <text:p>0.00312636693318685</text:p>
              </table:table-cell>
              <table:table-cell office:value-type="float" office:value="0.102775939305623">
                <text:p>0.102775939305623</text:p>
              </table:table-cell>
              <table:table-cell office:value-type="float" office:value="0.00689331690470378">
                <text:p>0.006893316904703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75">
                <text:p>875</text:p>
              </table:table-cell>
              <table:table-cell office:value-type="float" office:value="0.0471317609151205">
                <text:p>0.0471317609151205</text:p>
              </table:table-cell>
              <table:table-cell office:value-type="float" office:value="0.00360097885131836">
                <text:p>0.00360097885131836</text:p>
              </table:table-cell>
              <table:table-cell office:value-type="float" office:value="0.142798884709676">
                <text:p>0.142798884709676</text:p>
              </table:table-cell>
              <table:table-cell office:value-type="float" office:value="0.00821434656778972">
                <text:p>0.008214346567789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0.0676571051279704">
                <text:p>0.0676571051279704</text:p>
              </table:table-cell>
              <table:table-cell office:value-type="float" office:value="0.00418909390767415">
                <text:p>0.00418909390767415</text:p>
              </table:table-cell>
              <table:table-cell office:value-type="float" office:value="0.34002374013265">
                <text:p>0.34002374013265</text:p>
              </table:table-cell>
              <table:table-cell office:value-type="float" office:value="0.00958518981933594">
                <text:p>0.009585189819335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5">
                <text:p>1125</text:p>
              </table:table-cell>
              <table:table-cell office:value-type="float" office:value="0.0687649726867676">
                <text:p>0.0687649726867676</text:p>
              </table:table-cell>
              <table:table-cell office:value-type="float" office:value="0.00465764999389648">
                <text:p>0.00465764999389648</text:p>
              </table:table-cell>
              <table:table-cell office:value-type="float" office:value="0.307892147699992">
                <text:p>0.307892147699992</text:p>
              </table:table-cell>
              <table:table-cell office:value-type="float" office:value="0.0113407293955485">
                <text:p>0.01134072939554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0">
                <text:p>1250</text:p>
              </table:table-cell>
              <table:table-cell office:value-type="float" office:value="0.0867754141489665">
                <text:p>0.0867754141489665</text:p>
              </table:table-cell>
              <table:table-cell office:value-type="float" office:value="0.00522335370381673">
                <text:p>0.00522335370381673</text:p>
              </table:table-cell>
              <table:table-cell office:value-type="float" office:value="0.300425450007121">
                <text:p>0.300425450007121</text:p>
              </table:table-cell>
              <table:table-cell office:value-type="float" office:value="0.0125802993774414">
                <text:p>0.01258029937744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75">
                <text:p>1375</text:p>
              </table:table-cell>
              <table:table-cell office:value-type="float" office:value="0.109579865137736">
                <text:p>0.109579865137736</text:p>
              </table:table-cell>
              <table:table-cell office:value-type="float" office:value="0.0059962272644043">
                <text:p>0.0059962272644043</text:p>
              </table:table-cell>
              <table:table-cell office:value-type="float" office:value="0.368430201212565">
                <text:p>0.368430201212565</text:p>
              </table:table-cell>
              <table:table-cell office:value-type="float" office:value="0.0148600419362386">
                <text:p>0.01486004193623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0">
                <text:p>1500</text:p>
              </table:table-cell>
              <table:table-cell office:value-type="float" office:value="0.125343020757039">
                <text:p>0.125343020757039</text:p>
              </table:table-cell>
              <table:table-cell office:value-type="float" office:value="0.00646971066792806">
                <text:p>0.00646971066792806</text:p>
              </table:table-cell>
              <table:table-cell office:value-type="float" office:value="0.437788740793864">
                <text:p>0.437788740793864</text:p>
              </table:table-cell>
              <table:table-cell office:value-type="float" office:value="0.0157592137654622">
                <text:p>0.01575921376546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25">
                <text:p>1625</text:p>
              </table:table-cell>
              <table:table-cell office:value-type="float" office:value="0.148631890614827">
                <text:p>0.148631890614827</text:p>
              </table:table-cell>
              <table:table-cell office:value-type="float" office:value="0.00705288251241048">
                <text:p>0.00705288251241048</text:p>
              </table:table-cell>
              <table:table-cell office:value-type="float" office:value="0.50937614440918">
                <text:p>0.50937614440918</text:p>
              </table:table-cell>
              <table:table-cell office:value-type="float" office:value="0.0174943923950195">
                <text:p>0.0174943923950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50">
                <text:p>1750</text:p>
              </table:table-cell>
              <table:table-cell office:value-type="float" office:value="0.172413333257039">
                <text:p>0.172413333257039</text:p>
              </table:table-cell>
              <table:table-cell office:value-type="float" office:value="0.00761966705322266">
                <text:p>0.00761966705322266</text:p>
              </table:table-cell>
              <table:table-cell office:value-type="float" office:value="0.612271690368652">
                <text:p>0.612271690368652</text:p>
              </table:table-cell>
              <table:table-cell office:value-type="float" office:value="0.0185123602549235">
                <text:p>0.01851236025492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75">
                <text:p>1875</text:p>
              </table:table-cell>
              <table:table-cell office:value-type="float" office:value="0.200079091389974">
                <text:p>0.200079091389974</text:p>
              </table:table-cell>
              <table:table-cell office:value-type="float" office:value="0.00855209032694499">
                <text:p>0.00855209032694499</text:p>
              </table:table-cell>
              <table:table-cell office:value-type="float" office:value="0.686925919850667">
                <text:p>0.686925919850667</text:p>
              </table:table-cell>
              <table:table-cell office:value-type="float" office:value="0.0204389413197835">
                <text:p>0.020438941319783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MacOSX_X86_64 LibreOffice_project/d54a8868f08a7b39642414cf2c8ef2f228f780cf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91cm" svg:y="0.316cm" chart:style-name="ch2">
          <text:p>Dane losowe</text:p>
        </chart:title>
        <chart:legend chart:legend-position="end" svg:x="13.11cm" svg:y="3.484cm" style:legend-expansion="high" chart:style-name="ch3"/>
        <chart:plot-area chart:style-name="ch4" table:cell-range-address="Losowe.A1:Losowe.E16" chart:data-source-has-labels="row" svg:x="1.321cm" svg:y="1.267cm" svg:width="11.469cm" svg:height="6.582cm">
          <chartooo:coordinate-region svg:x="2.651cm" svg:y="1.459cm" svg:width="9.755cm" svg:height="5.758cm"/>
          <chart:axis chart:dimension="x" chart:name="primary-x" chart:style-name="ch5">
            <chart:title svg:x="5.559cm" svg:y="8.029cm" chart:style-name="ch6">
              <text:p>Rozmiar dnych [szt.]</text:p>
            </chart:title>
          </chart:axis>
          <chart:axis chart:dimension="y" chart:name="primary-y" chart:style-name="ch7">
            <chart:title svg:x="0.451cm" svg:y="5.93cm" chart:style-name="ch8">
              <text:p>zas sortowania [s.]</text:p>
            </chart:title>
            <chart:grid chart:style-name="ch9" chart:class="major"/>
          </chart:axis>
          <chart:series chart:style-name="ch10" chart:values-cell-range-address="Losowe.B2:Losowe.B16" chart:label-cell-address="Losowe.B1:Losowe.B1" chart:class="chart:scatter">
            <chart:domain table:cell-range-address="Losowe.A2:Losowe.A16"/>
            <chart:data-point chart:repeated="15"/>
          </chart:series>
          <chart:series chart:style-name="ch11" chart:values-cell-range-address="Losowe.C2:Losowe.C16" chart:label-cell-address="Losowe.C1:Losowe.C1" chart:class="chart:scatter">
            <chart:data-point chart:repeated="15"/>
          </chart:series>
          <chart:series chart:style-name="ch12" chart:values-cell-range-address="Losowe.D2:Losowe.D16" chart:label-cell-address="Losowe.D1:Losowe.D1" chart:class="chart:scatter">
            <chart:data-point chart:repeated="15"/>
          </chart:series>
          <chart:series chart:style-name="ch13" chart:values-cell-range-address="Losowe.E2:Losowe.E16" chart:label-cell-address="Losowe.E1:Losowe.E1" chart:class="chart:scatte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lection sort</text:p>
                <draw:g>
                  <svg:desc>Losowe.B1:Losowe.B1</svg:desc>
                </draw:g>
              </table:table-cell>
              <table:table-cell office:value-type="string">
                <text:p>Merge sort</text:p>
                <draw:g>
                  <svg:desc>Losowe.C1:Losowe.C1</svg:desc>
                </draw:g>
              </table:table-cell>
              <table:table-cell office:value-type="string">
                <text:p>Insertion sort</text:p>
                <draw:g>
                  <svg:desc>Losowe.D1:Losowe.D1</svg:desc>
                </draw:g>
              </table:table-cell>
              <table:table-cell office:value-type="string">
                <text:p>Heap sort</text:p>
                <draw:g>
                  <svg:desc>Losowe.E1:Losowe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5">
                <text:p>125</text:p>
                <draw:g>
                  <svg:desc>Losowe.A2:Losowe.A16</svg:desc>
                </draw:g>
              </table:table-cell>
              <table:table-cell office:value-type="float" office:value="0.00080262819925944">
                <text:p>0.00080262819925944</text:p>
                <draw:g>
                  <svg:desc>Losowe.B2:Losowe.B16</svg:desc>
                </draw:g>
              </table:table-cell>
              <table:table-cell office:value-type="float" office:value="0.000453964869181315">
                <text:p>0.000453964869181315</text:p>
                <draw:g>
                  <svg:desc>Losowe.C2:Losowe.C16</svg:desc>
                </draw:g>
              </table:table-cell>
              <table:table-cell office:value-type="float" office:value="0.00125099817911784">
                <text:p>0.00125099817911784</text:p>
                <draw:g>
                  <svg:desc>Losowe.D2:Losowe.D16</svg:desc>
                </draw:g>
              </table:table-cell>
              <table:table-cell office:value-type="float" office:value="0.00102705955505371">
                <text:p>0.00102705955505371</text:p>
                <draw:g>
                  <svg:desc>Losowe.E2:Losowe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0.00306202570597331">
                <text:p>0.00306202570597331</text:p>
              </table:table-cell>
              <table:table-cell office:value-type="float" office:value="0.0010136604309082">
                <text:p>0.0010136604309082</text:p>
              </table:table-cell>
              <table:table-cell office:value-type="float" office:value="0.00521035194396973">
                <text:p>0.00521035194396973</text:p>
              </table:table-cell>
              <table:table-cell office:value-type="float" office:value="0.00196754137674967">
                <text:p>0.001967541376749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5">
                <text:p>375</text:p>
              </table:table-cell>
              <table:table-cell office:value-type="float" office:value="0.00675740242004395">
                <text:p>0.00675740242004395</text:p>
              </table:table-cell>
              <table:table-cell office:value-type="float" office:value="0.00155949592590332">
                <text:p>0.00155949592590332</text:p>
              </table:table-cell>
              <table:table-cell office:value-type="float" office:value="0.0118751525878906">
                <text:p>0.0118751525878906</text:p>
              </table:table-cell>
              <table:table-cell office:value-type="float" office:value="0.00315601030985514">
                <text:p>0.003156010309855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119959513346354">
                <text:p>0.0119959513346354</text:p>
              </table:table-cell>
              <table:table-cell office:value-type="float" office:value="0.0021332581837972">
                <text:p>0.0021332581837972</text:p>
              </table:table-cell>
              <table:table-cell office:value-type="float" office:value="0.0220699628194173">
                <text:p>0.0220699628194173</text:p>
              </table:table-cell>
              <table:table-cell office:value-type="float" office:value="0.00454967816670736">
                <text:p>0.00454967816670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5">
                <text:p>625</text:p>
              </table:table-cell>
              <table:table-cell office:value-type="float" office:value="0.018958314259847">
                <text:p>0.018958314259847</text:p>
              </table:table-cell>
              <table:table-cell office:value-type="float" office:value="0.00285998980204264">
                <text:p>0.00285998980204264</text:p>
              </table:table-cell>
              <table:table-cell office:value-type="float" office:value="0.0361899534861247">
                <text:p>0.0361899534861247</text:p>
              </table:table-cell>
              <table:table-cell office:value-type="float" office:value="0.00624519983927409">
                <text:p>0.006245199839274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">
                <text:p>750</text:p>
              </table:table-cell>
              <table:table-cell office:value-type="float" office:value="0.0264902273813883">
                <text:p>0.0264902273813883</text:p>
              </table:table-cell>
              <table:table-cell office:value-type="float" office:value="0.00354088147481282">
                <text:p>0.00354088147481282</text:p>
              </table:table-cell>
              <table:table-cell office:value-type="float" office:value="0.0532981713612874">
                <text:p>0.0532981713612874</text:p>
              </table:table-cell>
              <table:table-cell office:value-type="float" office:value="0.00753270785013835">
                <text:p>0.007532707850138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75">
                <text:p>875</text:p>
              </table:table-cell>
              <table:table-cell office:value-type="float" office:value="0.0363889853159587">
                <text:p>0.0363889853159587</text:p>
              </table:table-cell>
              <table:table-cell office:value-type="float" office:value="0.0040652592976888">
                <text:p>0.0040652592976888</text:p>
              </table:table-cell>
              <table:table-cell office:value-type="float" office:value="0.0745257218678792">
                <text:p>0.0745257218678792</text:p>
              </table:table-cell>
              <table:table-cell office:value-type="float" office:value="0.00917641321818034">
                <text:p>0.009176413218180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0.0473005135854085">
                <text:p>0.0473005135854085</text:p>
              </table:table-cell>
              <table:table-cell office:value-type="float" office:value="0.0045354684193929">
                <text:p>0.0045354684193929</text:p>
              </table:table-cell>
              <table:table-cell office:value-type="float" office:value="0.0936741987864177">
                <text:p>0.0936741987864177</text:p>
              </table:table-cell>
              <table:table-cell office:value-type="float" office:value="0.0106255372365316">
                <text:p>0.01062553723653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5">
                <text:p>1125</text:p>
              </table:table-cell>
              <table:table-cell office:value-type="float" office:value="0.0624478816986084">
                <text:p>0.0624478816986084</text:p>
              </table:table-cell>
              <table:table-cell office:value-type="float" office:value="0.00544039408365886">
                <text:p>0.00544039408365886</text:p>
              </table:table-cell>
              <table:table-cell office:value-type="float" office:value="0.122728872299194">
                <text:p>0.122728872299194</text:p>
              </table:table-cell>
              <table:table-cell office:value-type="float" office:value="0.0126519997914632">
                <text:p>0.01265199979146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0">
                <text:p>1250</text:p>
              </table:table-cell>
              <table:table-cell office:value-type="float" office:value="0.0792373021443685">
                <text:p>0.0792373021443685</text:p>
              </table:table-cell>
              <table:table-cell office:value-type="float" office:value="0.00632410049438477">
                <text:p>0.00632410049438477</text:p>
              </table:table-cell>
              <table:table-cell office:value-type="float" office:value="0.153486712773641">
                <text:p>0.153486712773641</text:p>
              </table:table-cell>
              <table:table-cell office:value-type="float" office:value="0.0133312384287516">
                <text:p>0.01333123842875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75">
                <text:p>1375</text:p>
              </table:table-cell>
              <table:table-cell office:value-type="float" office:value="0.0944426536560059">
                <text:p>0.0944426536560059</text:p>
              </table:table-cell>
              <table:table-cell office:value-type="float" office:value="0.00703838666280111">
                <text:p>0.00703838666280111</text:p>
              </table:table-cell>
              <table:table-cell office:value-type="float" office:value="0.185104401906331">
                <text:p>0.185104401906331</text:p>
              </table:table-cell>
              <table:table-cell office:value-type="float" office:value="0.015269406636556">
                <text:p>0.015269406636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0">
                <text:p>1500</text:p>
              </table:table-cell>
              <table:table-cell office:value-type="float" office:value="0.112534062067668">
                <text:p>0.112534062067668</text:p>
              </table:table-cell>
              <table:table-cell office:value-type="float" office:value="0.00743004480997721">
                <text:p>0.00743004480997721</text:p>
              </table:table-cell>
              <table:table-cell office:value-type="float" office:value="0.222940762837728">
                <text:p>0.222940762837728</text:p>
              </table:table-cell>
              <table:table-cell office:value-type="float" office:value="0.017095422744751">
                <text:p>0.0170954227447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25">
                <text:p>1625</text:p>
              </table:table-cell>
              <table:table-cell office:value-type="float" office:value="0.129944022496541">
                <text:p>0.129944022496541</text:p>
              </table:table-cell>
              <table:table-cell office:value-type="float" office:value="0.00807196299235026">
                <text:p>0.00807196299235026</text:p>
              </table:table-cell>
              <table:table-cell office:value-type="float" office:value="0.264086167017619">
                <text:p>0.264086167017619</text:p>
              </table:table-cell>
              <table:table-cell office:value-type="float" office:value="0.0186988194783529">
                <text:p>0.01869881947835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50">
                <text:p>1750</text:p>
              </table:table-cell>
              <table:table-cell office:value-type="float" office:value="0.151663589477539">
                <text:p>0.151663589477539</text:p>
              </table:table-cell>
              <table:table-cell office:value-type="float" office:value="0.00877828598022461">
                <text:p>0.00877828598022461</text:p>
              </table:table-cell>
              <table:table-cell office:value-type="float" office:value="0.307438596089681">
                <text:p>0.307438596089681</text:p>
              </table:table-cell>
              <table:table-cell office:value-type="float" office:value="0.0204047838846842">
                <text:p>0.02040478388468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75">
                <text:p>1875</text:p>
              </table:table-cell>
              <table:table-cell office:value-type="float" office:value="0.173898919423421">
                <text:p>0.173898919423421</text:p>
              </table:table-cell>
              <table:table-cell office:value-type="float" office:value="0.00929673512776693">
                <text:p>0.00929673512776693</text:p>
              </table:table-cell>
              <table:table-cell office:value-type="float" office:value="0.352970854441325">
                <text:p>0.352970854441325</text:p>
              </table:table-cell>
              <table:table-cell office:value-type="float" office:value="0.0221883138020833">
                <text:p>0.02218831380208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MacOSX_X86_64 LibreOffice_project/d54a8868f08a7b39642414cf2c8ef2f228f780cf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08cm" svg:y="0.316cm" chart:style-name="ch2">
          <text:p>Dane v-kształtne</text:p>
        </chart:title>
        <chart:legend chart:legend-position="end" svg:x="13.11cm" svg:y="3.484cm" style:legend-expansion="high" chart:style-name="ch3"/>
        <chart:plot-area chart:style-name="ch4" table:cell-range-address="'v-kształtne'.A1:'v-kształtne'.E16" chart:data-source-has-labels="row" svg:x="1.321cm" svg:y="1.267cm" svg:width="11.469cm" svg:height="6.582cm">
          <chartooo:coordinate-region svg:x="2.651cm" svg:y="1.459cm" svg:width="9.755cm" svg:height="5.758cm"/>
          <chart:axis chart:dimension="x" chart:name="primary-x" chart:style-name="ch5">
            <chart:title svg:x="5.469cm" svg:y="8.029cm" chart:style-name="ch6">
              <text:p>Rozmiar danych [szt.]</text:p>
            </chart:title>
          </chart:axis>
          <chart:axis chart:dimension="y" chart:name="primary-y" chart:style-name="ch7">
            <chart:title svg:x="0.451cm" svg:y="6.043cm" chart:style-name="ch8">
              <text:p>Czas sortowania [s.]</text:p>
            </chart:title>
            <chart:grid chart:style-name="ch9" chart:class="major"/>
          </chart:axis>
          <chart:series chart:style-name="ch10" chart:values-cell-range-address="'v-kształtne'.B2:'v-kształtne'.B16" chart:label-cell-address="'v-kształtne'.B1:'v-kształtne'.B1" chart:class="chart:scatter">
            <chart:domain table:cell-range-address="'v-kształtne'.A2:'v-kształtne'.A16"/>
            <chart:data-point chart:repeated="15"/>
          </chart:series>
          <chart:series chart:style-name="ch11" chart:values-cell-range-address="'v-kształtne'.C2:'v-kształtne'.C16" chart:label-cell-address="'v-kształtne'.C1:'v-kształtne'.C1" chart:class="chart:scatter">
            <chart:data-point chart:repeated="15"/>
          </chart:series>
          <chart:series chart:style-name="ch12" chart:values-cell-range-address="'v-kształtne'.D2:'v-kształtne'.D16" chart:label-cell-address="'v-kształtne'.D1:'v-kształtne'.D1" chart:class="chart:scatter">
            <chart:data-point chart:repeated="15"/>
          </chart:series>
          <chart:series chart:style-name="ch13" chart:values-cell-range-address="'v-kształtne'.E2:'v-kształtne'.E16" chart:label-cell-address="'v-kształtne'.E1:'v-kształtne'.E1" chart:class="chart:scatte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lection sort</text:p>
                <draw:g>
                  <svg:desc>'v-kształtne'.B1:'v-kształtne'.B1</svg:desc>
                </draw:g>
              </table:table-cell>
              <table:table-cell office:value-type="string">
                <text:p>Merge sort</text:p>
                <draw:g>
                  <svg:desc>'v-kształtne'.C1:'v-kształtne'.C1</svg:desc>
                </draw:g>
              </table:table-cell>
              <table:table-cell office:value-type="string">
                <text:p>Insertion sort</text:p>
                <draw:g>
                  <svg:desc>'v-kształtne'.D1:'v-kształtne'.D1</svg:desc>
                </draw:g>
              </table:table-cell>
              <table:table-cell office:value-type="string">
                <text:p>Heap sort</text:p>
                <draw:g>
                  <svg:desc>'v-kształtne'.E1:'v-kształtne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5">
                <text:p>125</text:p>
                <draw:g>
                  <svg:desc>'v-kształtne'.A2:'v-kształtne'.A16</svg:desc>
                </draw:g>
              </table:table-cell>
              <table:table-cell office:value-type="float" office:value="0.000828329722086589">
                <text:p>0.000828329722086589</text:p>
                <draw:g>
                  <svg:desc>'v-kształtne'.B2:'v-kształtne'.B16</svg:desc>
                </draw:g>
              </table:table-cell>
              <table:table-cell office:value-type="float" office:value="0.000443601608276367">
                <text:p>0.000443601608276367</text:p>
                <draw:g>
                  <svg:desc>'v-kształtne'.C2:'v-kształtne'.C16</svg:desc>
                </draw:g>
              </table:table-cell>
              <table:table-cell office:value-type="float" office:value="0.00129373868306478">
                <text:p>0.00129373868306478</text:p>
                <draw:g>
                  <svg:desc>'v-kształtne'.D2:'v-kształtne'.D16</svg:desc>
                </draw:g>
              </table:table-cell>
              <table:table-cell office:value-type="float" office:value="0.000796937942504883">
                <text:p>0.000796937942504883</text:p>
                <draw:g>
                  <svg:desc>'v-kształtne'.E2:'v-kształtne'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0.00283943812052409">
                <text:p>0.00283943812052409</text:p>
              </table:table-cell>
              <table:table-cell office:value-type="float" office:value="0.000971523920694987">
                <text:p>0.000971523920694987</text:p>
              </table:table-cell>
              <table:table-cell office:value-type="float" office:value="0.00515748659769694">
                <text:p>0.00515748659769694</text:p>
              </table:table-cell>
              <table:table-cell office:value-type="float" office:value="0.00192991892496745">
                <text:p>0.001929918924967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5">
                <text:p>375</text:p>
              </table:table-cell>
              <table:table-cell office:value-type="float" office:value="0.0065364678700765">
                <text:p>0.0065364678700765</text:p>
              </table:table-cell>
              <table:table-cell office:value-type="float" office:value="0.00148960749308268">
                <text:p>0.00148960749308268</text:p>
              </table:table-cell>
              <table:table-cell office:value-type="float" office:value="0.0116976579030355">
                <text:p>0.0116976579030355</text:p>
              </table:table-cell>
              <table:table-cell office:value-type="float" office:value="0.00314329465230306">
                <text:p>0.00314329465230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117774168650309">
                <text:p>0.0117774168650309</text:p>
              </table:table-cell>
              <table:table-cell office:value-type="float" office:value="0.00199777285257975">
                <text:p>0.00199777285257975</text:p>
              </table:table-cell>
              <table:table-cell office:value-type="float" office:value="0.0222758452097575">
                <text:p>0.0222758452097575</text:p>
              </table:table-cell>
              <table:table-cell office:value-type="float" office:value="0.00456072489420573">
                <text:p>0.004560724894205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5">
                <text:p>625</text:p>
              </table:table-cell>
              <table:table-cell office:value-type="float" office:value="0.0190424760182699">
                <text:p>0.0190424760182699</text:p>
              </table:table-cell>
              <table:table-cell office:value-type="float" office:value="0.00266749064127604">
                <text:p>0.00266749064127604</text:p>
              </table:table-cell>
              <table:table-cell office:value-type="float" office:value="0.0339879194895426">
                <text:p>0.0339879194895426</text:p>
              </table:table-cell>
              <table:table-cell office:value-type="float" office:value="0.00553903579711914">
                <text:p>0.005539035797119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">
                <text:p>750</text:p>
              </table:table-cell>
              <table:table-cell office:value-type="float" office:value="0.0272517522176107">
                <text:p>0.0272517522176107</text:p>
              </table:table-cell>
              <table:table-cell office:value-type="float" office:value="0.0032158374786377">
                <text:p>0.0032158374786377</text:p>
              </table:table-cell>
              <table:table-cell office:value-type="float" office:value="0.0495157559712728">
                <text:p>0.0495157559712728</text:p>
              </table:table-cell>
              <table:table-cell office:value-type="float" office:value="0.00702126820882161">
                <text:p>0.007021268208821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75">
                <text:p>875</text:p>
              </table:table-cell>
              <table:table-cell office:value-type="float" office:value="0.0367395242055257">
                <text:p>0.0367395242055257</text:p>
              </table:table-cell>
              <table:table-cell office:value-type="float" office:value="0.00382493336995443">
                <text:p>0.00382493336995443</text:p>
              </table:table-cell>
              <table:table-cell office:value-type="float" office:value="0.0693027496337891">
                <text:p>0.0693027496337891</text:p>
              </table:table-cell>
              <table:table-cell office:value-type="float" office:value="0.00876903533935547">
                <text:p>0.008769035339355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0.0503832817077637">
                <text:p>0.0503832817077637</text:p>
              </table:table-cell>
              <table:table-cell office:value-type="float" office:value="0.0044986883799235">
                <text:p>0.0044986883799235</text:p>
              </table:table-cell>
              <table:table-cell office:value-type="float" office:value="0.0937912940979004">
                <text:p>0.0937912940979004</text:p>
              </table:table-cell>
              <table:table-cell office:value-type="float" office:value="0.010122013092041">
                <text:p>0.0101220130920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5">
                <text:p>1125</text:p>
              </table:table-cell>
              <table:table-cell office:value-type="float" office:value="0.0620419184366862">
                <text:p>0.0620419184366862</text:p>
              </table:table-cell>
              <table:table-cell office:value-type="float" office:value="0.00501999855041504">
                <text:p>0.00501999855041504</text:p>
              </table:table-cell>
              <table:table-cell office:value-type="float" office:value="0.119911289215088">
                <text:p>0.119911289215088</text:p>
              </table:table-cell>
              <table:table-cell office:value-type="float" office:value="0.0114559650421143">
                <text:p>0.01145596504211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0">
                <text:p>1250</text:p>
              </table:table-cell>
              <table:table-cell office:value-type="float" office:value="0.0751962184906006">
                <text:p>0.0751962184906006</text:p>
              </table:table-cell>
              <table:table-cell office:value-type="float" office:value="0.00536403656005859">
                <text:p>0.00536403656005859</text:p>
              </table:table-cell>
              <table:table-cell office:value-type="float" office:value="0.146642939249674">
                <text:p>0.146642939249674</text:p>
              </table:table-cell>
              <table:table-cell office:value-type="float" office:value="0.0126192251841227">
                <text:p>0.01261922518412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75">
                <text:p>1375</text:p>
              </table:table-cell>
              <table:table-cell office:value-type="float" office:value="0.0904064814249674">
                <text:p>0.0904064814249674</text:p>
              </table:table-cell>
              <table:table-cell office:value-type="float" office:value="0.0061833381652832">
                <text:p>0.0061833381652832</text:p>
              </table:table-cell>
              <table:table-cell office:value-type="float" office:value="0.178490479787191">
                <text:p>0.178490479787191</text:p>
              </table:table-cell>
              <table:table-cell office:value-type="float" office:value="0.0140804290771484">
                <text:p>0.01408042907714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0">
                <text:p>1500</text:p>
              </table:table-cell>
              <table:table-cell office:value-type="float" office:value="0.108165009816488">
                <text:p>0.108165009816488</text:p>
              </table:table-cell>
              <table:table-cell office:value-type="float" office:value="0.0068083922068278">
                <text:p>0.0068083922068278</text:p>
              </table:table-cell>
              <table:table-cell office:value-type="float" office:value="0.214462518692017">
                <text:p>0.214462518692017</text:p>
              </table:table-cell>
              <table:table-cell office:value-type="float" office:value="0.0162712256113688">
                <text:p>0.01627122561136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25">
                <text:p>1625</text:p>
              </table:table-cell>
              <table:table-cell office:value-type="float" office:value="0.127179336547852">
                <text:p>0.127179336547852</text:p>
              </table:table-cell>
              <table:table-cell office:value-type="float" office:value="0.00748833020528158">
                <text:p>0.00748833020528158</text:p>
              </table:table-cell>
              <table:table-cell office:value-type="float" office:value="0.252073113123576">
                <text:p>0.252073113123576</text:p>
              </table:table-cell>
              <table:table-cell office:value-type="float" office:value="0.0175188382466634">
                <text:p>0.01751883824666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50">
                <text:p>1750</text:p>
              </table:table-cell>
              <table:table-cell office:value-type="float" office:value="0.146683994928996">
                <text:p>0.146683994928996</text:p>
              </table:table-cell>
              <table:table-cell office:value-type="float" office:value="0.00772500038146973">
                <text:p>0.00772500038146973</text:p>
              </table:table-cell>
              <table:table-cell office:value-type="float" office:value="0.295413668950399">
                <text:p>0.295413668950399</text:p>
              </table:table-cell>
              <table:table-cell office:value-type="float" office:value="0.0198443412780762">
                <text:p>0.01984434127807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75">
                <text:p>1875</text:p>
              </table:table-cell>
              <table:table-cell office:value-type="float" office:value="0.174875418345133">
                <text:p>0.174875418345133</text:p>
              </table:table-cell>
              <table:table-cell office:value-type="float" office:value="0.00836939811706543">
                <text:p>0.00836939811706543</text:p>
              </table:table-cell>
              <table:table-cell office:value-type="float" office:value="0.491588020324707">
                <text:p>0.491588020324707</text:p>
              </table:table-cell>
              <table:table-cell office:value-type="float" office:value="0.0210458596547445">
                <text:p>0.021045859654744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MacOSX_X86_64 LibreOffice_project/d54a8868f08a7b39642414cf2c8ef2f228f780cf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